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9.89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96.24pt"/>
    </style:style>
    <style:style style:name="co5" style:family="table-column">
      <style:table-column-properties fo:break-before="auto" style:column-width="95.84pt"/>
    </style:style>
    <style:style style:name="co6" style:family="table-column">
      <style:table-column-properties fo:break-before="auto" style:column-width="113.81pt"/>
    </style:style>
    <style:style style:name="co7" style:family="table-column">
      <style:table-column-properties fo:break-before="auto" style:column-width="187.31pt"/>
    </style:style>
    <style:style style:name="co8" style:family="table-column">
      <style:table-column-properties fo:break-before="auto" style:column-width="301.69pt"/>
    </style:style>
    <style:style style:name="co9" style:family="table-column">
      <style:table-column-properties fo:break-before="auto" style:column-width="118.86pt"/>
    </style:style>
    <style:style style:name="co10" style:family="table-column">
      <style:table-column-properties fo:break-before="auto" style:column-width="136.8pt"/>
    </style:style>
    <style:style style:name="co11" style:family="table-column">
      <style:table-column-properties fo:break-before="auto" style:column-width="123.36pt"/>
    </style:style>
    <style:style style:name="co12" style:family="table-column">
      <style:table-column-properties fo:break-before="auto" style:column-width="130.11pt"/>
    </style:style>
    <style:style style:name="co13" style:family="table-column">
      <style:table-column-properties fo:break-before="auto" style:column-width="171.01pt"/>
    </style:style>
    <style:style style:name="co14" style:family="table-column">
      <style:table-column-properties fo:break-before="auto" style:column-width="165.4pt"/>
    </style:style>
    <style:style style:name="co15" style:family="table-column">
      <style:table-column-properties fo:break-before="auto" style:column-width="109.36pt"/>
    </style:style>
    <style:style style:name="co16" style:family="table-column">
      <style:table-column-properties fo:break-before="auto" style:column-width="122.26pt"/>
    </style:style>
    <style:style style:name="co17" style:family="table-column">
      <style:table-column-properties fo:break-before="auto" style:column-width="128.41pt"/>
    </style:style>
    <style:style style:name="co18" style:family="table-column">
      <style:table-column-properties fo:break-before="auto" style:column-width="94.76pt"/>
    </style:style>
    <style:style style:name="co19" style:family="table-column">
      <style:table-column-properties fo:break-before="auto" style:column-width="119.99pt"/>
    </style:style>
    <style:style style:name="co20" style:family="table-column">
      <style:table-column-properties fo:break-before="auto" style:column-width="112.14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117.21pt"/>
    </style:style>
    <style:style style:name="co23" style:family="table-column">
      <style:table-column-properties fo:break-before="auto" style:column-width="77.36pt"/>
    </style:style>
    <style:style style:name="co24" style:family="table-column">
      <style:table-column-properties fo:break-before="auto" style:column-width="122.8pt"/>
    </style:style>
    <style:style style:name="co25" style:family="table-column">
      <style:table-column-properties fo:break-before="auto" style:column-width="144.65pt"/>
    </style:style>
    <style:style style:name="co26" style:family="table-column">
      <style:table-column-properties fo:break-before="auto" style:column-width="131.75pt"/>
    </style:style>
    <style:style style:name="ro1" style:family="table-row">
      <style:table-row-properties style:row-height="37.7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63.3pt" fo:break-before="auto" style:use-optimal-row-height="false"/>
    </style:style>
    <style:style style:name="ro4" style:family="table-row">
      <style:table-row-properties style:row-height="114.41pt" fo:break-before="auto" style:use-optimal-row-height="true"/>
    </style:style>
    <style:style style:name="ro5" style:family="table-row">
      <style:table-row-properties style:row-height="53.29pt" fo:break-before="auto" style:use-optimal-row-height="fals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52.75pt" fo:break-before="auto" style:use-optimal-row-height="false"/>
    </style:style>
    <style:style style:name="ro8" style:family="table-row">
      <style:table-row-properties style:row-height="24.01pt" fo:break-before="auto" style:use-optimal-row-height="true"/>
    </style:style>
    <style:style style:name="ro9" style:family="table-row">
      <style:table-row-properties style:row-height="46.66pt" fo:break-before="auto" style:use-optimal-row-height="true"/>
    </style:style>
    <style:style style:name="ro10" style:family="table-row">
      <style:table-row-properties style:row-height="68.85pt" fo:break-before="auto" style:use-optimal-row-height="true"/>
    </style:style>
    <style:style style:name="ro11" style:family="table-row">
      <style:table-row-properties style:row-height="68.85pt" fo:break-before="auto" style:use-optimal-row-height="false"/>
    </style:style>
    <style:style style:name="ro12" style:family="table-row">
      <style:table-row-properties style:row-height="1154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DejaVu Sans Mono" fo:font-size="13pt" fo:language="en" fo:country="US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weight-asian="normal" style:font-size-complex="13pt" style:language-complex="en" style:country-complex="US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1"/>
    <style:style style:name="ce3" style:family="table-cell" style:parent-style-name="Default">
      <style:table-cell-properties fo:wrap-option="wrap" style:vertical-align="middle"/>
      <style:text-properties fo:color="#ff0000"/>
    </style:style>
    <style:style style:name="ce4" style:family="table-cell" style:parent-style-name="Default" style:data-style-name="N122"/>
    <style:style style:name="ce5" style:family="table-cell" style:parent-style-name="Default">
      <style:text-properties fo:color="#ff3333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/>
      <style:text-properties fo:color="#ff3333"/>
    </style:style>
    <style:style style:name="ce9" style:family="table-cell" style:parent-style-name="Default" style:data-style-name="N123"/>
    <style:style style:name="T1" style:family="text">
      <style:text-properties fo:font-size="13pt" style:font-style-complex="normal" style:font-style-asian="normal" style:font-weight-complex="normal" style:font-weight-asian="normal" style:font-size-complex="13pt" style:font-size-asian="13pt" style:font-name-complex="DejaVu Sans Mono" style:font-name-asian="DejaVu Sans Mono" fo:font-style="normal" fo:font-weight="normal" style:font-name="DejaVu Sans Mono"/>
    </style:style>
    <style:style style:name="T2" style:family="text">
      <style:text-properties fo:font-size="13pt" style:font-weight-complex="normal" style:font-weight-asian="normal" style:font-size-complex="13pt" style:font-size-asian="13pt" style:font-name-complex="DejaVu Sans Mono" style:font-name-asian="DejaVu Sans Mono" fo:font-weight="normal" style:font-name="DejaVu Sans Mono" fo:font-style="italic" style:font-style-asian="italic" style:font-style-complex="italic"/>
    </style:style>
    <style:style style:name="T3" style:family="text">
      <style:text-properties fo:font-size="13pt" style:font-weight-complex="normal" style:font-weight-asian="normal" style:font-size-complex="13pt" style:font-size-asian="13pt" style:font-name-complex="DejaVu Sans Mono" style:font-name-asian="DejaVu Sans Mono" fo:font-weight="normal" style:font-name="DejaVu Sans Mono" fo:font-style="normal" style:font-style-asian="normal" style:font-style-complex="normal"/>
    </style:style>
  </office:automatic-styles>
  <office:body>
    <office:spreadsheet>
      <table:calculation-settings table:automatic-find-labels="false"/>
      <table:table table:name="exp 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3"/>
          <table:table-cell table:style-name="ce3" office:value-type="string" calcext:value-type="string">
            <text:p>Set-down doesn’t have own step counter,sub-goal ends when episodes timeout reached: Wrong</text:p>
          </table:table-cell>
        </table:table-row>
        <table:table-row table:style-name="ro2">
          <table:table-cell office:value-type="string" calcext:value-type="string">
            <text:p>alpha</text:p>
          </table:table-cell>
          <table:table-cell table:style-name="ce2" office:value-type="float" office:value="0.01" calcext:value-type="float">
            <text:p>1.00E-0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 episodes</text:p>
          </table:table-cell>
          <table:table-cell office:value-type="float" office:value="5700" calcext:value-type="float">
            <text:p>57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 steps</text:p>
          </table:table-cell>
          <table:table-cell office:value-type="string" calcext:value-type="string">
            <text:p>1.1mill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ffer size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tch size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rget update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 burn in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nel steps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psi start</text:p>
          </table:table-cell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psi end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ing epsi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nit barge ct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it hoist len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imit decay</text:p>
          </table:table-cell>
          <table:table-cell office:value-type="float" office:value="0.993" calcext:value-type="float">
            <text:p>0.99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imit min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ps timeout</text:p>
          </table:table-cell>
          <table:table-cell office:value-type="string" calcext:value-type="string">
            <text:p>200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oal timeout</text:p>
          </table:table-cell>
          <table:table-cell office:value-type="string" calcext:value-type="string">
            <text:p>200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bs len</text:p>
          </table:table-cell>
          <table:table-cell office:value-type="string" calcext:value-type="string">
            <text:p>0.2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ed len</text:p>
          </table:table-cell>
          <table:table-cell office:value-type="string" calcext:value-type="string">
            <text:p>5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s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p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 act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6/30 to 6/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 goa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sd 1,2,3s, following 1,2,3, set-dow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timizer</text:p>
          </table:table-cell>
          <table:table-cell office:value-type="string" calcext:value-type="string">
            <text:p>sg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lp</text:p>
          </table:table-cell>
          <table:table-cell office:value-type="string" calcext:value-type="string">
            <text:p>500, sigmoid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reward function: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<text:span text:style-name="T1">def get_intrinsic_reward(self):</text:span><text:span text:style-name="T2">"""intrinsic step reward of controller on gamesfull-speed-down; following; set-down"""</text:span><text:span text:style-name="T3">reward = 0goal_int = self.goal_int()if self.intp_goal():if goal_int &lt; self.num_survival_modes:# full-speed down gameif not self.goal_completed:reward = min(0.5 * 1 / np.abs(self.cur_d_sb), 10)if self.goal_over:reward = -100else:# following gameif not self.goal_completed:reward = min(0.1 * 2 / np.abs(self.cur_d_sb - self.cur_d_blimit), 10)if self.goal_over:reward = -100else:# set-down gameif self.goal_completed:vel = (self.prev_d_sb - self.cur_d_sb) / self.dtif 0 &lt; vel &lt; 0.5:  # good onereward = 10 * 1 / velself.final_imp_vel = vel# if vel &lt; 0.2:# self.plot(show_motion=True)else:reward = -30if self.goal_over:reward = -100return reward</text:span></text:p>
          </table:table-cell>
          <table:table-cell table:number-columns-repeated="5"/>
        </table:table-row>
      </table:table>
      <table:table table:name="exp2" table:style-name="ta1">
        <table:table-column table:style-name="co5" table:default-cell-style-name="Default"/>
        <table:table-column table:style-name="co3" table:number-columns-repeated="2" table:default-cell-style-name="Default"/>
        <table:table-row table:style-name="ro4">
          <table:table-cell office:value-type="string" calcext:value-type="string">
            <text:p>parameters</text:p>
          </table:table-cell>
          <table:table-cell/>
          <table:table-cell table:style-name="ce3" office:value-type="string" calcext:value-type="string">
            <text:p>Set-down doesn’t have own step counter,sub-goal ends when episodes timeout reached: Wrong</text:p>
          </table:table-cell>
        </table:table-row>
        <table:table-row table:style-name="ro2">
          <table:table-cell office:value-type="string" calcext:value-type="string">
            <text:p>same as exp1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Train on exp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pisodes</text:p>
          </table:table-cell>
          <table:table-cell office:value-type="float" office:value="10000" calcext:value-type="float">
            <text:p>10000</text:p>
          </table:table-cell>
          <table:table-cell/>
        </table:table-row>
      </table:table>
      <table:table table:name="exp3" table:style-name="ta1">
        <table:table-column table:style-name="co3" table:number-columns-repeated="4" table:default-cell-style-name="Default"/>
        <table:table-row table:style-name="ro4">
          <table:table-cell office:value-type="string" calcext:value-type="string">
            <text:p>keep training on exp2</text:p>
          </table:table-cell>
          <table:table-cell table:number-columns-repeated="2"/>
          <table:table-cell table:style-name="ce3" office:value-type="string" calcext:value-type="string">
            <text:p>Set-down doesn’t have own step counter,sub-goal ends when episodes timeout reached: Wrong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lpha</text:p>
          </table:table-cell>
          <table:table-cell table:style-name="ce2" office:value-type="float" office:value="0.0005" calcext:value-type="float">
            <text:p>5.00E-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pisode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</table:table>
      <table:table table:name="exp4" table:style-name="ta1">
        <table:table-column table:style-name="co3" table:number-columns-repeated="7" table:default-cell-style-name="Default"/>
        <table:table-column table:style-name="co6" table:default-cell-style-name="ce4"/>
        <table:table-column table:style-name="co3" table:number-columns-repeated="6" table:default-cell-style-name="Default"/>
        <table:table-column table:style-name="co7" table:default-cell-style-name="Default"/>
        <table:table-row table:style-name="ro5">
          <table:table-cell office:value-type="string" calcext:value-type="string">
            <text:p>train on exp3</text:p>
          </table:table-cell>
          <table:table-cell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12565182781399" calcext:value-type="float">
            <text:p>0.51256518278139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3" office:value-type="string" calcext:value-type="string">
            <text:p>Set-down doesn’t have own step counter,sub-goal ends when episodes timeout reached: Wrong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53673936341856" calcext:value-type="float">
            <text:p>0.35367393634185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6081556675504" calcext:value-type="float">
            <text:p>0.4608155667550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8" calcext:value-type="float">
            <text:p>-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27080549921897" calcext:value-type="float">
            <text:p>0.42708054992189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5388879850955" calcext:value-type="float">
            <text:p>0.07538887985095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2.645557538063" calcext:value-type="float">
            <text:p>192.645557538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36546910890254" calcext:value-type="float">
            <text:p>0.33654691089025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1812898016901" calcext:value-type="float">
            <text:p>0.25181289801690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5.7120245974407" calcext:value-type="float">
            <text:p>95.712024597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72459472606746" calcext:value-type="float">
            <text:p>0.47245947260674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29063795782458" calcext:value-type="float">
            <text:p>0.3290637957824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92242283927926" calcext:value-type="float">
            <text:p>0.39224228392792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1" calcext:value-type="float">
            <text:p>-1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30551580519112" calcext:value-type="float">
            <text:p>0.33055158051911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45053875946562" calcext:value-type="float">
            <text:p>0.34505387594656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35550895110355" calcext:value-type="float">
            <text:p>0.43555089511035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48794187943122" calcext:value-type="float">
            <text:p>0.34879418794312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7381049782786" calcext:value-type="float">
            <text:p>0.2738104978278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8.5216092126856" calcext:value-type="float">
            <text:p>98.521609212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1105068448955" calcext:value-type="float">
            <text:p>0.22110506844895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4.227366654911" calcext:value-type="float">
            <text:p>114.227366654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753939862876711" calcext:value-type="float">
            <text:p>0.75393986287671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23691277595253" calcext:value-type="float">
            <text:p>0.52369127759525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79773061626738" calcext:value-type="float">
            <text:p>0.27977306162673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2.7432554151393" calcext:value-type="float">
            <text:p>52.743255415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2707988733492" calcext:value-type="float">
            <text:p>0.37270798873349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8462242967582" calcext:value-type="float">
            <text:p>0.16846224296758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9.360482348109" calcext:value-type="float">
            <text:p>109.360482348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0583652951917" calcext:value-type="float">
            <text:p>0.19058365295191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0.470397356288" calcext:value-type="float">
            <text:p>110.470397356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10532221637194" calcext:value-type="float">
            <text:p>0.31053222163719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9475672377856" calcext:value-type="float">
            <text:p>0.37947567237785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2770355928468" calcext:value-type="float">
            <text:p>0.4277035592846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6997440476617" calcext:value-type="float">
            <text:p>0.24699744047661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3.486249495961" calcext:value-type="float">
            <text:p>103.48624949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8867286509747" calcext:value-type="float">
            <text:p>0.19886728650974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1.284791307342" calcext:value-type="float">
            <text:p>101.284791307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21765715298699" calcext:value-type="float">
            <text:p>0.52176571529869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71571563459467" calcext:value-type="float">
            <text:p>0.27157156345946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0.8227065920049" calcext:value-type="float">
            <text:p>90.82270659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7387543658597" calcext:value-type="float">
            <text:p>0.24738754365859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0.422407095" calcext:value-type="float">
            <text:p>110.42240709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46193858891524" calcext:value-type="float">
            <text:p>0.14619385889152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4.402326033545" calcext:value-type="float">
            <text:p>134.402326033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03120836465673" calcext:value-type="float">
            <text:p>0.30312083646567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18637732422096" calcext:value-type="float">
            <text:p>0.61863773242209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6826872693623" calcext:value-type="float">
            <text:p>0.15682687269362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1.764582104089" calcext:value-type="float">
            <text:p>161.764582104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64442698585039" calcext:value-type="float">
            <text:p>0.36444269858503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1" calcext:value-type="float">
            <text:p>-1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50093729026728" calcext:value-type="float">
            <text:p>0.35009372902672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86009514377956" calcext:value-type="float">
            <text:p>0.48600951437795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79902759569464" calcext:value-type="float">
            <text:p>0.17990275956946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6.585584256359" calcext:value-type="float">
            <text:p>136.585584256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954197693998" calcext:value-type="float">
            <text:p>0.1895419769399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4.75876173417" calcext:value-type="float">
            <text:p>134.758761734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6484850843671" calcext:value-type="float">
            <text:p>0.10648485084367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2.910071909486" calcext:value-type="float">
            <text:p>112.910071909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25413747899525" calcext:value-type="float">
            <text:p>0.12541374789952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2.736074931844" calcext:value-type="float">
            <text:p>132.736074931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29536933069305" calcext:value-type="float">
            <text:p>0.12953693306930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7.198060530349" calcext:value-type="float">
            <text:p>147.198060530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17332177028939" calcext:value-type="float">
            <text:p>0.31733217702893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89263091186394" calcext:value-type="float">
            <text:p>0.28926309118639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4.5706047701615" calcext:value-type="float">
            <text:p>94.570604770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61272055057809" calcext:value-type="float">
            <text:p>0.36127205505780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8" calcext:value-type="float">
            <text:p>-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1820038252484" calcext:value-type="float">
            <text:p>0.19182003825248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2.132196881524" calcext:value-type="float">
            <text:p>122.13219688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2677654485312" calcext:value-type="float">
            <text:p>0.37267765448531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9058849419678" calcext:value-type="float">
            <text:p>0.15905884941967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2.8698122517845" calcext:value-type="float">
            <text:p>82.869812251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36861980472596" calcext:value-type="float">
            <text:p>0.43686198047259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8" calcext:value-type="float">
            <text:p>-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6819358590384" calcext:value-type="float">
            <text:p>0.24681935859038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2.515460606944" calcext:value-type="float">
            <text:p>112.515460606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54037728731391" calcext:value-type="float">
            <text:p>0.45403772873139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7314606226947" calcext:value-type="float">
            <text:p>0.16731460622694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6.767645070006" calcext:value-type="float">
            <text:p>156.7676450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1479467228938" calcext:value-type="float">
            <text:p>0.10147946722893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6.542101895746" calcext:value-type="float">
            <text:p>116.542101895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4791907697383" calcext:value-type="float">
            <text:p>0.19479190769738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6.336834872706" calcext:value-type="float">
            <text:p>106.336834872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17379463326928" calcext:value-type="float">
            <text:p>0.31737946332692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3641859414266" calcext:value-type="float">
            <text:p>0.23364185941426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1.8005496321152" calcext:value-type="float">
            <text:p>61.800549632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6503071680797" calcext:value-type="float">
            <text:p>0.24650307168079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8.5674458002262" calcext:value-type="float">
            <text:p>98.567445800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29770579495943" calcext:value-type="float">
            <text:p>0.32977057949594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67526278879136" calcext:value-type="float">
            <text:p>0.56752627887913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1123547933181" calcext:value-type="float">
            <text:p>0.19112354793318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6.32217645675" calcext:value-type="float">
            <text:p>126.322176456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5856588006329" calcext:value-type="float">
            <text:p>0.19585658800632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0.057766816998" calcext:value-type="float">
            <text:p>110.05776681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04262142398357" calcext:value-type="float">
            <text:p>0.40426214239835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23481303149906" calcext:value-type="float">
            <text:p>0.32348130314990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0685497239938" calcext:value-type="float">
            <text:p>0.4068549723993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11642878158511" calcext:value-type="float">
            <text:p>0.51164287815851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1" calcext:value-type="float">
            <text:p>-1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91632646025572" calcext:value-type="float">
            <text:p>0.29163264602557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1.289713913315" calcext:value-type="float">
            <text:p>121.289713913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87405709779443" calcext:value-type="float">
            <text:p>0.58740570977944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0894310793046" calcext:value-type="float">
            <text:p>0.5089431079304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47263825465329" calcext:value-type="float">
            <text:p>0.44726382546532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53351035656901" calcext:value-type="float">
            <text:p>0.35335103565690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7713419734538" calcext:value-type="float">
            <text:p>0.25771341973453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8.8027911402545" calcext:value-type="float">
            <text:p>88.802791140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1583904630813" calcext:value-type="float">
            <text:p>0.16158390463081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6.8873521026" calcext:value-type="float">
            <text:p>106.887352102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75703262564826" calcext:value-type="float">
            <text:p>0.47570326256482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50375385863415" calcext:value-type="float">
            <text:p>0.45037538586341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9647815924748" calcext:value-type="float">
            <text:p>0.2964781592474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2.729297380225" calcext:value-type="float">
            <text:p>102.729297380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9364803546691" calcext:value-type="float">
            <text:p>0.37936480354669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32974481549204" calcext:value-type="float">
            <text:p>0.33297448154920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9167491017261" calcext:value-type="float">
            <text:p>0.20916749101726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8.808576520979" calcext:value-type="float">
            <text:p>128.80857652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24270698744642" calcext:value-type="float">
            <text:p>0.12427069874464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8.4694920123411" calcext:value-type="float">
            <text:p>98.469492012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03012989991154" calcext:value-type="float">
            <text:p>0.50301298999115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3364982225855" calcext:value-type="float">
            <text:p>0.3336498222585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3465842624022" calcext:value-type="float">
            <text:p>0.18346584262402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5.506058768079" calcext:value-type="float">
            <text:p>105.506058768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25057732538443" calcext:value-type="float">
            <text:p>0.42505773253844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8213150140124" calcext:value-type="float">
            <text:p>0.4821315014012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03278739455919" calcext:value-type="float">
            <text:p>0.40327873945591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00616665629077" calcext:value-type="float">
            <text:p>0.40061666562907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20540405384358" calcext:value-type="float">
            <text:p>0.5205404053843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34024492699072" calcext:value-type="float">
            <text:p>0.33402449269907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27710294231138" calcext:value-type="float">
            <text:p>0.42771029423113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6686794869399" calcext:value-type="float">
            <text:p>0.4668679486939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9519395124111" calcext:value-type="float">
            <text:p>0.20951939512411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7.7282783012827" calcext:value-type="float">
            <text:p>97.72827830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3260743670005" calcext:value-type="float">
            <text:p>0.07326074367000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87.498750886886" calcext:value-type="float">
            <text:p>187.498750886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158353402794" calcext:value-type="float">
            <text:p>0.115835340279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7.329439494713" calcext:value-type="float">
            <text:p>157.329439494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17859801061622" calcext:value-type="float">
            <text:p>0.51785980106162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9768880492655" calcext:value-type="float">
            <text:p>0.15976888049265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5.590411656917" calcext:value-type="float">
            <text:p>115.590411656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5371742593665" calcext:value-type="float">
            <text:p>0.24537174259366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2.7544890633962" calcext:value-type="float">
            <text:p>62.754489063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77356986314126" calcext:value-type="float">
            <text:p>0.47735698631412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408455074064" calcext:value-type="float">
            <text:p>0.1640845507406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6.94418977815" calcext:value-type="float">
            <text:p>126.944189778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525152702706" calcext:value-type="float">
            <text:p>0.2152515270270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3.457277855886" calcext:value-type="float">
            <text:p>103.457277855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59785111149111" calcext:value-type="float">
            <text:p>0.45978511114911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5258812481743" calcext:value-type="float">
            <text:p>0.3525881248174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1" calcext:value-type="float">
            <text:p>-1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81101314844103" calcext:value-type="float">
            <text:p>0.48110131484410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914345912819" calcext:value-type="float">
            <text:p>0.1391434591281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9.868272232525" calcext:value-type="float">
            <text:p>89.868272232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4016142432944" calcext:value-type="float">
            <text:p>0.26401614243294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4.876471899971" calcext:value-type="float">
            <text:p>104.876471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33661849104716" calcext:value-type="float">
            <text:p>0.43366184910471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2899514903082" calcext:value-type="float">
            <text:p>0.5289951490308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62092442821975" calcext:value-type="float">
            <text:p>0.36209244282197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929741575576682" calcext:value-type="float">
            <text:p>0.092974157557668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6.556769135525" calcext:value-type="float">
            <text:p>126.556769135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4032574771665" calcext:value-type="float">
            <text:p>0.25403257477166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0.3650302879007" calcext:value-type="float">
            <text:p>90.365030287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4346371581402" calcext:value-type="float">
            <text:p>0.25434637158140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4.316464150146" calcext:value-type="float">
            <text:p>164.316464150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69516777500154" calcext:value-type="float">
            <text:p>0.36951677750015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1293079784498" calcext:value-type="float">
            <text:p>0.15129307978449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6.0968764350888" calcext:value-type="float">
            <text:p>86.096876435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38506113068222" calcext:value-type="float">
            <text:p>0.33850611306822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42627421195077" calcext:value-type="float">
            <text:p>0.54262742119507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1" calcext:value-type="float">
            <text:p>-1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2623349315528" calcext:value-type="float">
            <text:p>0.21262334931552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3.031523264927" calcext:value-type="float">
            <text:p>173.031523264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69166169424411" calcext:value-type="float">
            <text:p>0.66916616942441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84396934593543" calcext:value-type="float">
            <text:p>0.38439693459354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26296117231579" calcext:value-type="float">
            <text:p>0.12629611723157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9.178997891628" calcext:value-type="float">
            <text:p>129.178997891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2686401658756" calcext:value-type="float">
            <text:p>0.3268640165875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81164399697449" calcext:value-type="float">
            <text:p>0.28116439969744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5.5663804192873" calcext:value-type="float">
            <text:p>95.566380419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50764056792912" calcext:value-type="float">
            <text:p>0.35076405679291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38729557279427" calcext:value-type="float">
            <text:p>0.33872955727942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2262257669975" calcext:value-type="float">
            <text:p>0.21226225766997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7.111531318714" calcext:value-type="float">
            <text:p>117.111531318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16343924482525" calcext:value-type="float">
            <text:p>0.11634392448252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3.952060191179" calcext:value-type="float">
            <text:p>143.952060191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1813311206541" calcext:value-type="float">
            <text:p>0.19181331120654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4.134025199284" calcext:value-type="float">
            <text:p>114.134025199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58851142195664" calcext:value-type="float">
            <text:p>0.45885114219566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4753698891331" calcext:value-type="float">
            <text:p>0.18475369889133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4.1261152551096" calcext:value-type="float">
            <text:p>74.126115255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481304375109" calcext:value-type="float">
            <text:p>0.1948130437510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3.33126513221" calcext:value-type="float">
            <text:p>113.331265132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6962346344821" calcext:value-type="float">
            <text:p>0.4696234634482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0398517242752" calcext:value-type="float">
            <text:p>0.24039851724275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9.5975943391617" calcext:value-type="float">
            <text:p>59.597594339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80177705247642" calcext:value-type="float">
            <text:p>0.28017770524764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3.691633605041" calcext:value-type="float">
            <text:p>103.69163360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0731580863171" calcext:value-type="float">
            <text:p>0.4073158086317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42043908070142" calcext:value-type="float">
            <text:p>0.34204390807014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68505341824648" calcext:value-type="float">
            <text:p>0.36850534182464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10593396474952" calcext:value-type="float">
            <text:p>0.61059339647495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2541499017283" calcext:value-type="float">
            <text:p>0.6254149901728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17804035456071" calcext:value-type="float">
            <text:p>0.31780403545607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09045653919782" calcext:value-type="float">
            <text:p>0.30904565391978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6293057297616" calcext:value-type="float">
            <text:p>0.19629305729761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07.944236834817" calcext:value-type="float">
            <text:p>207.944236834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12426307553666" calcext:value-type="float">
            <text:p>0.41242630755366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56555472635589" calcext:value-type="float">
            <text:p>0.45655547263558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4260910666579" calcext:value-type="float">
            <text:p>0.23426091066657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5.6874461110282" calcext:value-type="float">
            <text:p>95.68744611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1.30504792028511" calcext:value-type="float">
            <text:p>1.3050479202851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79631939954772" calcext:value-type="float">
            <text:p>0.27963193995477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1.7612939409475" calcext:value-type="float">
            <text:p>91.761293940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3645553145478" calcext:value-type="float">
            <text:p>0.25364555314547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0.4250948853201" calcext:value-type="float">
            <text:p>90.425094885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48613402093511" calcext:value-type="float">
            <text:p>0.14861340209351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6.2886823067797" calcext:value-type="float">
            <text:p>86.288682306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95844000966257" calcext:value-type="float">
            <text:p>0.39584400096625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27657934491583" calcext:value-type="float">
            <text:p>0.32765793449158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34703600949666" calcext:value-type="float">
            <text:p>0.33470360094966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7581343433712" calcext:value-type="float">
            <text:p>0.26758134343371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2.3718132649907" calcext:value-type="float">
            <text:p>92.37181326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7309925226388" calcext:value-type="float">
            <text:p>0.23730992522638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4.138987614868" calcext:value-type="float">
            <text:p>94.138987614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1910992953755" calcext:value-type="float">
            <text:p>0.16191099295375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3.762328904105" calcext:value-type="float">
            <text:p>113.762328904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6629444021701" calcext:value-type="float">
            <text:p>0.19662944402170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0.857083229592" calcext:value-type="float">
            <text:p>110.857083229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79401732562335" calcext:value-type="float">
            <text:p>0.67940173256233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40380789399124" calcext:value-type="float">
            <text:p>0.64038078939912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91733366787881" calcext:value-type="float">
            <text:p>0.29173336678788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3.277875411046" calcext:value-type="float">
            <text:p>133.27787541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63327483042013" calcext:value-type="float">
            <text:p>0.46332748304201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91028664351358" calcext:value-type="float">
            <text:p>0.3910286643513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97314438371081" calcext:value-type="float">
            <text:p>0.39731443837108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59356204621897" calcext:value-type="float">
            <text:p>0.65935620462189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5157037201498" calcext:value-type="float">
            <text:p>0.16515703720149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8.5484342020475" calcext:value-type="float">
            <text:p>78.54843420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79510089208068" calcext:value-type="float">
            <text:p>0.037951008920806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51.49760610758" calcext:value-type="float">
            <text:p>351.497606107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18250716949917" calcext:value-type="float">
            <text:p>0.31825071694991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09632096714994" calcext:value-type="float">
            <text:p>0.40963209671499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89269062562478" calcext:value-type="float">
            <text:p>0.38926906256247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75239294418448" calcext:value-type="float">
            <text:p>0.27523929441844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0.332021636405" calcext:value-type="float">
            <text:p>100.332021636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4902982475406" calcext:value-type="float">
            <text:p>0.16490298247540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2.641717025897" calcext:value-type="float">
            <text:p>82.641717025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31107710856857" calcext:value-type="float">
            <text:p>0.33110771085685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84554451339896" calcext:value-type="float">
            <text:p>0.58455445133989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988982691348" calcext:value-type="float">
            <text:p>0.2398898269134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5.685802723125" calcext:value-type="float">
            <text:p>145.685802723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34652488304961" calcext:value-type="float">
            <text:p>0.43465248830496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45171926802306" calcext:value-type="float">
            <text:p>0.54517192680230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38118313477156" calcext:value-type="float">
            <text:p>0.53811831347715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8788407022909" calcext:value-type="float">
            <text:p>0.26878840702290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0.203985509493" calcext:value-type="float">
            <text:p>90.203985509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5398430354408" calcext:value-type="float">
            <text:p>0.25539843035440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3.154508452238" calcext:value-type="float">
            <text:p>123.154508452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15302902860555" calcext:value-type="float">
            <text:p>0.41530290286055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2131862615128" calcext:value-type="float">
            <text:p>0.25213186261512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0.6617860839933" calcext:value-type="float">
            <text:p>90.66178608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2780008681357" calcext:value-type="float">
            <text:p>0.19278000868135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5.872598556258" calcext:value-type="float">
            <text:p>105.872598556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5762017328084" calcext:value-type="float">
            <text:p>0.20576201732808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2.599834555739" calcext:value-type="float">
            <text:p>102.599834555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3399761618158" calcext:value-type="float">
            <text:p>0.1933997616181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7.706371902069" calcext:value-type="float">
            <text:p>127.706371902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21800760322861" calcext:value-type="float">
            <text:p>0.52180076032286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38855063785868" calcext:value-type="float">
            <text:p>0.33885506378586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51413900054185" calcext:value-type="float">
            <text:p>0.35141390005418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0497958120853" calcext:value-type="float">
            <text:p>0.24049795812085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9.580394603495" calcext:value-type="float">
            <text:p>149.580394603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00067748709585" calcext:value-type="float">
            <text:p>0.40006774870958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2706293219085" calcext:value-type="float">
            <text:p>0.15270629321908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6.485185902936" calcext:value-type="float">
            <text:p>126.485185902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7614856057928" calcext:value-type="float">
            <text:p>0.19761485605792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4.603482954078" calcext:value-type="float">
            <text:p>124.603482954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10522651598921" calcext:value-type="float">
            <text:p>0.31052265159892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9788158618452" calcext:value-type="float">
            <text:p>0.23978815861845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8.703477175918" calcext:value-type="float">
            <text:p>118.703477175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15216228246968" calcext:value-type="float">
            <text:p>0.11521622824696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0.793328962" calcext:value-type="float">
            <text:p>160.79332896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0740963048951" calcext:value-type="float">
            <text:p>0.26074096304895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2.3522400280566" calcext:value-type="float">
            <text:p>92.352240028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0122972372569" calcext:value-type="float">
            <text:p>0.16012297237256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3.452000808056" calcext:value-type="float">
            <text:p>163.452000808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07525058090086" calcext:value-type="float">
            <text:p>0.30752505809008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1662829250062" calcext:value-type="float">
            <text:p>0.4166282925006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00636187461449" calcext:value-type="float">
            <text:p>0.40063618746144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6803850718418" calcext:value-type="float">
            <text:p>0.10680385071841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84.629582947945" calcext:value-type="float">
            <text:p>184.629582947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4609844552257" calcext:value-type="float">
            <text:p>0.20460984455225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3.873503725506" calcext:value-type="float">
            <text:p>113.873503725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23165374313399" calcext:value-type="float">
            <text:p>0.42316537431339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2335181857879" calcext:value-type="float">
            <text:p>0.15233518185787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8.644717641979" calcext:value-type="float">
            <text:p>148.64471764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06534770795945" calcext:value-type="float">
            <text:p>0.30653477079594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08839980937157" calcext:value-type="float">
            <text:p>0.60883998093715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38895674762285" calcext:value-type="float">
            <text:p>0.53889567476228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7918035368081" calcext:value-type="float">
            <text:p>0.13791803536808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9.506833303648" calcext:value-type="float">
            <text:p>149.506833303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88254388263076" calcext:value-type="float">
            <text:p>0.48825438826307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5" calcext:value-type="float">
            <text:p>-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7978915768962" calcext:value-type="float">
            <text:p>0.37797891576896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57295462560399" calcext:value-type="float">
            <text:p>0.55729546256039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9" calcext:value-type="float">
            <text:p>-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4980822967094" calcext:value-type="float">
            <text:p>0.16498082296709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0.613105330397" calcext:value-type="float">
            <text:p>110.613105330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69230932208809" calcext:value-type="float">
            <text:p>0.066923093220880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0.42525096673" calcext:value-type="float">
            <text:p>170.425250966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88399983649448" calcext:value-type="float">
            <text:p>0.38839998364944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7309261173686" calcext:value-type="float">
            <text:p>0.19730926117368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7.681858218491" calcext:value-type="float">
            <text:p>107.681858218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1744432817707" calcext:value-type="float">
            <text:p>0.37174443281770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7639613548288" calcext:value-type="float">
            <text:p>0.19763961354828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6.597144066752" calcext:value-type="float">
            <text:p>166.597144066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62249808699289" calcext:value-type="float">
            <text:p>0.086224980869928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0.975670845147" calcext:value-type="float">
            <text:p>140.975670845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55651489563689" calcext:value-type="float">
            <text:p>0.45565148956368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98441698588936" calcext:value-type="float">
            <text:p>0.39844169858893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1" calcext:value-type="float">
            <text:p>-1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76661236596427" calcext:value-type="float">
            <text:p>0.17666123659642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2.6055134259275" calcext:value-type="float">
            <text:p>72.605513425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14467505034508" calcext:value-type="float">
            <text:p>0.11446750503450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9.361037501301" calcext:value-type="float">
            <text:p>149.36103750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03614029753931" calcext:value-type="float">
            <text:p>0.50361402975393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80255248832997" calcext:value-type="float">
            <text:p>0.38025524883299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72167521940088" calcext:value-type="float">
            <text:p>0.17216752194008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8.082964123047" calcext:value-type="float">
            <text:p>138.08296412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164407865945" calcext:value-type="float">
            <text:p>0.1516440786594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5.943887083499" calcext:value-type="float">
            <text:p>125.943887083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7043383765662" calcext:value-type="float">
            <text:p>0.20704338376566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0.29905606314" calcext:value-type="float">
            <text:p>140.299056063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43330092407594" calcext:value-type="float">
            <text:p>0.34333009240759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5320941939802" calcext:value-type="float">
            <text:p>0.4532094193980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1865864289579" calcext:value-type="float">
            <text:p>0.26186586428957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3.1874897177958" calcext:value-type="float">
            <text:p>93.187489717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33679164131873" calcext:value-type="float">
            <text:p>0.33367916413187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34004763630949" calcext:value-type="float">
            <text:p>0.43400476363094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8" calcext:value-type="float">
            <text:p>-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1940280178746" calcext:value-type="float">
            <text:p>0.1194028017874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2.750128558961" calcext:value-type="float">
            <text:p>132.75012855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807430428476321" calcext:value-type="float">
            <text:p>0.80743042847632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9" calcext:value-type="float">
            <text:p>-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9349204727662" calcext:value-type="float">
            <text:p>0.3934920472766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11997710259024" calcext:value-type="float">
            <text:p>0.41199771025902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83381712640569" calcext:value-type="float">
            <text:p>0.28338171264056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6.2880921878104" calcext:value-type="float">
            <text:p>86.288092187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91549307848802" calcext:value-type="float">
            <text:p>0.39154930784880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4" calcext:value-type="float">
            <text:p>-1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15001297902964" calcext:value-type="float">
            <text:p>0.61500129790296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4209395883297" calcext:value-type="float">
            <text:p>0.18420939588329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3.286047419293" calcext:value-type="float">
            <text:p>103.286047419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58107612529819" calcext:value-type="float">
            <text:p>0.45810761252981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13629200801868" calcext:value-type="float">
            <text:p>0.31362920080186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00143113252" calcext:value-type="float">
            <text:p>0.370014311325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768780558526236" calcext:value-type="float">
            <text:p>0.76878055852623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8330352256754" calcext:value-type="float">
            <text:p>0.20833035225675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5.000686849872" calcext:value-type="float">
            <text:p>115.000686849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3636932664427" calcext:value-type="float">
            <text:p>0.19363693266442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0.643040727824" calcext:value-type="float">
            <text:p>110.643040727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433254996583" calcext:value-type="float">
            <text:p>0.443325499658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97658583336857" calcext:value-type="float">
            <text:p>0.49765858333685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74844950336899" calcext:value-type="float">
            <text:p>0.27484495033689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8.3841503645682" calcext:value-type="float">
            <text:p>88.384150364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60502885552279" calcext:value-type="float">
            <text:p>0.46050288555227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7478758641246" calcext:value-type="float">
            <text:p>0.26747875864124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5.3861462898907" calcext:value-type="float">
            <text:p>55.386146289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45936731399896" calcext:value-type="float">
            <text:p>0.14593673139989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2.522844825118" calcext:value-type="float">
            <text:p>142.522844825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9096463879104" calcext:value-type="float">
            <text:p>0.24909646387910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6.1450901561308" calcext:value-type="float">
            <text:p>96.145090156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4255502122552" calcext:value-type="float">
            <text:p>0.16425550212255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6.8807611969" calcext:value-type="float">
            <text:p>116.880761196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304313723402" calcext:value-type="float">
            <text:p>0.2230431372340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9.834376542632" calcext:value-type="float">
            <text:p>89.834376542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89031999312357" calcext:value-type="float">
            <text:p>0.28903199931235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5.598245259318" calcext:value-type="float">
            <text:p>105.598245259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67837708359347" calcext:value-type="float">
            <text:p>0.66783770835934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18028459851192" calcext:value-type="float">
            <text:p>0.31802845985119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49376508331658" calcext:value-type="float">
            <text:p>0.1493765083316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6.944930710237" calcext:value-type="float">
            <text:p>116.944930710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01482166730176" calcext:value-type="float">
            <text:p>0.40148216673017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66540291252393" calcext:value-type="float">
            <text:p>0.046654029125239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8.343759531588" calcext:value-type="float">
            <text:p>268.343759531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8990814945548" calcext:value-type="float">
            <text:p>0.5899081494554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1.05062800908922" calcext:value-type="float">
            <text:p>1.0506280090892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2883085787683" calcext:value-type="float">
            <text:p>0.19288308578768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7.844877735975" calcext:value-type="float">
            <text:p>117.84487773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78836975603747" calcext:value-type="float">
            <text:p>0.037883697560374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1.965785917891" calcext:value-type="float">
            <text:p>281.965785917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4517309694464" calcext:value-type="float">
            <text:p>0.23451730969446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1.6407756980851" calcext:value-type="float">
            <text:p>61.640775698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57076232345477" calcext:value-type="float">
            <text:p>0.45707623234547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66010978927098" calcext:value-type="float">
            <text:p>0.46601097892709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67951932983601" calcext:value-type="float">
            <text:p>0.36795193298360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1" calcext:value-type="float">
            <text:p>-1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75193530104172" calcext:value-type="float">
            <text:p>0.67519353010417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42407637777565" calcext:value-type="float">
            <text:p>0.64240763777756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3935861927875" calcext:value-type="float">
            <text:p>0.24393586192787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7.9943823797286" calcext:value-type="float">
            <text:p>97.994382379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02039347261793" calcext:value-type="float">
            <text:p>0.30203934726179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90099463008104" calcext:value-type="float">
            <text:p>0.29009946300810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0.470935920763" calcext:value-type="float">
            <text:p>100.470935920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38305529796052" calcext:value-type="float">
            <text:p>0.33830552979605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17326737326313" calcext:value-type="float">
            <text:p>0.31732673732631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5" calcext:value-type="float">
            <text:p>-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79032788018736" calcext:value-type="float">
            <text:p>0.57903278801873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77624452977936" calcext:value-type="float">
            <text:p>0.17762445297793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8.298554801135" calcext:value-type="float">
            <text:p>158.298554801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1.08463705415547" calcext:value-type="float">
            <text:p>1.0846370541554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5105574487311" calcext:value-type="float">
            <text:p>0.6510557448731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17274225077797" calcext:value-type="float">
            <text:p>0.41727422507779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4129187423138" calcext:value-type="float">
            <text:p>0.1412918742313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1.775478451252" calcext:value-type="float">
            <text:p>151.77547845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3304411505665" calcext:value-type="float">
            <text:p>0.10330441150566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2.801287130431" calcext:value-type="float">
            <text:p>162.801287130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68705837739229" calcext:value-type="float">
            <text:p>0.36870583773922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5823529375133" calcext:value-type="float">
            <text:p>0.10582352937513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7.496942778681" calcext:value-type="float">
            <text:p>157.496942778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8182047916032" calcext:value-type="float">
            <text:p>0.3818204791603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2222978172977" calcext:value-type="float">
            <text:p>0.18222297817297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3.877821119285" calcext:value-type="float">
            <text:p>113.877821119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3215614447377" calcext:value-type="float">
            <text:p>0.25321561444737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6.492035362133" calcext:value-type="float">
            <text:p>126.492035362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7620075889925" calcext:value-type="float">
            <text:p>0.24762007588992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1.3844476828499" calcext:value-type="float">
            <text:p>91.38444768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40107722614591" calcext:value-type="float">
            <text:p>0.14010772261459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1.373653167628" calcext:value-type="float">
            <text:p>131.373653167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38779593005096" calcext:value-type="float">
            <text:p>0.33877959300509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9820446510882" calcext:value-type="float">
            <text:p>0.4982044651088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7161199914067" calcext:value-type="float">
            <text:p>0.21716119991406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2.048741690307" calcext:value-type="float">
            <text:p>102.048741690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92386133256073" calcext:value-type="float">
            <text:p>0.39238613325607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7811863510513" calcext:value-type="float">
            <text:p>0.25781186351051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2.787974547929" calcext:value-type="float">
            <text:p>102.787974547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0163219912705" calcext:value-type="float">
            <text:p>0.37016321991270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10601956981231" calcext:value-type="float">
            <text:p>0.51060195698123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1" calcext:value-type="float">
            <text:p>-1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36585829945135" calcext:value-type="float">
            <text:p>0.53658582994513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6075884658593" calcext:value-type="float">
            <text:p>0.15607588465859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8.071397204472" calcext:value-type="float">
            <text:p>108.071397204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14607877366706" calcext:value-type="float">
            <text:p>0.31460787736670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91509373190608" calcext:value-type="float">
            <text:p>0.39150937319060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07170717813221" calcext:value-type="float">
            <text:p>0.40717071781322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34576823967561" calcext:value-type="float">
            <text:p>0.43457682396756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9" calcext:value-type="float">
            <text:p>-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89396213283206" calcext:value-type="float">
            <text:p>0.28939621328320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8.554702311235" calcext:value-type="float">
            <text:p>148.554702311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1151302088605" calcext:value-type="float">
            <text:p>0.18115130208860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4.202473759249" calcext:value-type="float">
            <text:p>124.202473759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35698382073071" calcext:value-type="float">
            <text:p>0.33569838207307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97117601425761" calcext:value-type="float">
            <text:p>0.39711760142576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80803639599057" calcext:value-type="float">
            <text:p>0.38080363959905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7921874115967" calcext:value-type="float">
            <text:p>0.15792187411596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6.32245014175" calcext:value-type="float">
            <text:p>136.322450141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37758846121099" calcext:value-type="float">
            <text:p>0.43775884612109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48442562295239" calcext:value-type="float">
            <text:p>0.14844256229523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7.366123606186" calcext:value-type="float">
            <text:p>127.366123606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0571184938271" calcext:value-type="float">
            <text:p>0.37057118493827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0204464792804" calcext:value-type="float">
            <text:p>0.24020446479280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3.631199522564" calcext:value-type="float">
            <text:p>103.631199522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9405398325473" calcext:value-type="float">
            <text:p>0.18940539832547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6.796805626501" calcext:value-type="float">
            <text:p>156.796805626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3955108266377" calcext:value-type="float">
            <text:p>0.23395510826637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3.743242813122" calcext:value-type="float">
            <text:p>113.743242813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05261385549069" calcext:value-type="float">
            <text:p>0.40526138554906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48808966785743" calcext:value-type="float">
            <text:p>0.34880896678574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56755477597126" calcext:value-type="float">
            <text:p>0.35675547759712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61962119697505" calcext:value-type="float">
            <text:p>0.36196211969750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7701170749844" calcext:value-type="float">
            <text:p>0.2770117074984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2.0995572725254" calcext:value-type="float">
            <text:p>92.099557272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3811810471419" calcext:value-type="float">
            <text:p>0.22381181047141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7.68039456424" calcext:value-type="float">
            <text:p>127.680394564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69843067014804" calcext:value-type="float">
            <text:p>0.46984306701480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86349212355412" calcext:value-type="float">
            <text:p>0.38634921235541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52334296294115" calcext:value-type="float">
            <text:p>0.55233429629411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8545482811309" calcext:value-type="float">
            <text:p>0.4854548281130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3150153047502" calcext:value-type="float">
            <text:p>0.22315015304750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9.812875382036" calcext:value-type="float">
            <text:p>109.81287538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9062303447811" calcext:value-type="float">
            <text:p>0.16906230344781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9.149791503267" calcext:value-type="float">
            <text:p>169.149791503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0406829569937" calcext:value-type="float">
            <text:p>0.22040682956993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9.37064490929" calcext:value-type="float">
            <text:p>69.370644909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12596388234163" calcext:value-type="float">
            <text:p>0.51259638823416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36172637802752" calcext:value-type="float">
            <text:p>0.43617263780275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8832127816059" calcext:value-type="float">
            <text:p>0.22883212781605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3.700157383662" calcext:value-type="float">
            <text:p>103.700157383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60659737660396" calcext:value-type="float">
            <text:p>0.56065973766039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5629932284738" calcext:value-type="float">
            <text:p>0.23562993228473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0.4394299274164" calcext:value-type="float">
            <text:p>70.439429927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27130044610493" calcext:value-type="float">
            <text:p>0.42713004461049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6375309617087" calcext:value-type="float">
            <text:p>0.19637530961708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8.9228987060493" calcext:value-type="float">
            <text:p>68.92289870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2251100430386" calcext:value-type="float">
            <text:p>0.20225110043038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6.4434887064654" calcext:value-type="float">
            <text:p>66.443488706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93433216473955" calcext:value-type="float">
            <text:p>0.39343321647395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65054996369352" calcext:value-type="float">
            <text:p>0.086505499636935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1.599586638655" calcext:value-type="float">
            <text:p>171.599586638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2822839310217" calcext:value-type="float">
            <text:p>0.20282283931021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3.304112071447" calcext:value-type="float">
            <text:p>113.304112071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29451796931104" calcext:value-type="float">
            <text:p>0.52945179693110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03154541750492" calcext:value-type="float">
            <text:p>0.40315454175049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1848661754103" calcext:value-type="float">
            <text:p>0.18184866175410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7.990781364793" calcext:value-type="float">
            <text:p>137.990781364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43233990983256" calcext:value-type="float">
            <text:p>0.34323399098325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80161578782983" calcext:value-type="float">
            <text:p>0.58016157878298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4364871498894" calcext:value-type="float">
            <text:p>0.5436487149889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1371174351395" calcext:value-type="float">
            <text:p>0.16137117435139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0.968936151041" calcext:value-type="float">
            <text:p>140.96893615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2035037058386" calcext:value-type="float">
            <text:p>0.26203503705838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1.1628354446808" calcext:value-type="float">
            <text:p>91.162835444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22393252382869" calcext:value-type="float">
            <text:p>0.022239325238286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16.653930272316" calcext:value-type="float">
            <text:p>516.653930272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9193844316179" calcext:value-type="float">
            <text:p>0.2919384431617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1.253796422618" calcext:value-type="float">
            <text:p>101.253796422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82786359354457" calcext:value-type="float">
            <text:p>0.38278635935445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48911122877702" calcext:value-type="float">
            <text:p>0.34891112287770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88582510644158" calcext:value-type="float">
            <text:p>0.3885825106441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98216321105293" calcext:value-type="float">
            <text:p>0.29821632110529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7.5327052621953" calcext:value-type="float">
            <text:p>87.532705262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61856027244281" calcext:value-type="float">
            <text:p>0.46185602724428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6068192694319" calcext:value-type="float">
            <text:p>0.5606819269431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16405111182021" calcext:value-type="float">
            <text:p>0.41640511118202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13581376249162" calcext:value-type="float">
            <text:p>0.61358137624916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68738956565879" calcext:value-type="float">
            <text:p>0.36873895656587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485768817084" calcext:value-type="float">
            <text:p>0.348576881708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4467909970388" calcext:value-type="float">
            <text:p>0.4446790997038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4892620252271" calcext:value-type="float">
            <text:p>0.3489262025227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9901677416622" calcext:value-type="float">
            <text:p>0.24990167741662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6.015737802866" calcext:value-type="float">
            <text:p>106.015737802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6404869820029" calcext:value-type="float">
            <text:p>0.24640486982002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0.5836134947489" calcext:value-type="float">
            <text:p>60.583613494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21963645265029" calcext:value-type="float">
            <text:p>0.42196364526502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67882468284337" calcext:value-type="float">
            <text:p>0.36788246828433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7287704572028" calcext:value-type="float">
            <text:p>0.22728770457202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2.997100585927" calcext:value-type="float">
            <text:p>102.997100585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76764113413845" calcext:value-type="float">
            <text:p>0.27676411341384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8.1318520549917" calcext:value-type="float">
            <text:p>58.13185205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95889224965797" calcext:value-type="float">
            <text:p>0.39588922496579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94440590222749" calcext:value-type="float">
            <text:p>0.29444059022274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6.962708716332" calcext:value-type="float">
            <text:p>106.962708716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99256496458" calcext:value-type="float">
            <text:p>0.21992564964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9.4699122912922" calcext:value-type="float">
            <text:p>69.46991229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12634873409674" calcext:value-type="float">
            <text:p>0.41263487340967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88296915871192" calcext:value-type="float">
            <text:p>0.68829691587119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2070798633884" calcext:value-type="float">
            <text:p>0.5207079863388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7847584732799" calcext:value-type="float">
            <text:p>0.26784758473279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4.334665571003" calcext:value-type="float">
            <text:p>104.33466557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3089691323595" calcext:value-type="float">
            <text:p>0.4308969132359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6986269866302" calcext:value-type="float">
            <text:p>0.23698626986630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1.196537401266" calcext:value-type="float">
            <text:p>101.19653740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17570418544433" calcext:value-type="float">
            <text:p>0.31757041854443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36739225261908" calcext:value-type="float">
            <text:p>0.33673922526190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9210862270247" calcext:value-type="float">
            <text:p>0.19921086227024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4.198065938965" calcext:value-type="float">
            <text:p>144.19806593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64811424395106" calcext:value-type="float">
            <text:p>0.056481142439510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1.050243109187" calcext:value-type="float">
            <text:p>261.050243109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9081002373487" calcext:value-type="float">
            <text:p>0.15908100237348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7.861057265168" calcext:value-type="float">
            <text:p>147.861057265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49378817514543" calcext:value-type="float">
            <text:p>0.34937881751454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4637368783146" calcext:value-type="float">
            <text:p>0.37463736878314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5375104636237" calcext:value-type="float">
            <text:p>0.37537510463623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9983686512197" calcext:value-type="float">
            <text:p>0.2998368651219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4.3514692929174" calcext:value-type="float">
            <text:p>94.351469292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000002106392" calcext:value-type="float">
            <text:p>0.600000210639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45061463552376" calcext:value-type="float">
            <text:p>0.34506146355237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41379152029358" calcext:value-type="float">
            <text:p>0.4413791520293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93056665156026" calcext:value-type="float">
            <text:p>0.29305666515602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8.123093548055" calcext:value-type="float">
            <text:p>118.123093548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9707970530907" calcext:value-type="float">
            <text:p>0.21970797053090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2.514962319463" calcext:value-type="float">
            <text:p>132.514962319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0372673475465" calcext:value-type="float">
            <text:p>0.21037267347546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0.534690864525" calcext:value-type="float">
            <text:p>190.534690864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01268415893854" calcext:value-type="float">
            <text:p>0.50126841589385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713513451103" calcext:value-type="float">
            <text:p>0.1871351345110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5.437319646732" calcext:value-type="float">
            <text:p>145.437319646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25310933994716" calcext:value-type="float">
            <text:p>0.42531093399471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9661439251764" calcext:value-type="float">
            <text:p>0.5966143925176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47580082592069" calcext:value-type="float">
            <text:p>0.024758008259206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71.909712578807" calcext:value-type="float">
            <text:p>471.909712578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91174431127261" calcext:value-type="float">
            <text:p>0.39117443112726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1" calcext:value-type="float">
            <text:p>-1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90488436876943" calcext:value-type="float">
            <text:p>0.29048843687694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4.4247781684894" calcext:value-type="float">
            <text:p>94.424778168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641779856145" calcext:value-type="float">
            <text:p>0.364177985614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34994363478691" calcext:value-type="float">
            <text:p>0.023499436347869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89.542121605261" calcext:value-type="float">
            <text:p>489.542121605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16670298722741" calcext:value-type="float">
            <text:p>0.31667029872274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29206901220915" calcext:value-type="float">
            <text:p>0.42920690122091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44814334619768" calcext:value-type="float">
            <text:p>0.44481433461976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67644085807273" calcext:value-type="float">
            <text:p>0.36764408580727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64865126195839" calcext:value-type="float">
            <text:p>0.46486512619583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14328058287201" calcext:value-type="float">
            <text:p>0.61432805828720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9" calcext:value-type="float">
            <text:p>-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5266049151049" calcext:value-type="float">
            <text:p>0.20526604915104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8.717262505702" calcext:value-type="float">
            <text:p>108.717262505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7552057127747" calcext:value-type="float">
            <text:p>0.24755205712774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2.39554393539" calcext:value-type="float">
            <text:p>142.395543935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1739972419968" calcext:value-type="float">
            <text:p>0.24173997241996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2.366762393053" calcext:value-type="float">
            <text:p>102.366762393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99511242596951" calcext:value-type="float">
            <text:p>0.49951124259695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37063517862735" calcext:value-type="float">
            <text:p>0.33706351786273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841093845997349" calcext:value-type="float">
            <text:p>0.84109384599734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0855201531478" calcext:value-type="float">
            <text:p>0.22085520153147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9.2785351246288" calcext:value-type="float">
            <text:p>99.278535124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0827340116578" calcext:value-type="float">
            <text:p>0.22082734011657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1.284247841417" calcext:value-type="float">
            <text:p>131.284247841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86963543167427" calcext:value-type="float">
            <text:p>0.48696354316742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7" calcext:value-type="float">
            <text:p>-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29742405873459" calcext:value-type="float">
            <text:p>0.32974240587345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39977834693381" calcext:value-type="float">
            <text:p>0.53997783469338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728626758538997" calcext:value-type="float">
            <text:p>0.72862675853899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52514286737273" calcext:value-type="float">
            <text:p>0.35251428673727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25740682604598" calcext:value-type="float">
            <text:p>0.32574068260459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1356919482495" calcext:value-type="float">
            <text:p>0.4135691948249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873442716140938" calcext:value-type="float">
            <text:p>0.87344271614093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9976534688522" calcext:value-type="float">
            <text:p>0.21997653468852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5.459394176563" calcext:value-type="float">
            <text:p>115.459394176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9586016804257" calcext:value-type="float">
            <text:p>0.20958601680425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6.713106782975" calcext:value-type="float">
            <text:p>106.71310678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5467748492786" calcext:value-type="float">
            <text:p>0.15546774849278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8.322022393371" calcext:value-type="float">
            <text:p>118.322022393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99292860227418" calcext:value-type="float">
            <text:p>0.59929286022741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4130785352823" calcext:value-type="float">
            <text:p>0.16413078535282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6.927022182362" calcext:value-type="float">
            <text:p>106.927022182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0551339763003" calcext:value-type="float">
            <text:p>0.25055133976300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9.911979754165" calcext:value-type="float">
            <text:p>139.911979754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643989322881" calcext:value-type="float">
            <text:p>0.2564398932288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5.9954927608608" calcext:value-type="float">
            <text:p>85.995492760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09600951941711" calcext:value-type="float">
            <text:p>0.30960095194171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3456751861203" calcext:value-type="float">
            <text:p>0.23345675186120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6.834486131912" calcext:value-type="float">
            <text:p>116.834486131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95244296878732" calcext:value-type="float">
            <text:p>0.29524429687873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9.8702562783368" calcext:value-type="float">
            <text:p>99.870256278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11478178138045" calcext:value-type="float">
            <text:p>0.51147817813804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1996555077246" calcext:value-type="float">
            <text:p>0.18199655507724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8.946094972818" calcext:value-type="float">
            <text:p>118.94609497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79466543795493" calcext:value-type="float">
            <text:p>0.47946654379549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71411383162443" calcext:value-type="float">
            <text:p>0.17141138316244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7.339182704822" calcext:value-type="float">
            <text:p>117.339182704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9257549874363" calcext:value-type="float">
            <text:p>0.3925754987436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01643041631958" calcext:value-type="float">
            <text:p>0.4016430416319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0030123257034" calcext:value-type="float">
            <text:p>0.13003012325703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2.9052566399" calcext:value-type="float">
            <text:p>132.905256639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736917523127278" calcext:value-type="float">
            <text:p>0.73691752312727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9" calcext:value-type="float">
            <text:p>-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06500107738" calcext:value-type="float">
            <text:p>0.260650010773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9.365622814719" calcext:value-type="float">
            <text:p>109.365622814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86891604570245" calcext:value-type="float">
            <text:p>0.28689160457024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9.8563702830541" calcext:value-type="float">
            <text:p>49.856370283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17582035238615" calcext:value-type="float">
            <text:p>0.41758203523861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8" calcext:value-type="float">
            <text:p>-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74899887115052" calcext:value-type="float">
            <text:p>0.47489988711505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8631903603831" calcext:value-type="float">
            <text:p>0.5863190360383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97813187143701" calcext:value-type="float">
            <text:p>0.39781318714370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7796560628838" calcext:value-type="float">
            <text:p>0.19779656062883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9.5569963815743" calcext:value-type="float">
            <text:p>69.556996381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fai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204535597704" calcext:value-type="float">
            <text:p>0.3720453559770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5" calcext:value-type="float">
            <text:p>-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37076540240919" calcext:value-type="float">
            <text:p>0.53707654024091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03165916585106" calcext:value-type="float">
            <text:p>0.30316591658510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vel</text:p>
          </table:table-cell>
          <table:table-cell/>
          <table:table-cell office:value-type="float" office:value="0.340730850082334" calcext:value-type="float">
            <text:p>0.3407308501</text:p>
          </table:table-cell>
          <table:table-cell/>
          <table:table-cell office:value-type="string" calcext:value-type="string">
            <text:p>std</text:p>
          </table:table-cell>
          <table:table-cell/>
          <table:table-cell office:value-type="float" office:value="0.164874526435299" calcext:value-type="float">
            <text:p>0.1648745264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Completed: 445, fail: 55</text:p>
          </table:table-cell>
          <table:table-cell table:number-columns-repeated="12"/>
        </table:table-row>
        <table:table-row table:style-name="ro2" table:number-rows-repeated="1048073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exp5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ce4"/>
        <table:table-column table:style-name="co3" table:number-columns-repeated="10" table:default-cell-style-name="Default"/>
        <table:table-column table:style-name="co11" table:default-cell-style-name="ce4"/>
        <table:table-column table:style-name="co3" table:number-columns-repeated="5" table:default-cell-style-name="Default"/>
        <table:table-row table:style-name="ro2">
          <table:table-cell office:value-type="string" calcext:value-type="string">
            <text:p>Replace set-down module by 23.1.2.1</text:p>
          </table:table-cell>
          <table:table-cell office:value-type="string" calcext:value-type="string">
            <text:p>Using 23,1.2.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9163589001939" calcext:value-type="float">
            <text:p>0.109163589001939,</text:p>
          </table:table-cell>
          <table:table-cell office:value-type="string" calcext:value-type="string">
            <text:p>reward</text:p>
          </table:table-cell>
          <table:table-cell office:value-type="float" office:value="179.605636013143" calcext:value-type="float">
            <text:p>179.6056360131</text:p>
          </table:table-cell>
          <table:table-cell table:number-columns-repeated="2"/>
          <table:table-cell office:value-type="string" calcext:value-type="string">
            <text:p>Using 23.1.3</text:p>
          </table:table-cell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81458051437766" calcext:value-type="float">
            <text:p>0.38145805143776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1862653391986" calcext:value-type="float">
            <text:p>0.101862653391986,</text:p>
          </table:table-cell>
          <table:table-cell office:value-type="string" calcext:value-type="string">
            <text:p>reward</text:p>
          </table:table-cell>
          <table:table-cell office:value-type="float" office:value="152.17140695833" calcext:value-type="float">
            <text:p>152.171406958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63403453331523" calcext:value-type="float">
            <text:p>0.36340345333152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73956614931594" calcext:value-type="float">
            <text:p>0.173956614931594,</text:p>
          </table:table-cell>
          <table:table-cell office:value-type="string" calcext:value-type="string">
            <text:p>reward</text:p>
          </table:table-cell>
          <table:table-cell office:value-type="float" office:value="113.48559779651" calcext:value-type="float">
            <text:p>113.485597796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576017423519" calcext:value-type="float">
            <text:p>0.1857601742351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0.832852177125" calcext:value-type="float">
            <text:p>120.8328521771</text:p>
          </table:table-cell>
        </table:table-row>
        <table:table-row table:style-name="ro2">
          <table:table-cell office:value-type="string" calcext:value-type="string">
            <text:p>Meta-controller and controller is based on exp4</text:p>
          </table:table-cell>
          <table:table-cell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58910702434079" calcext:value-type="float">
            <text:p>0.0758910702434079,</text:p>
          </table:table-cell>
          <table:table-cell office:value-type="string" calcext:value-type="string">
            <text:p>reward</text:p>
          </table:table-cell>
          <table:table-cell office:value-type="float" office:value="199.767808359095" calcext:value-type="float">
            <text:p>199.767808359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4478903689874" calcext:value-type="float">
            <text:p>0.15447890368987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4.73375820996" calcext:value-type="float">
            <text:p>174.7337582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65510275931125" calcext:value-type="float">
            <text:p>0.056551027593112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8.831446316953" calcext:value-type="float">
            <text:p>228.831446317</text:p>
          </table:table-cell>
        </table:table-row>
        <table:table-row table:style-name="ro2">
          <table:table-cell office:value-type="string" calcext:value-type="string">
            <text:p>changed parameters:</text:p>
          </table:table-cell>
          <table:table-cell table:number-columns-repeated="2"/>
          <table:table-cell office:value-type="string" calcext:value-type="string">
            <text:p>imp_vel</text:p>
          </table:table-cell>
          <table:table-cell office:value-type="float" office:value="0.176959061284787" calcext:value-type="float">
            <text:p>0.176959061284787,</text:p>
          </table:table-cell>
          <table:table-cell office:value-type="string" calcext:value-type="string">
            <text:p>reward</text:p>
          </table:table-cell>
          <table:table-cell office:value-type="float" office:value="153.510245518915" calcext:value-type="float">
            <text:p>153.510245518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08352112710575" calcext:value-type="float">
            <text:p>0.020835211271057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97.956736214677" calcext:value-type="float">
            <text:p>497.9567362147</text:p>
          </table:table-cell>
        </table:table-row>
        <table:table-row table:style-name="ro2">
          <table:table-cell office:value-type="string" calcext:value-type="string">
            <text:p>min limit : 5m</text:p>
          </table:table-cell>
          <table:table-cell table:number-columns-repeated="2"/>
          <table:table-cell office:value-type="string" calcext:value-type="string">
            <text:p>imp_vel</text:p>
          </table:table-cell>
          <table:table-cell office:value-type="float" office:value="0.13897714273587" calcext:value-type="float">
            <text:p>0.13897714273587,</text:p>
          </table:table-cell>
          <table:table-cell office:value-type="string" calcext:value-type="string">
            <text:p>reward</text:p>
          </table:table-cell>
          <table:table-cell office:value-type="float" office:value="127.954278258586" calcext:value-type="float">
            <text:p>127.954278258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9931541559509" calcext:value-type="float">
            <text:p>0.20993154155950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1.634576137123" calcext:value-type="float">
            <text:p>141.634576137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08788731943379" calcext:value-type="float">
            <text:p>0.208788731943379,</text:p>
          </table:table-cell>
          <table:table-cell office:value-type="string" calcext:value-type="string">
            <text:p>reward</text:p>
          </table:table-cell>
          <table:table-cell office:value-type="float" office:value="118.89530501441" calcext:value-type="float">
            <text:p>118.895305014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9639273399342" calcext:value-type="float">
            <text:p>0.24963927339934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2.057799655598" calcext:value-type="float">
            <text:p>192.0577996556</text:p>
          </table:table-cell>
        </table:table-row>
        <table:table-row table:style-name="ro2">
          <table:table-cell office:value-type="string" calcext:value-type="string">
            <text:p>no training, exp 5 is just testing exp4 using different set-down models</text:p>
          </table:table-cell>
          <table:table-cell table:number-columns-repeated="2"/>
          <table:table-cell office:value-type="string" calcext:value-type="string">
            <text:p>imp_vel</text:p>
          </table:table-cell>
          <table:table-cell office:value-type="float" office:value="0.236571276322772" calcext:value-type="float">
            <text:p>0.236571276322772,</text:p>
          </table:table-cell>
          <table:table-cell office:value-type="string" calcext:value-type="string">
            <text:p>reward</text:p>
          </table:table-cell>
          <table:table-cell office:value-type="float" office:value="123.27055860474" calcext:value-type="float">
            <text:p>123.270558604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70361163097761" calcext:value-type="float">
            <text:p>0.17036116309776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7.6988244161115" calcext:value-type="float">
            <text:p>77.698824416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73184177023318" calcext:value-type="float">
            <text:p>0.17318417702331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1.741995671196" calcext:value-type="float">
            <text:p>121.7419956712</text:p>
          </table:table-cell>
        </table:table-row>
        <table:table-row table:style-name="ro2">
          <table:table-cell office:value-type="string" calcext:value-type="string">
            <text:p>after exp4, meta-controller selects to set-down at the end</text:p>
          </table:table-cell>
          <table:table-cell table:number-columns-repeated="2"/>
          <table:table-cell office:value-type="string" calcext:value-type="string">
            <text:p>imp_vel</text:p>
          </table:table-cell>
          <table:table-cell office:value-type="float" office:value="0.165412303123818" calcext:value-type="float">
            <text:p>0.165412303123818,</text:p>
          </table:table-cell>
          <table:table-cell office:value-type="string" calcext:value-type="string">
            <text:p>reward</text:p>
          </table:table-cell>
          <table:table-cell office:value-type="float" office:value="127.454995252165" calcext:value-type="float">
            <text:p>127.454995252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49072172489657" calcext:value-type="float">
            <text:p>0.44907217248965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87989549319436" calcext:value-type="float">
            <text:p>0.187989549319436,</text:p>
          </table:table-cell>
          <table:table-cell office:value-type="string" calcext:value-type="string">
            <text:p>reward</text:p>
          </table:table-cell>
          <table:table-cell office:value-type="float" office:value="136.194446373228" calcext:value-type="float">
            <text:p>136.194446373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35989851107366" calcext:value-type="float">
            <text:p>0.073598985110736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88.871438783484" calcext:value-type="float">
            <text:p>188.871438783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68585699793633" calcext:value-type="float">
            <text:p>0.168585699793633,</text:p>
          </table:table-cell>
          <table:table-cell office:value-type="string" calcext:value-type="string">
            <text:p>reward</text:p>
          </table:table-cell>
          <table:table-cell office:value-type="float" office:value="153.317012132352" calcext:value-type="float">
            <text:p>153.317012132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0113897730708" calcext:value-type="float">
            <text:p>0.25011389773070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0.981784661829" calcext:value-type="float">
            <text:p>140.9817846618</text:p>
          </table:table-cell>
        </table:table-row>
        <table:table-row table:style-name="ro6">
          <table:table-cell table:style-name="ce3" office:value-type="string" calcext:value-type="string">
            <text:p>Set-down doesn’t have own step counter,sub-goal ends when episodes timeout reached: Wrong</text:p>
          </table:table-cell>
          <table:table-cell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15852592830874" calcext:value-type="float">
            <text:p>0.61585259283087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08473091817827" calcext:value-type="float">
            <text:p>0.40847309181782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61062612645736" calcext:value-type="float">
            <text:p>0.0861062612645736,</text:p>
          </table:table-cell>
          <table:table-cell office:value-type="string" calcext:value-type="string">
            <text:p>reward</text:p>
          </table:table-cell>
          <table:table-cell office:value-type="float" office:value="167.135573106276" calcext:value-type="float">
            <text:p>167.135573106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5650592395039" calcext:value-type="float">
            <text:p>0.4565059239503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507979253268509" calcext:value-type="float">
            <text:p>0.0507979253268509,</text:p>
          </table:table-cell>
          <table:table-cell office:value-type="string" calcext:value-type="string">
            <text:p>reward</text:p>
          </table:table-cell>
          <table:table-cell office:value-type="float" office:value="253.858433403661" calcext:value-type="float">
            <text:p>253.858433403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4010682730823" calcext:value-type="float">
            <text:p>0.37401068273082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5297402250564" calcext:value-type="float">
            <text:p>0.105297402250564,</text:p>
          </table:table-cell>
          <table:table-cell office:value-type="string" calcext:value-type="string">
            <text:p>reward</text:p>
          </table:table-cell>
          <table:table-cell office:value-type="float" office:value="154.969104519826" calcext:value-type="float">
            <text:p>154.969104519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77582493298987" calcext:value-type="float">
            <text:p>0.177582493298987,</text:p>
          </table:table-cell>
          <table:table-cell office:value-type="string" calcext:value-type="string">
            <text:p>reward</text:p>
          </table:table-cell>
          <table:table-cell office:value-type="float" office:value="124.311857178193" calcext:value-type="float">
            <text:p>124.311857178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788467863953608" calcext:value-type="float">
            <text:p>0.78846786395360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80830027938494" calcext:value-type="float">
            <text:p>0.180830027938494,</text:p>
          </table:table-cell>
          <table:table-cell office:value-type="string" calcext:value-type="string">
            <text:p>reward</text:p>
          </table:table-cell>
          <table:table-cell office:value-type="float" office:value="146.300549991627" calcext:value-type="float">
            <text:p>146.300549991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8318164972026" calcext:value-type="float">
            <text:p>0.20831816497202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7.003495044913" calcext:value-type="float">
            <text:p>67.003495044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279379993941387" calcext:value-type="float">
            <text:p>0.0279379993941387,</text:p>
          </table:table-cell>
          <table:table-cell office:value-type="string" calcext:value-type="string">
            <text:p>reward</text:p>
          </table:table-cell>
          <table:table-cell office:value-type="float" office:value="404.935436210868" calcext:value-type="float">
            <text:p>404.935436210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4192580990343" calcext:value-type="float">
            <text:p>0.18419258099034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9.291003178485" calcext:value-type="float">
            <text:p>109.291003178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95700728836472" calcext:value-type="float">
            <text:p>0.295700728836472,</text:p>
          </table:table-cell>
          <table:table-cell office:value-type="string" calcext:value-type="string">
            <text:p>reward</text:p>
          </table:table-cell>
          <table:table-cell office:value-type="float" office:value="93.8179754894354" calcext:value-type="float">
            <text:p>93.817975489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59985304016486" calcext:value-type="float">
            <text:p>0.055998530401648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8.576114913644" calcext:value-type="float">
            <text:p>238.576114913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98268246332279" calcext:value-type="float">
            <text:p>0.0898268246332279,</text:p>
          </table:table-cell>
          <table:table-cell office:value-type="string" calcext:value-type="string">
            <text:p>reward</text:p>
          </table:table-cell>
          <table:table-cell office:value-type="float" office:value="173.325320034756" calcext:value-type="float">
            <text:p>173.325320034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9537205612913" calcext:value-type="float">
            <text:p>0.18953720561291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9.760089860261" calcext:value-type="float">
            <text:p>129.760089860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62886319797222" calcext:value-type="float">
            <text:p>0.162886319797222,</text:p>
          </table:table-cell>
          <table:table-cell office:value-type="string" calcext:value-type="string">
            <text:p>reward</text:p>
          </table:table-cell>
          <table:table-cell office:value-type="float" office:value="118.392509895546" calcext:value-type="float">
            <text:p>118.392509895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70206802691431" calcext:value-type="float">
            <text:p>0.0870206802691431,</text:p>
          </table:table-cell>
          <table:table-cell office:value-type="string" calcext:value-type="string">
            <text:p>reward</text:p>
          </table:table-cell>
          <table:table-cell office:value-type="float" office:value="163.915212901937" calcext:value-type="float">
            <text:p>163.915212901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7943134711467" calcext:value-type="float">
            <text:p>0.37794313471146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57895835217881" calcext:value-type="float">
            <text:p>0.055789583521788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5.244930123821" calcext:value-type="float">
            <text:p>235.244930123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08446209582238" calcext:value-type="float">
            <text:p>0.208446209582238,</text:p>
          </table:table-cell>
          <table:table-cell office:value-type="string" calcext:value-type="string">
            <text:p>reward</text:p>
          </table:table-cell>
          <table:table-cell office:value-type="float" office:value="128.974007395201" calcext:value-type="float">
            <text:p>128.974007395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79527372643274" calcext:value-type="float">
            <text:p>0.47952737264327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2086366444495" calcext:value-type="float">
            <text:p>0.22086366444495,</text:p>
          </table:table-cell>
          <table:table-cell office:value-type="string" calcext:value-type="string">
            <text:p>reward</text:p>
          </table:table-cell>
          <table:table-cell office:value-type="float" office:value="65.2768001705074" calcext:value-type="float">
            <text:p>65.276800170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0206808554564" calcext:value-type="float">
            <text:p>0.18020680855456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5.491799006985" calcext:value-type="float">
            <text:p>125.49179900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07637964032621" calcext:value-type="float">
            <text:p>0.207637964032621,</text:p>
          </table:table-cell>
          <table:table-cell office:value-type="string" calcext:value-type="string">
            <text:p>reward</text:p>
          </table:table-cell>
          <table:table-cell office:value-type="float" office:value="70.1607496326103" calcext:value-type="float">
            <text:p>70.160749632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913595053848404" calcext:value-type="float">
            <text:p>0.091359505384840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1.457685414082" calcext:value-type="float">
            <text:p>161.457685414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55890582668695" calcext:value-type="float">
            <text:p>0.0755890582668695,</text:p>
          </table:table-cell>
          <table:table-cell office:value-type="string" calcext:value-type="string">
            <text:p>reward</text:p>
          </table:table-cell>
          <table:table-cell office:value-type="float" office:value="200.294279480169" calcext:value-type="float">
            <text:p>200.294279480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3181206920751" calcext:value-type="float">
            <text:p>0.16318120692075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8.281566601334" calcext:value-type="float">
            <text:p>128.281566601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670357854393444" calcext:value-type="float">
            <text:p>0.0670357854393444,</text:p>
          </table:table-cell>
          <table:table-cell office:value-type="string" calcext:value-type="string">
            <text:p>reward</text:p>
          </table:table-cell>
          <table:table-cell office:value-type="float" office:value="230.174055833928" calcext:value-type="float">
            <text:p>230.174055833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2580370576489" calcext:value-type="float">
            <text:p>0.13258037057648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7.4259469672452" calcext:value-type="float">
            <text:p>97.425946967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17456942404427" calcext:value-type="float">
            <text:p>0.0817456942404427,</text:p>
          </table:table-cell>
          <table:table-cell office:value-type="string" calcext:value-type="string">
            <text:p>reward</text:p>
          </table:table-cell>
          <table:table-cell office:value-type="float" office:value="215.330602154855" calcext:value-type="float">
            <text:p>215.330602154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0302788231488" calcext:value-type="float">
            <text:p>0.20030278823148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0.924417369783" calcext:value-type="float">
            <text:p>120.924417369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8542320256948" calcext:value-type="float">
            <text:p>0.108542320256948,</text:p>
          </table:table-cell>
          <table:table-cell office:value-type="string" calcext:value-type="string">
            <text:p>reward</text:p>
          </table:table-cell>
          <table:table-cell office:value-type="float" office:value="147.129963467958" calcext:value-type="float">
            <text:p>147.12996346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83585249275676" calcext:value-type="float">
            <text:p>0.088358524927567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6.175270956567" calcext:value-type="float">
            <text:p>166.175270956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914051760982826" calcext:value-type="float">
            <text:p>0.0914051760982826,</text:p>
          </table:table-cell>
          <table:table-cell office:value-type="string" calcext:value-type="string">
            <text:p>reward</text:p>
          </table:table-cell>
          <table:table-cell office:value-type="float" office:value="159.402994741212" calcext:value-type="float">
            <text:p>159.402994741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321447728154745" calcext:value-type="float">
            <text:p>0.0321447728154745,</text:p>
          </table:table-cell>
          <table:table-cell office:value-type="string" calcext:value-type="string">
            <text:p>reward</text:p>
          </table:table-cell>
          <table:table-cell office:value-type="float" office:value="367.0925703972" calcext:value-type="float">
            <text:p>367.092570397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9479494405458" calcext:value-type="float">
            <text:p>0.1694794944054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0.004188294758" calcext:value-type="float">
            <text:p>110.004188294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52768629649342" calcext:value-type="float">
            <text:p>0.152768629649342,</text:p>
          </table:table-cell>
          <table:table-cell office:value-type="string" calcext:value-type="string">
            <text:p>reward</text:p>
          </table:table-cell>
          <table:table-cell office:value-type="float" office:value="142.458465019641" calcext:value-type="float">
            <text:p>142.458465019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32676218318859" calcext:value-type="float">
            <text:p>0.33267621831885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3874358344412" calcext:value-type="float">
            <text:p>0.133874358344412,</text:p>
          </table:table-cell>
          <table:table-cell office:value-type="string" calcext:value-type="string">
            <text:p>reward</text:p>
          </table:table-cell>
          <table:table-cell office:value-type="float" office:value="142.696903302972" calcext:value-type="float">
            <text:p>142.69690330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306652059163" calcext:value-type="float">
            <text:p>0.1830665205916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7.624952545568" calcext:value-type="float">
            <text:p>127.624952545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4101792199531" calcext:value-type="float">
            <text:p>0.14101792199531,</text:p>
          </table:table-cell>
          <table:table-cell office:value-type="string" calcext:value-type="string">
            <text:p>reward</text:p>
          </table:table-cell>
          <table:table-cell office:value-type="float" office:value="144.912972326543" calcext:value-type="float">
            <text:p>144.912972326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63220801627995" calcext:value-type="float">
            <text:p>0.026322080162799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73.909184158356" calcext:value-type="float">
            <text:p>473.909184158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82800440258777" calcext:value-type="float">
            <text:p>0.282800440258777,</text:p>
          </table:table-cell>
          <table:table-cell office:value-type="string" calcext:value-type="string">
            <text:p>reward</text:p>
          </table:table-cell>
          <table:table-cell office:value-type="float" office:value="91.3606238761492" calcext:value-type="float">
            <text:p>91.360623876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13239010748716" calcext:value-type="float">
            <text:p>0.11323901074871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2.30878982324" calcext:value-type="float">
            <text:p>112.308789823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41448453839972" calcext:value-type="float">
            <text:p>0.241448453839972,</text:p>
          </table:table-cell>
          <table:table-cell office:value-type="string" calcext:value-type="string">
            <text:p>reward</text:p>
          </table:table-cell>
          <table:table-cell office:value-type="float" office:value="145.416707545486" calcext:value-type="float">
            <text:p>145.416707545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353722816388" calcext:value-type="float">
            <text:p>0.2535372281638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9.4419394438447" calcext:value-type="float">
            <text:p>89.441939443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98053676351455" calcext:value-type="float">
            <text:p>0.098053676351455,</text:p>
          </table:table-cell>
          <table:table-cell office:value-type="string" calcext:value-type="string">
            <text:p>reward</text:p>
          </table:table-cell>
          <table:table-cell office:value-type="float" office:value="171.98495734272" calcext:value-type="float">
            <text:p>171.984957342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5215151627183" calcext:value-type="float">
            <text:p>0.20521515162718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0.729345375858" calcext:value-type="float">
            <text:p>120.729345375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28703403151551" calcext:value-type="float">
            <text:p>0.128703403151551,</text:p>
          </table:table-cell>
          <table:table-cell office:value-type="string" calcext:value-type="string">
            <text:p>reward</text:p>
          </table:table-cell>
          <table:table-cell office:value-type="float" office:value="142.698023169013" calcext:value-type="float">
            <text:p>142.69802316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728771089306886" calcext:value-type="float">
            <text:p>0.72877108930688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2073998103197" calcext:value-type="float">
            <text:p>0.112073998103197,</text:p>
          </table:table-cell>
          <table:table-cell office:value-type="string" calcext:value-type="string">
            <text:p>reward</text:p>
          </table:table-cell>
          <table:table-cell office:value-type="float" office:value="164.22676240025" calcext:value-type="float">
            <text:p>164.226762400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94228995969303" calcext:value-type="float">
            <text:p>0.39422899596930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40481433395779" calcext:value-type="float">
            <text:p>0.0740481433395779,</text:p>
          </table:table-cell>
          <table:table-cell office:value-type="string" calcext:value-type="string">
            <text:p>reward</text:p>
          </table:table-cell>
          <table:table-cell office:value-type="float" office:value="198.047275313048" calcext:value-type="float">
            <text:p>198.04727531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8658599562174" calcext:value-type="float">
            <text:p>0.13865859956217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1.119580260985" calcext:value-type="float">
            <text:p>141.11958026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449289837329303" calcext:value-type="float">
            <text:p>0.0449289837329303,</text:p>
          </table:table-cell>
          <table:table-cell office:value-type="string" calcext:value-type="string">
            <text:p>reward</text:p>
          </table:table-cell>
          <table:table-cell office:value-type="float" office:value="303.57347416186" calcext:value-type="float">
            <text:p>303.573474161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911177508892802" calcext:value-type="float">
            <text:p>0.091117750889280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3.748099600826" calcext:value-type="float">
            <text:p>173.748099600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49361498522227" calcext:value-type="float">
            <text:p>0.149361498522227,</text:p>
          </table:table-cell>
          <table:table-cell office:value-type="string" calcext:value-type="string">
            <text:p>reward</text:p>
          </table:table-cell>
          <table:table-cell office:value-type="float" office:value="119.951658218077" calcext:value-type="float">
            <text:p>119.951658218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4532270003353" calcext:value-type="float">
            <text:p>0.24453227000335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6.8943981089404" calcext:value-type="float">
            <text:p>96.894398108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954099178952639" calcext:value-type="float">
            <text:p>0.0954099178952639,</text:p>
          </table:table-cell>
          <table:table-cell office:value-type="string" calcext:value-type="string">
            <text:p>reward</text:p>
          </table:table-cell>
          <table:table-cell office:value-type="float" office:value="123.810906670913" calcext:value-type="float">
            <text:p>123.810906670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7793936837759" calcext:value-type="float">
            <text:p>0.24779393683775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0.3561125329205" calcext:value-type="float">
            <text:p>60.356112532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40758640716552" calcext:value-type="float">
            <text:p>0.140758640716552,</text:p>
          </table:table-cell>
          <table:table-cell office:value-type="string" calcext:value-type="string">
            <text:p>reward</text:p>
          </table:table-cell>
          <table:table-cell office:value-type="float" office:value="116.043595967492" calcext:value-type="float">
            <text:p>116.043595967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18524284272534" calcext:value-type="float">
            <text:p>0.31852428427253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0055979893129" calcext:value-type="float">
            <text:p>0.130055979893129,</text:p>
          </table:table-cell>
          <table:table-cell office:value-type="string" calcext:value-type="string">
            <text:p>reward</text:p>
          </table:table-cell>
          <table:table-cell office:value-type="float" office:value="154.889966983581" calcext:value-type="float">
            <text:p>154.889966983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05489042761602" calcext:value-type="float">
            <text:p>0.30548904276160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3" calcext:value-type="float">
            <text:p>-1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05916571443039" calcext:value-type="float">
            <text:p>0.205916571443039,</text:p>
          </table:table-cell>
          <table:table-cell office:value-type="string" calcext:value-type="string">
            <text:p>reward</text:p>
          </table:table-cell>
          <table:table-cell office:value-type="float" office:value="124.563357139842" calcext:value-type="float">
            <text:p>124.563357139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4274381911083" calcext:value-type="float">
            <text:p>0.26427438191108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6.839460365722" calcext:value-type="float">
            <text:p>116.839460365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3035293953123" calcext:value-type="float">
            <text:p>0.113035293953123,</text:p>
          </table:table-cell>
          <table:table-cell office:value-type="string" calcext:value-type="string">
            <text:p>reward</text:p>
          </table:table-cell>
          <table:table-cell office:value-type="float" office:value="148.467943509282" calcext:value-type="float">
            <text:p>148.467943509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6534608539448" calcext:value-type="float">
            <text:p>0.18653460853944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9.609354737436" calcext:value-type="float">
            <text:p>119.609354737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75530515963054" calcext:value-type="float">
            <text:p>0.175530515963054,</text:p>
          </table:table-cell>
          <table:table-cell office:value-type="string" calcext:value-type="string">
            <text:p>reward</text:p>
          </table:table-cell>
          <table:table-cell office:value-type="float" office:value="118.970151002717" calcext:value-type="float">
            <text:p>118.970151002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1921458969609" calcext:value-type="float">
            <text:p>0.20192145896960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0.524206347504" calcext:value-type="float">
            <text:p>100.524206347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7406270827646" calcext:value-type="float">
            <text:p>0.107406270827646,</text:p>
          </table:table-cell>
          <table:table-cell office:value-type="string" calcext:value-type="string">
            <text:p>reward</text:p>
          </table:table-cell>
          <table:table-cell office:value-type="float" office:value="111.104433502276" calcext:value-type="float">
            <text:p>111.104433502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9727636879402" calcext:value-type="float">
            <text:p>0.10972763687940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5.13474311846" calcext:value-type="float">
            <text:p>135.134743118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464390251763" calcext:value-type="float">
            <text:p>0.546439025176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7316073833977" calcext:value-type="float">
            <text:p>0.2731607383397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9.6084821002406" calcext:value-type="float">
            <text:p>89.608482100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56851681523094" calcext:value-type="float">
            <text:p>0.156851681523094,</text:p>
          </table:table-cell>
          <table:table-cell office:value-type="string" calcext:value-type="string">
            <text:p>reward</text:p>
          </table:table-cell>
          <table:table-cell office:value-type="float" office:value="149.754496623153" calcext:value-type="float">
            <text:p>149.754496623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32684294436703" calcext:value-type="float">
            <text:p>0.43268429443670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4" calcext:value-type="float">
            <text:p>-1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71862829555431" calcext:value-type="float">
            <text:p>0.171862829555431,</text:p>
          </table:table-cell>
          <table:table-cell office:value-type="string" calcext:value-type="string">
            <text:p>reward</text:p>
          </table:table-cell>
          <table:table-cell office:value-type="float" office:value="142.185938319924" calcext:value-type="float">
            <text:p>142.185938319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58467845373891" calcext:value-type="float">
            <text:p>0.35846784537389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4" calcext:value-type="float">
            <text:p>-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97416360303062" calcext:value-type="float">
            <text:p>0.29741636030306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7.6228981815599" calcext:value-type="float">
            <text:p>47.622898181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6329626683133" calcext:value-type="float">
            <text:p>0.106329626683133,</text:p>
          </table:table-cell>
          <table:table-cell office:value-type="string" calcext:value-type="string">
            <text:p>reward</text:p>
          </table:table-cell>
          <table:table-cell office:value-type="float" office:value="117.047165516724" calcext:value-type="float">
            <text:p>117.047165516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27137678926381" calcext:value-type="float">
            <text:p>0.12713767892638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7.654888813807" calcext:value-type="float">
            <text:p>137.654888813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67655489614056" calcext:value-type="float">
            <text:p>0.167655489614056,</text:p>
          </table:table-cell>
          <table:table-cell office:value-type="string" calcext:value-type="string">
            <text:p>reward</text:p>
          </table:table-cell>
          <table:table-cell office:value-type="float" office:value="141.646123267542" calcext:value-type="float">
            <text:p>141.646123267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3519052519799" calcext:value-type="float">
            <text:p>0.15351905251979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4.1384947722388" calcext:value-type="float">
            <text:p>84.138494772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41246969062276" calcext:value-type="float">
            <text:p>0.141246969062276,</text:p>
          </table:table-cell>
          <table:table-cell office:value-type="string" calcext:value-type="string">
            <text:p>reward</text:p>
          </table:table-cell>
          <table:table-cell office:value-type="float" office:value="167.797979357638" calcext:value-type="float">
            <text:p>167.797979357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6236437455025" calcext:value-type="float">
            <text:p>0.22623643745502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2.201544687018" calcext:value-type="float">
            <text:p>122.20154468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5799323204963" calcext:value-type="float">
            <text:p>0.105799323204963,</text:p>
          </table:table-cell>
          <table:table-cell office:value-type="string" calcext:value-type="string">
            <text:p>reward</text:p>
          </table:table-cell>
          <table:table-cell office:value-type="float" office:value="143.51856304059" calcext:value-type="float">
            <text:p>143.518563040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0580771959356" calcext:value-type="float">
            <text:p>0.20058077195935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3.8552274094664" calcext:value-type="float">
            <text:p>63.855227409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07697408510485" calcext:value-type="float">
            <text:p>0.207697408510485,</text:p>
          </table:table-cell>
          <table:table-cell office:value-type="string" calcext:value-type="string">
            <text:p>reward</text:p>
          </table:table-cell>
          <table:table-cell office:value-type="float" office:value="70.1469656829886" calcext:value-type="float">
            <text:p>70.14696568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15080371592731" calcext:value-type="float">
            <text:p>0.11508037159273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4.895791711466" calcext:value-type="float">
            <text:p>154.895791711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4190723319873" calcext:value-type="float">
            <text:p>0.26419072331987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3.8514426030484" calcext:value-type="float">
            <text:p>93.85144260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738289949195" calcext:value-type="float">
            <text:p>0.2073828994919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8.2199835401" calcext:value-type="float">
            <text:p>108.219983540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7368259129389" calcext:value-type="float">
            <text:p>0.117368259129389,</text:p>
          </table:table-cell>
          <table:table-cell office:value-type="string" calcext:value-type="string">
            <text:p>reward</text:p>
          </table:table-cell>
          <table:table-cell office:value-type="float" office:value="161.201911267814" calcext:value-type="float">
            <text:p>161.201911267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20156199889487" calcext:value-type="float">
            <text:p>0.220156199889487,</text:p>
          </table:table-cell>
          <table:table-cell office:value-type="string" calcext:value-type="string">
            <text:p>reward</text:p>
          </table:table-cell>
          <table:table-cell office:value-type="float" office:value="117.422295647453" calcext:value-type="float">
            <text:p>117.422295647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0385401218602" calcext:value-type="float">
            <text:p>0.19038540121860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8.52503572224" calcext:value-type="float">
            <text:p>148.525035722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02732669512018" calcext:value-type="float">
            <text:p>0.030273266951201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87.324441564871" calcext:value-type="float">
            <text:p>387.324441564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02549891367863" calcext:value-type="float">
            <text:p>0.60254989136786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12361878534797" calcext:value-type="float">
            <text:p>0.11236187853479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7.998156050792" calcext:value-type="float">
            <text:p>147.998156050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519169756178606" calcext:value-type="float">
            <text:p>0.0519169756178606,</text:p>
          </table:table-cell>
          <table:table-cell office:value-type="string" calcext:value-type="string">
            <text:p>reward</text:p>
          </table:table-cell>
          <table:table-cell office:value-type="float" office:value="256.615226156583" calcext:value-type="float">
            <text:p>256.615226156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71163303254758" calcext:value-type="float">
            <text:p>0.2711633032547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5.878146415723" calcext:value-type="float">
            <text:p>115.878146415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97155762377861" calcext:value-type="float">
            <text:p>0.197155762377861,</text:p>
          </table:table-cell>
          <table:table-cell office:value-type="string" calcext:value-type="string">
            <text:p>reward</text:p>
          </table:table-cell>
          <table:table-cell office:value-type="float" office:value="146.72131739591" calcext:value-type="float">
            <text:p>146.721317395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88914107287466" calcext:value-type="float">
            <text:p>0.38891410728746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4674041087431" calcext:value-type="float">
            <text:p>0.104674041087431,</text:p>
          </table:table-cell>
          <table:table-cell office:value-type="string" calcext:value-type="string">
            <text:p>reward</text:p>
          </table:table-cell>
          <table:table-cell office:value-type="float" office:value="149.534670259337" calcext:value-type="float">
            <text:p>149.534670259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22935415954162" calcext:value-type="float">
            <text:p>0.12293541595416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0.343524340688" calcext:value-type="float">
            <text:p>140.343524340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36492997065064" calcext:value-type="float">
            <text:p>0.0736492997065064,</text:p>
          </table:table-cell>
          <table:table-cell office:value-type="string" calcext:value-type="string">
            <text:p>reward</text:p>
          </table:table-cell>
          <table:table-cell office:value-type="float" office:value="225.778616223782" calcext:value-type="float">
            <text:p>225.778616223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93527037766108" calcext:value-type="float">
            <text:p>0.59352703776610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16321088329068" calcext:value-type="float">
            <text:p>0.11632108832906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9.968934297712" calcext:value-type="float">
            <text:p>139.968934297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9217030341732" calcext:value-type="float">
            <text:p>0.119217030341732,</text:p>
          </table:table-cell>
          <table:table-cell office:value-type="string" calcext:value-type="string">
            <text:p>reward</text:p>
          </table:table-cell>
          <table:table-cell office:value-type="float" office:value="148.8806332563" calcext:value-type="float">
            <text:p>148.880633256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058094094723" calcext:value-type="float">
            <text:p>0.1805809409472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8.376829623023" calcext:value-type="float">
            <text:p>128.37682962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892596529235" calcext:value-type="float">
            <text:p>0.10892596529235,</text:p>
          </table:table-cell>
          <table:table-cell office:value-type="string" calcext:value-type="string">
            <text:p>reward</text:p>
          </table:table-cell>
          <table:table-cell office:value-type="float" office:value="142.8054751515" calcext:value-type="float">
            <text:p>142.805475151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79079992930937" calcext:value-type="float">
            <text:p>0.17907999293093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5.840967136159" calcext:value-type="float">
            <text:p>115.840967136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23723394377085" calcext:value-type="float">
            <text:p>0.42372339437708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20175005299545" calcext:value-type="float">
            <text:p>0.120175005299545,</text:p>
          </table:table-cell>
          <table:table-cell office:value-type="string" calcext:value-type="string">
            <text:p>reward</text:p>
          </table:table-cell>
          <table:table-cell office:value-type="float" office:value="144.211978855955" calcext:value-type="float">
            <text:p>144.21197885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2902726062495" calcext:value-type="float">
            <text:p>0.1290272606249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0.503001703396" calcext:value-type="float">
            <text:p>140.503001703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64580328475852" calcext:value-type="float">
            <text:p>0.164580328475852,</text:p>
          </table:table-cell>
          <table:table-cell office:value-type="string" calcext:value-type="string">
            <text:p>reward</text:p>
          </table:table-cell>
          <table:table-cell office:value-type="float" office:value="137.760602999205" calcext:value-type="float">
            <text:p>137.760602999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71297722311282" calcext:value-type="float">
            <text:p>0.0771297722311282,</text:p>
          </table:table-cell>
          <table:table-cell office:value-type="string" calcext:value-type="string">
            <text:p>reward</text:p>
          </table:table-cell>
          <table:table-cell office:value-type="float" office:value="180.651621037255" calcext:value-type="float">
            <text:p>180.651621037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08562417796987" calcext:value-type="float">
            <text:p>0.208562417796987,</text:p>
          </table:table-cell>
          <table:table-cell office:value-type="string" calcext:value-type="string">
            <text:p>reward</text:p>
          </table:table-cell>
          <table:table-cell office:value-type="float" office:value="105.947276914165" calcext:value-type="float">
            <text:p>105.947276914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17363861993643" calcext:value-type="float">
            <text:p>0.41736386199364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1" calcext:value-type="float">
            <text:p>11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385262451497326" calcext:value-type="float">
            <text:p>0.0385262451497326,</text:p>
          </table:table-cell>
          <table:table-cell office:value-type="string" calcext:value-type="string">
            <text:p>reward</text:p>
          </table:table-cell>
          <table:table-cell office:value-type="float" office:value="307.563317451128" calcext:value-type="float">
            <text:p>307.563317451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12527837802303" calcext:value-type="float">
            <text:p>0.31252783780230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7814728413267" calcext:value-type="float">
            <text:p>0.107814728413267,</text:p>
          </table:table-cell>
          <table:table-cell office:value-type="string" calcext:value-type="string">
            <text:p>reward</text:p>
          </table:table-cell>
          <table:table-cell office:value-type="float" office:value="141.751706071816" calcext:value-type="float">
            <text:p>141.751706071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9980977045959" calcext:value-type="float">
            <text:p>0.25998097704595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4.4643527138995" calcext:value-type="float">
            <text:p>54.464352713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914465878783411" calcext:value-type="float">
            <text:p>0.0914465878783411,</text:p>
          </table:table-cell>
          <table:table-cell office:value-type="string" calcext:value-type="string">
            <text:p>reward</text:p>
          </table:table-cell>
          <table:table-cell office:value-type="float" office:value="179.35345136446" calcext:value-type="float">
            <text:p>179.353451364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5295437183298" calcext:value-type="float">
            <text:p>0.23529543718329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2.4997616601034" calcext:value-type="float">
            <text:p>62.499761660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671762000000431" calcext:value-type="float">
            <text:p>0.0671762000000431,</text:p>
          </table:table-cell>
          <table:table-cell office:value-type="string" calcext:value-type="string">
            <text:p>reward</text:p>
          </table:table-cell>
          <table:table-cell office:value-type="float" office:value="170.862245854835" calcext:value-type="float">
            <text:p>170.862245854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79621500615159" calcext:value-type="float">
            <text:p>0.17962150061515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0.672622518755" calcext:value-type="float">
            <text:p>130.672622518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8802884459681" calcext:value-type="float">
            <text:p>0.118802884459681,</text:p>
          </table:table-cell>
          <table:table-cell office:value-type="string" calcext:value-type="string">
            <text:p>reward</text:p>
          </table:table-cell>
          <table:table-cell office:value-type="float" office:value="169.173040456722" calcext:value-type="float">
            <text:p>169.173040456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59757401083982" calcext:value-type="float">
            <text:p>0.35975740108398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579508853636757" calcext:value-type="float">
            <text:p>0.0579508853636757,</text:p>
          </table:table-cell>
          <table:table-cell office:value-type="string" calcext:value-type="string">
            <text:p>reward</text:p>
          </table:table-cell>
          <table:table-cell office:value-type="float" office:value="230.55991754473" calcext:value-type="float">
            <text:p>230.559917544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9933195162758" calcext:value-type="float">
            <text:p>0.0599331951627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87.852442504416" calcext:value-type="float">
            <text:p>187.852442504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578368772594207" calcext:value-type="float">
            <text:p>0.0578368772594207,</text:p>
          </table:table-cell>
          <table:table-cell office:value-type="string" calcext:value-type="string">
            <text:p>reward</text:p>
          </table:table-cell>
          <table:table-cell office:value-type="float" office:value="226.900067808747" calcext:value-type="float">
            <text:p>226.900067808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02275591239267" calcext:value-type="float">
            <text:p>0.30227559123926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95906181650924" calcext:value-type="float">
            <text:p>0.195906181650924,</text:p>
          </table:table-cell>
          <table:table-cell office:value-type="string" calcext:value-type="string">
            <text:p>reward</text:p>
          </table:table-cell>
          <table:table-cell office:value-type="float" office:value="105.044841544707" calcext:value-type="float">
            <text:p>105.044841544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3732250749841" calcext:value-type="float">
            <text:p>0.21373225074984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9.787510845541" calcext:value-type="float">
            <text:p>119.787510845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7513594037248" calcext:value-type="float">
            <text:p>0.117513594037248,</text:p>
          </table:table-cell>
          <table:table-cell office:value-type="string" calcext:value-type="string">
            <text:p>reward</text:p>
          </table:table-cell>
          <table:table-cell office:value-type="float" office:value="105.09653782549" calcext:value-type="float">
            <text:p>105.096537825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2827610320747" calcext:value-type="float">
            <text:p>0.3282761032074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48945254019219" calcext:value-type="float">
            <text:p>0.148945254019219,</text:p>
          </table:table-cell>
          <table:table-cell office:value-type="string" calcext:value-type="string">
            <text:p>reward</text:p>
          </table:table-cell>
          <table:table-cell office:value-type="float" office:value="125.138762264353" calcext:value-type="float">
            <text:p>125.138762264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9947906650581" calcext:value-type="float">
            <text:p>0.26994790665058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1.044184280132" calcext:value-type="float">
            <text:p>111.044184280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324289342491468" calcext:value-type="float">
            <text:p>0.0324289342491468,</text:p>
          </table:table-cell>
          <table:table-cell office:value-type="string" calcext:value-type="string">
            <text:p>reward</text:p>
          </table:table-cell>
          <table:table-cell office:value-type="float" office:value="381.366593954998" calcext:value-type="float">
            <text:p>381.36659395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716150799295" calcext:value-type="float">
            <text:p>0.2071615079929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0.27151576991" calcext:value-type="float">
            <text:p>100.271515769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94555028976552" calcext:value-type="float">
            <text:p>0.0894555028976552,</text:p>
          </table:table-cell>
          <table:table-cell office:value-type="string" calcext:value-type="string">
            <text:p>reward</text:p>
          </table:table-cell>
          <table:table-cell office:value-type="float" office:value="195.787421411524" calcext:value-type="float">
            <text:p>195.787421411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7109855741637" calcext:value-type="float">
            <text:p>0.25710985574163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2.893880482158" calcext:value-type="float">
            <text:p>102.893880482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20875501872462" calcext:value-type="float">
            <text:p>0.120875501872462,</text:p>
          </table:table-cell>
          <table:table-cell office:value-type="string" calcext:value-type="string">
            <text:p>reward</text:p>
          </table:table-cell>
          <table:table-cell office:value-type="float" office:value="160.729749577803" calcext:value-type="float">
            <text:p>160.729749577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051464190428" calcext:value-type="float">
            <text:p>0.2305146419042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4.381192263494" calcext:value-type="float">
            <text:p>104.381192263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4424505168174" calcext:value-type="float">
            <text:p>0.114424505168174,</text:p>
          </table:table-cell>
          <table:table-cell office:value-type="string" calcext:value-type="string">
            <text:p>reward</text:p>
          </table:table-cell>
          <table:table-cell office:value-type="float" office:value="147.393867120532" calcext:value-type="float">
            <text:p>147.393867120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74118455349273" calcext:value-type="float">
            <text:p>0.27411845534927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9.4805791250295" calcext:value-type="float">
            <text:p>89.48057912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01737843275652" calcext:value-type="float">
            <text:p>0.0701737843275652,</text:p>
          </table:table-cell>
          <table:table-cell office:value-type="string" calcext:value-type="string">
            <text:p>reward</text:p>
          </table:table-cell>
          <table:table-cell office:value-type="float" office:value="205.503359279027" calcext:value-type="float">
            <text:p>205.50335927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1370615326931" calcext:value-type="float">
            <text:p>0.21137061532693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5.310265831099" calcext:value-type="float">
            <text:p>105.310265831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2303590494746" calcext:value-type="float">
            <text:p>0.102303590494746,</text:p>
          </table:table-cell>
          <table:table-cell office:value-type="string" calcext:value-type="string">
            <text:p>reward</text:p>
          </table:table-cell>
          <table:table-cell office:value-type="float" office:value="174.748279915099" calcext:value-type="float">
            <text:p>174.748279915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01079622492983" calcext:value-type="float">
            <text:p>0.020107962249298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58.315435349445" calcext:value-type="float">
            <text:p>558.315435349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5111321567435" calcext:value-type="float">
            <text:p>0.18511132156743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1.0215472253385" calcext:value-type="float">
            <text:p>71.021547225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522426928003394" calcext:value-type="float">
            <text:p>0.0522426928003394,</text:p>
          </table:table-cell>
          <table:table-cell office:value-type="string" calcext:value-type="string">
            <text:p>reward</text:p>
          </table:table-cell>
          <table:table-cell office:value-type="float" office:value="333.414329238692" calcext:value-type="float">
            <text:p>333.414329238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26305587572129" calcext:value-type="float">
            <text:p>0.42630558757212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8613255870109" calcext:value-type="float">
            <text:p>0.26861325587010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4.2282446285362" calcext:value-type="float">
            <text:p>84.228244628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665549112124886" calcext:value-type="float">
            <text:p>0.0665549112124886,</text:p>
          </table:table-cell>
          <table:table-cell office:value-type="string" calcext:value-type="string">
            <text:p>reward</text:p>
          </table:table-cell>
          <table:table-cell office:value-type="float" office:value="220.251871992935" calcext:value-type="float">
            <text:p>220.251871992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4334744230172" calcext:value-type="float">
            <text:p>0.3433474423017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26373756877924" calcext:value-type="float">
            <text:p>0.226373756877924,</text:p>
          </table:table-cell>
          <table:table-cell office:value-type="string" calcext:value-type="string">
            <text:p>reward</text:p>
          </table:table-cell>
          <table:table-cell office:value-type="float" office:value="114.17473181484" calcext:value-type="float">
            <text:p>114.174731814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98289635145097" calcext:value-type="float">
            <text:p>0.49828963514509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4" calcext:value-type="float">
            <text:p>-1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58476539814645" calcext:value-type="float">
            <text:p>0.158476539814645,</text:p>
          </table:table-cell>
          <table:table-cell office:value-type="string" calcext:value-type="string">
            <text:p>reward</text:p>
          </table:table-cell>
          <table:table-cell office:value-type="float" office:value="168.100822441581" calcext:value-type="float">
            <text:p>168.100822441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26297027597993" calcext:value-type="float">
            <text:p>0.52629702759799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3" calcext:value-type="float">
            <text:p>-1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91172221024409" calcext:value-type="float">
            <text:p>0.191172221024409,</text:p>
          </table:table-cell>
          <table:table-cell office:value-type="string" calcext:value-type="string">
            <text:p>reward</text:p>
          </table:table-cell>
          <table:table-cell office:value-type="float" office:value="127.308855054434" calcext:value-type="float">
            <text:p>127.308855054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6426763018596" calcext:value-type="float">
            <text:p>0.23642676301859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6.2963960269315" calcext:value-type="float">
            <text:p>96.296396026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9467686513165" calcext:value-type="float">
            <text:p>0.109467686513165,</text:p>
          </table:table-cell>
          <table:table-cell office:value-type="string" calcext:value-type="string">
            <text:p>reward</text:p>
          </table:table-cell>
          <table:table-cell office:value-type="float" office:value="155.351158670896" calcext:value-type="float">
            <text:p>155.351158670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90629207152804" calcext:value-type="float">
            <text:p>0.079062920715280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01.481540392516" calcext:value-type="float">
            <text:p>201.481540392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6519861074874" calcext:value-type="float">
            <text:p>0.106519861074874,</text:p>
          </table:table-cell>
          <table:table-cell office:value-type="string" calcext:value-type="string">
            <text:p>reward</text:p>
          </table:table-cell>
          <table:table-cell office:value-type="float" office:value="149.879206178939" calcext:value-type="float">
            <text:p>149.879206178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3994336233403" calcext:value-type="float">
            <text:p>0.23399433623340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3.736077124642" calcext:value-type="float">
            <text:p>103.736077124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3719351044297" calcext:value-type="float">
            <text:p>0.37371935104429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94862656297721" calcext:value-type="float">
            <text:p>0.194862656297721,</text:p>
          </table:table-cell>
          <table:table-cell office:value-type="string" calcext:value-type="string">
            <text:p>reward</text:p>
          </table:table-cell>
          <table:table-cell office:value-type="float" office:value="120.318196056619" calcext:value-type="float">
            <text:p>120.318196056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56682668216355" calcext:value-type="float">
            <text:p>0.65668266821635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8" calcext:value-type="float">
            <text:p>-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96628408604591" calcext:value-type="float">
            <text:p>0.096628408604591,</text:p>
          </table:table-cell>
          <table:table-cell office:value-type="string" calcext:value-type="string">
            <text:p>reward</text:p>
          </table:table-cell>
          <table:table-cell office:value-type="float" office:value="165.489234112512" calcext:value-type="float">
            <text:p>165.489234112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29678620041607" calcext:value-type="float">
            <text:p>0.072967862004160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88.04663567407" calcext:value-type="float">
            <text:p>188.046635674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60962648852998" calcext:value-type="float">
            <text:p>0.060962648852998,</text:p>
          </table:table-cell>
          <table:table-cell office:value-type="string" calcext:value-type="string">
            <text:p>reward</text:p>
          </table:table-cell>
          <table:table-cell office:value-type="float" office:value="232.034867056277" calcext:value-type="float">
            <text:p>232.034867056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05161024451637" calcext:value-type="float">
            <text:p>0.40516102445163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664001472428222" calcext:value-type="float">
            <text:p>0.0664001472428222,</text:p>
          </table:table-cell>
          <table:table-cell office:value-type="string" calcext:value-type="string">
            <text:p>reward</text:p>
          </table:table-cell>
          <table:table-cell office:value-type="float" office:value="199.602075676587" calcext:value-type="float">
            <text:p>199.602075676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4427360892354" calcext:value-type="float">
            <text:p>0.24442736089235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3.911950133128" calcext:value-type="float">
            <text:p>113.911950133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46351679090326" calcext:value-type="float">
            <text:p>0.146351679090326,</text:p>
          </table:table-cell>
          <table:table-cell office:value-type="string" calcext:value-type="string">
            <text:p>reward</text:p>
          </table:table-cell>
          <table:table-cell office:value-type="float" office:value="176.32856351329" calcext:value-type="float">
            <text:p>176.328563513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57675175386552" calcext:value-type="float">
            <text:p>0.45767517538655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1.06035585412866" calcext:value-type="float">
            <text:p>1.0603558541286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10277575665545" calcext:value-type="float">
            <text:p>0.210277575665545,</text:p>
          </table:table-cell>
          <table:table-cell office:value-type="string" calcext:value-type="string">
            <text:p>reward</text:p>
          </table:table-cell>
          <table:table-cell office:value-type="float" office:value="97.5561883779058" calcext:value-type="float">
            <text:p>97.556188377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710007215147872" calcext:value-type="float">
            <text:p>0.71000721514787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9012616352965" calcext:value-type="float">
            <text:p>0.119012616352965,</text:p>
          </table:table-cell>
          <table:table-cell office:value-type="string" calcext:value-type="string">
            <text:p>reward</text:p>
          </table:table-cell>
          <table:table-cell office:value-type="float" office:value="136.024705165226" calcext:value-type="float">
            <text:p>136.024705165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50513207061021" calcext:value-type="float">
            <text:p>0.065051320706102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3.724780549489" calcext:value-type="float">
            <text:p>213.724780549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18138004529431" calcext:value-type="float">
            <text:p>0.11813800452943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7.646765787455" calcext:value-type="float">
            <text:p>137.646765787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6002807420736" calcext:value-type="float">
            <text:p>0.116002807420736,</text:p>
          </table:table-cell>
          <table:table-cell office:value-type="string" calcext:value-type="string">
            <text:p>reward</text:p>
          </table:table-cell>
          <table:table-cell office:value-type="float" office:value="139.204810231277" calcext:value-type="float">
            <text:p>139.204810231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21713325654249" calcext:value-type="float">
            <text:p>0.32171332565424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356358874648066" calcext:value-type="float">
            <text:p>0.0356358874648066,</text:p>
          </table:table-cell>
          <table:table-cell office:value-type="string" calcext:value-type="string">
            <text:p>reward</text:p>
          </table:table-cell>
          <table:table-cell office:value-type="float" office:value="339.615994476799" calcext:value-type="float">
            <text:p>339.615994476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786340725007" calcext:value-type="float">
            <text:p>0.1378634072500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2.535564001121" calcext:value-type="float">
            <text:p>132.535564001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44831869840379" calcext:value-type="float">
            <text:p>0.0744831869840379,</text:p>
          </table:table-cell>
          <table:table-cell office:value-type="string" calcext:value-type="string">
            <text:p>reward</text:p>
          </table:table-cell>
          <table:table-cell office:value-type="float" office:value="184.258487115261" calcext:value-type="float">
            <text:p>184.258487115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95966157020295" calcext:value-type="float">
            <text:p>0.29596615702029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1.7876468738088" calcext:value-type="float">
            <text:p>51.787646873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62955007754799" calcext:value-type="float">
            <text:p>0.262955007754799,</text:p>
          </table:table-cell>
          <table:table-cell office:value-type="string" calcext:value-type="string">
            <text:p>reward</text:p>
          </table:table-cell>
          <table:table-cell office:value-type="float" office:value="100.029319484666" calcext:value-type="float">
            <text:p>100.029319484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97588782447198" calcext:value-type="float">
            <text:p>0.29758878244719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6.603417164336" calcext:value-type="float">
            <text:p>106.603417164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05156139415283" calcext:value-type="float">
            <text:p>0.205156139415283,</text:p>
          </table:table-cell>
          <table:table-cell office:value-type="string" calcext:value-type="string">
            <text:p>reward</text:p>
          </table:table-cell>
          <table:table-cell office:value-type="float" office:value="122.743362146027" calcext:value-type="float">
            <text:p>122.74336214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9441405980371" calcext:value-type="float">
            <text:p>0.4944140598037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25133225886109" calcext:value-type="float">
            <text:p>0.225133225886109,</text:p>
          </table:table-cell>
          <table:table-cell office:value-type="string" calcext:value-type="string">
            <text:p>reward</text:p>
          </table:table-cell>
          <table:table-cell office:value-type="float" office:value="108.418143793039" calcext:value-type="float">
            <text:p>108.41814379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10611098750653" calcext:value-type="float">
            <text:p>0.11061109875065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7.406840841015" calcext:value-type="float">
            <text:p>107.40684084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47326362390514" calcext:value-type="float">
            <text:p>0.047326362390514,</text:p>
          </table:table-cell>
          <table:table-cell office:value-type="string" calcext:value-type="string">
            <text:p>reward</text:p>
          </table:table-cell>
          <table:table-cell office:value-type="float" office:value="268.298724323769" calcext:value-type="float">
            <text:p>268.298724323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40610651842992" calcext:value-type="float">
            <text:p>0.34061065184299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41641511435005" calcext:value-type="float">
            <text:p>0.141641511435005,</text:p>
          </table:table-cell>
          <table:table-cell office:value-type="string" calcext:value-type="string">
            <text:p>reward</text:p>
          </table:table-cell>
          <table:table-cell office:value-type="float" office:value="137.600771614815" calcext:value-type="float">
            <text:p>137.600771614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4565831683047" calcext:value-type="float">
            <text:p>0.14565831683047,</text:p>
          </table:table-cell>
          <table:table-cell office:value-type="string" calcext:value-type="string">
            <text:p>reward</text:p>
          </table:table-cell>
          <table:table-cell office:value-type="float" office:value="156.653820925577" calcext:value-type="float">
            <text:p>156.653820925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84229064435573" calcext:value-type="float">
            <text:p>0.38422906443557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6786690603791" calcext:value-type="float">
            <text:p>0.4678669060379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43982209202154" calcext:value-type="float">
            <text:p>0.143982209202154,</text:p>
          </table:table-cell>
          <table:table-cell office:value-type="string" calcext:value-type="string">
            <text:p>reward</text:p>
          </table:table-cell>
          <table:table-cell office:value-type="float" office:value="127.453025171741" calcext:value-type="float">
            <text:p>127.453025171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34960702521161" calcext:value-type="float">
            <text:p>0.53496070252116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59229716547895" calcext:value-type="float">
            <text:p>0.059229716547895,</text:p>
          </table:table-cell>
          <table:table-cell office:value-type="string" calcext:value-type="string">
            <text:p>reward</text:p>
          </table:table-cell>
          <table:table-cell office:value-type="float" office:value="228.834169447927" calcext:value-type="float">
            <text:p>228.834169447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06232218091807" calcext:value-type="float">
            <text:p>0.050623221809180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77.537802664833" calcext:value-type="float">
            <text:p>277.537802664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46789029325201" calcext:value-type="float">
            <text:p>0.0846789029325201,</text:p>
          </table:table-cell>
          <table:table-cell office:value-type="string" calcext:value-type="string">
            <text:p>reward</text:p>
          </table:table-cell>
          <table:table-cell office:value-type="float" office:value="183.093169062062" calcext:value-type="float">
            <text:p>183.093169062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81874640287187" calcext:value-type="float">
            <text:p>0.181874640287187,</text:p>
          </table:table-cell>
          <table:table-cell office:value-type="string" calcext:value-type="string">
            <text:p>reward</text:p>
          </table:table-cell>
          <table:table-cell office:value-type="float" office:value="106.98292661478" calcext:value-type="float">
            <text:p>106.982926614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09530383665595" calcext:value-type="float">
            <text:p>0.50953038366559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0305015468414105" calcext:value-type="float">
            <text:p>0.00305015468414105,</text:p>
          </table:table-cell>
          <table:table-cell office:value-type="string" calcext:value-type="string">
            <text:p>reward</text:p>
          </table:table-cell>
          <table:table-cell office:value-type="float" office:value="3331.5222506891" calcext:value-type="float">
            <text:p>3331.522250689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6310395378977" calcext:value-type="float">
            <text:p>0.24631039537897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9.5991796838856" calcext:value-type="float">
            <text:p>89.599179683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44006868881759" calcext:value-type="float">
            <text:p>0.14400686888175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1.4411320630186" calcext:value-type="float">
            <text:p>91.44113206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9219291236676" calcext:value-type="float">
            <text:p>0.139219291236676,</text:p>
          </table:table-cell>
          <table:table-cell office:value-type="string" calcext:value-type="string">
            <text:p>reward</text:p>
          </table:table-cell>
          <table:table-cell office:value-type="float" office:value="145.829125914739" calcext:value-type="float">
            <text:p>145.829125914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37913303421971" calcext:value-type="float">
            <text:p>0.33791330342197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0" calcext:value-type="float">
            <text:p>-1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44315065937852" calcext:value-type="float">
            <text:p>0.34431506593785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646857139412829" calcext:value-type="float">
            <text:p>0.646857139412829,</text:p>
          </table:table-cell>
          <table:table-cell office:value-type="string" calcext:value-type="string">
            <text:p>reward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7308699053281" calcext:value-type="float">
            <text:p>0.5730869905328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39946986387674" calcext:value-type="float">
            <text:p>0.239946986387674,</text:p>
          </table:table-cell>
          <table:table-cell office:value-type="string" calcext:value-type="string">
            <text:p>reward</text:p>
          </table:table-cell>
          <table:table-cell office:value-type="float" office:value="63.6758724522731" calcext:value-type="float">
            <text:p>63.675872452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5818568704831" calcext:value-type="float">
            <text:p>0.23581856870483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7.405481701133" calcext:value-type="float">
            <text:p>117.405481701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42066257697573" calcext:value-type="float">
            <text:p>0.242066257697573,</text:p>
          </table:table-cell>
          <table:table-cell office:value-type="string" calcext:value-type="string">
            <text:p>reward</text:p>
          </table:table-cell>
          <table:table-cell office:value-type="float" office:value="95.3110034216068" calcext:value-type="float">
            <text:p>95.311003421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90657093045211" calcext:value-type="float">
            <text:p>0.069065709304521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7.789651777968" calcext:value-type="float">
            <text:p>197.78965177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20125579099932" calcext:value-type="float">
            <text:p>0.120125579099932,</text:p>
          </table:table-cell>
          <table:table-cell office:value-type="string" calcext:value-type="string">
            <text:p>reward</text:p>
          </table:table-cell>
          <table:table-cell office:value-type="float" office:value="143.246216791854" calcext:value-type="float">
            <text:p>143.246216791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8268217125093" calcext:value-type="float">
            <text:p>0.23826821712509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1.969508651462" calcext:value-type="float">
            <text:p>111.969508651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7421923089374" calcext:value-type="float">
            <text:p>0.137421923089374,</text:p>
          </table:table-cell>
          <table:table-cell office:value-type="string" calcext:value-type="string">
            <text:p>reward</text:p>
          </table:table-cell>
          <table:table-cell office:value-type="float" office:value="130.768593068636" calcext:value-type="float">
            <text:p>130.768593068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4821882348961" calcext:value-type="float">
            <text:p>0.19482188234896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6.328936356791" calcext:value-type="float">
            <text:p>106.328936356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935163936381045" calcext:value-type="float">
            <text:p>0.0935163936381045,</text:p>
          </table:table-cell>
          <table:table-cell office:value-type="string" calcext:value-type="string">
            <text:p>reward</text:p>
          </table:table-cell>
          <table:table-cell office:value-type="float" office:value="166.933122749564" calcext:value-type="float">
            <text:p>166.933122749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28620149992898" calcext:value-type="float">
            <text:p>0.062862014999289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3.078578695147" calcext:value-type="float">
            <text:p>213.078578695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55376587295648" calcext:value-type="float">
            <text:p>0.35537658729564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18929370264238" calcext:value-type="float">
            <text:p>0.218929370264238,</text:p>
          </table:table-cell>
          <table:table-cell office:value-type="string" calcext:value-type="string">
            <text:p>reward</text:p>
          </table:table-cell>
          <table:table-cell office:value-type="float" office:value="108.676831701158" calcext:value-type="float">
            <text:p>108.676831701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46006000067187" calcext:value-type="float">
            <text:p>0.14600600006718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3.4903359820716" calcext:value-type="float">
            <text:p>83.490335982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10313197241241" calcext:value-type="float">
            <text:p>0.0710313197241241,</text:p>
          </table:table-cell>
          <table:table-cell office:value-type="string" calcext:value-type="string">
            <text:p>reward</text:p>
          </table:table-cell>
          <table:table-cell office:value-type="float" office:value="187.782967835015" calcext:value-type="float">
            <text:p>187.78296783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3387612856203" calcext:value-type="float">
            <text:p>0.26338761285620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8.9668576344914" calcext:value-type="float">
            <text:p>88.966857634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739351355404008" calcext:value-type="float">
            <text:p>0.73935135540400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981846455584812" calcext:value-type="float">
            <text:p>0.0981846455584812,</text:p>
          </table:table-cell>
          <table:table-cell office:value-type="string" calcext:value-type="string">
            <text:p>reward</text:p>
          </table:table-cell>
          <table:table-cell office:value-type="float" office:value="154.848918872389" calcext:value-type="float">
            <text:p>154.848918872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23307912292847" calcext:value-type="float">
            <text:p>0.032330791229284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08.302668440176" calcext:value-type="float">
            <text:p>408.302668440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62270233078321" calcext:value-type="float">
            <text:p>0.46227023307832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4" calcext:value-type="float">
            <text:p>-1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2835156209137" calcext:value-type="float">
            <text:p>0.112835156209137,</text:p>
          </table:table-cell>
          <table:table-cell office:value-type="string" calcext:value-type="string">
            <text:p>reward</text:p>
          </table:table-cell>
          <table:table-cell office:value-type="float" office:value="151.624860690274" calcext:value-type="float">
            <text:p>151.624860690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14692087057755" calcext:value-type="float">
            <text:p>0.41469208705775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664476077938314" calcext:value-type="float">
            <text:p>0.0664476077938314,</text:p>
          </table:table-cell>
          <table:table-cell office:value-type="string" calcext:value-type="string">
            <text:p>reward</text:p>
          </table:table-cell>
          <table:table-cell office:value-type="float" office:value="200.494507357244" calcext:value-type="float">
            <text:p>200.494507357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40118042424957" calcext:value-type="float">
            <text:p>0.54011804242495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0967641063916" calcext:value-type="float">
            <text:p>0.080967641063916,</text:p>
          </table:table-cell>
          <table:table-cell office:value-type="string" calcext:value-type="string">
            <text:p>reward</text:p>
          </table:table-cell>
          <table:table-cell office:value-type="float" office:value="184.506129962536" calcext:value-type="float">
            <text:p>184.506129962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0374903100056" calcext:value-type="float">
            <text:p>0.10037490310005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9.626497173619" calcext:value-type="float">
            <text:p>149.626497173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492881601567952" calcext:value-type="float">
            <text:p>0.0492881601567952,</text:p>
          </table:table-cell>
          <table:table-cell office:value-type="string" calcext:value-type="string">
            <text:p>reward</text:p>
          </table:table-cell>
          <table:table-cell office:value-type="float" office:value="222.888482105805" calcext:value-type="float">
            <text:p>222.888482105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979312910601404" calcext:value-type="float">
            <text:p>0.0979312910601404,</text:p>
          </table:table-cell>
          <table:table-cell office:value-type="string" calcext:value-type="string">
            <text:p>reward</text:p>
          </table:table-cell>
          <table:table-cell office:value-type="float" office:value="183.112408523839" calcext:value-type="float">
            <text:p>183.112408523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943872609535479" calcext:value-type="float">
            <text:p>0.094387260953547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80.946500607973" calcext:value-type="float">
            <text:p>180.94650060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3913822357785" calcext:value-type="float">
            <text:p>0.133913822357785,</text:p>
          </table:table-cell>
          <table:table-cell office:value-type="string" calcext:value-type="string">
            <text:p>reward</text:p>
          </table:table-cell>
          <table:table-cell office:value-type="float" office:value="159.674890343152" calcext:value-type="float">
            <text:p>159.674890343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09265781584562" calcext:value-type="float">
            <text:p>0.30926578158456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3476492315086" calcext:value-type="float">
            <text:p>0.25347649231508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9.4513901808671" calcext:value-type="float">
            <text:p>89.451390180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84596716799481" calcext:value-type="float">
            <text:p>0.58459671679948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339807389036917" calcext:value-type="float">
            <text:p>0.0339807389036917,</text:p>
          </table:table-cell>
          <table:table-cell office:value-type="string" calcext:value-type="string">
            <text:p>reward</text:p>
          </table:table-cell>
          <table:table-cell office:value-type="float" office:value="361.284359982343" calcext:value-type="float">
            <text:p>361.284359982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8646587979029" calcext:value-type="float">
            <text:p>0.20864658797902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2.927934488941" calcext:value-type="float">
            <text:p>112.927934488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38644353093798" calcext:value-type="float">
            <text:p>0.0838644353093798,</text:p>
          </table:table-cell>
          <table:table-cell office:value-type="string" calcext:value-type="string">
            <text:p>reward</text:p>
          </table:table-cell>
          <table:table-cell office:value-type="float" office:value="192.240056444779" calcext:value-type="float">
            <text:p>192.240056444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96257999928185" calcext:value-type="float">
            <text:p>0.49625799992818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3" calcext:value-type="float">
            <text:p>-1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69524264338574" calcext:value-type="float">
            <text:p>0.36952426433857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3" calcext:value-type="float">
            <text:p>-1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416114220224806" calcext:value-type="float">
            <text:p>0.0416114220224806,</text:p>
          </table:table-cell>
          <table:table-cell office:value-type="string" calcext:value-type="string">
            <text:p>reward</text:p>
          </table:table-cell>
          <table:table-cell office:value-type="float" office:value="300.318631615077" calcext:value-type="float">
            <text:p>300.318631615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184406691492" calcext:value-type="float">
            <text:p>0.2418440669149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8.348957316029" calcext:value-type="float">
            <text:p>108.34895731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77109907580322" calcext:value-type="float">
            <text:p>0.17710990758032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5.462115172551" calcext:value-type="float">
            <text:p>105.46211517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97202432728822" calcext:value-type="float">
            <text:p>0.197202432728822,</text:p>
          </table:table-cell>
          <table:table-cell office:value-type="string" calcext:value-type="string">
            <text:p>reward</text:p>
          </table:table-cell>
          <table:table-cell office:value-type="float" office:value="106.709313580078" calcext:value-type="float">
            <text:p>106.709313580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29589064659688" calcext:value-type="float">
            <text:p>0.32958906465968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26212523643998" calcext:value-type="float">
            <text:p>0.126212523643998,</text:p>
          </table:table-cell>
          <table:table-cell office:value-type="string" calcext:value-type="string">
            <text:p>reward</text:p>
          </table:table-cell>
          <table:table-cell office:value-type="float" office:value="161.231440044781" calcext:value-type="float">
            <text:p>161.231440044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2769379110823" calcext:value-type="float">
            <text:p>0.10276937911082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4.305248766915" calcext:value-type="float">
            <text:p>154.305248766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4643158094322" calcext:value-type="float">
            <text:p>0.14643158094322,</text:p>
          </table:table-cell>
          <table:table-cell office:value-type="string" calcext:value-type="string">
            <text:p>reward</text:p>
          </table:table-cell>
          <table:table-cell office:value-type="float" office:value="124.291279350986" calcext:value-type="float">
            <text:p>124.29127935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5759414930342" calcext:value-type="float">
            <text:p>0.24575941493034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3.6902010359782" calcext:value-type="float">
            <text:p>63.69020103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62091258603976" calcext:value-type="float">
            <text:p>0.162091258603976,</text:p>
          </table:table-cell>
          <table:table-cell office:value-type="string" calcext:value-type="string">
            <text:p>reward</text:p>
          </table:table-cell>
          <table:table-cell office:value-type="float" office:value="115.693641508653" calcext:value-type="float">
            <text:p>115.693641508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99735837176925" calcext:value-type="float">
            <text:p>0.49973583717692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2" calcext:value-type="float">
            <text:p>-1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42544800704565" calcext:value-type="float">
            <text:p>0.142544800704565,</text:p>
          </table:table-cell>
          <table:table-cell office:value-type="string" calcext:value-type="string">
            <text:p>reward</text:p>
          </table:table-cell>
          <table:table-cell office:value-type="float" office:value="118.153383010621" calcext:value-type="float">
            <text:p>118.153383010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95889713558655" calcext:value-type="float">
            <text:p>0.29588971355865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2.7963759528183" calcext:value-type="float">
            <text:p>82.796375952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55120990756803" calcext:value-type="float">
            <text:p>0.155120990756803,</text:p>
          </table:table-cell>
          <table:table-cell office:value-type="string" calcext:value-type="string">
            <text:p>reward</text:p>
          </table:table-cell>
          <table:table-cell office:value-type="float" office:value="114.465807955533" calcext:value-type="float">
            <text:p>114.465807955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6847678025385" calcext:value-type="float">
            <text:p>0.21684767802538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5.11531970764" calcext:value-type="float">
            <text:p>195.115319707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0948191558364" calcext:value-type="float">
            <text:p>0.19094819155836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2.370226281737" calcext:value-type="float">
            <text:p>72.370226281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28185310387143" calcext:value-type="float">
            <text:p>0.228185310387143,</text:p>
          </table:table-cell>
          <table:table-cell office:value-type="string" calcext:value-type="string">
            <text:p>reward</text:p>
          </table:table-cell>
          <table:table-cell office:value-type="float" office:value="91.8240304909804" calcext:value-type="float">
            <text:p>91.82403049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27067735177245" calcext:value-type="float">
            <text:p>0.42706773517724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45229513533485" calcext:value-type="float">
            <text:p>0.145229513533485,</text:p>
          </table:table-cell>
          <table:table-cell office:value-type="string" calcext:value-type="string">
            <text:p>reward</text:p>
          </table:table-cell>
          <table:table-cell office:value-type="float" office:value="122.856527552124" calcext:value-type="float">
            <text:p>122.856527552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75389708107152" calcext:value-type="float">
            <text:p>0.27538970810715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9.3121776363156" calcext:value-type="float">
            <text:p>59.312177636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66699609308397" calcext:value-type="float">
            <text:p>0.0766699609308397,</text:p>
          </table:table-cell>
          <table:table-cell office:value-type="string" calcext:value-type="string">
            <text:p>reward</text:p>
          </table:table-cell>
          <table:table-cell office:value-type="float" office:value="189.429178241274" calcext:value-type="float">
            <text:p>189.429178241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2291180663404" calcext:value-type="float">
            <text:p>0.23229118066340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2.04941742274" calcext:value-type="float">
            <text:p>162.049417422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26665838918221" calcext:value-type="float">
            <text:p>0.226665838918221,</text:p>
          </table:table-cell>
          <table:table-cell office:value-type="string" calcext:value-type="string">
            <text:p>reward</text:p>
          </table:table-cell>
          <table:table-cell office:value-type="float" office:value="89.1178081696198" calcext:value-type="float">
            <text:p>89.117808169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65175530131521" calcext:value-type="float">
            <text:p>0.165175530131521,</text:p>
          </table:table-cell>
          <table:table-cell office:value-type="string" calcext:value-type="string">
            <text:p>reward</text:p>
          </table:table-cell>
          <table:table-cell office:value-type="float" office:value="140.541655244197" calcext:value-type="float">
            <text:p>140.541655244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3807043195678" calcext:value-type="float">
            <text:p>0.16380704319567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7.047436086459" calcext:value-type="float">
            <text:p>117.04743608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53290232808621" calcext:value-type="float">
            <text:p>0.153290232808621,</text:p>
          </table:table-cell>
          <table:table-cell office:value-type="string" calcext:value-type="string">
            <text:p>reward</text:p>
          </table:table-cell>
          <table:table-cell office:value-type="float" office:value="130.235728439951" calcext:value-type="float">
            <text:p>130.2357284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7849923320536" calcext:value-type="float">
            <text:p>0.22784992332053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4.888537921218" calcext:value-type="float">
            <text:p>144.888537921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42484857711516" calcext:value-type="float">
            <text:p>0.142484857711516,</text:p>
          </table:table-cell>
          <table:table-cell office:value-type="string" calcext:value-type="string">
            <text:p>reward</text:p>
          </table:table-cell>
          <table:table-cell office:value-type="float" office:value="126.182896348514" calcext:value-type="float">
            <text:p>126.182896348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2256779044095" calcext:value-type="float">
            <text:p>0.19225677904409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1.013770592227" calcext:value-type="float">
            <text:p>101.013770592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292587160373969" calcext:value-type="float">
            <text:p>0.0292587160373969,</text:p>
          </table:table-cell>
          <table:table-cell office:value-type="string" calcext:value-type="string">
            <text:p>reward</text:p>
          </table:table-cell>
          <table:table-cell office:value-type="float" office:value="395.778497293543" calcext:value-type="float">
            <text:p>395.778497293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7276790327453" calcext:value-type="float">
            <text:p>0.22727679032745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1.999213406667" calcext:value-type="float">
            <text:p>111.999213406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20593079273306" calcext:value-type="float">
            <text:p>0.120593079273306,</text:p>
          </table:table-cell>
          <table:table-cell office:value-type="string" calcext:value-type="string">
            <text:p>reward</text:p>
          </table:table-cell>
          <table:table-cell office:value-type="float" office:value="100.923498265904" calcext:value-type="float">
            <text:p>100.923498265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4927083700814" calcext:value-type="float">
            <text:p>0.22492708370081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1.4588523332364" calcext:value-type="float">
            <text:p>61.458852333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42944889073622" calcext:value-type="float">
            <text:p>0.14294488907362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8.957030746651" calcext:value-type="float">
            <text:p>148.957030746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6429817531278" calcext:value-type="float">
            <text:p>0.19642981753127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1.908767954273" calcext:value-type="float">
            <text:p>191.908767954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28589261188807" calcext:value-type="float">
            <text:p>0.128589261188807,</text:p>
          </table:table-cell>
          <table:table-cell office:value-type="string" calcext:value-type="string">
            <text:p>reward</text:p>
          </table:table-cell>
          <table:table-cell office:value-type="float" office:value="96.7669916410595" calcext:value-type="float">
            <text:p>96.766991641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34006587481641" calcext:value-type="float">
            <text:p>0.63400658748164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8946970309393" calcext:value-type="float">
            <text:p>0.138946970309393,</text:p>
          </table:table-cell>
          <table:table-cell office:value-type="string" calcext:value-type="string">
            <text:p>reward</text:p>
          </table:table-cell>
          <table:table-cell office:value-type="float" office:value="129.969903177687" calcext:value-type="float">
            <text:p>129.969903177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12445092433804" calcext:value-type="float">
            <text:p>0.11244509243380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7.932293829426" calcext:value-type="float">
            <text:p>167.932293829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3019833646693" calcext:value-type="float">
            <text:p>0.113019833646693,</text:p>
          </table:table-cell>
          <table:table-cell office:value-type="string" calcext:value-type="string">
            <text:p>reward</text:p>
          </table:table-cell>
          <table:table-cell office:value-type="float" office:value="170.48004529241" calcext:value-type="float">
            <text:p>170.480045292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55726030944483" calcext:value-type="float">
            <text:p>0.35572603094448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928879292313578" calcext:value-type="float">
            <text:p>0.0928879292313578,</text:p>
          </table:table-cell>
          <table:table-cell office:value-type="string" calcext:value-type="string">
            <text:p>reward</text:p>
          </table:table-cell>
          <table:table-cell office:value-type="float" office:value="174.656614618815" calcext:value-type="float">
            <text:p>174.656614618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8603491542771" calcext:value-type="float">
            <text:p>0.18860349154277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4.021287772566" calcext:value-type="float">
            <text:p>74.02128777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82853438095991" calcext:value-type="float">
            <text:p>0.182853438095991,</text:p>
          </table:table-cell>
          <table:table-cell office:value-type="string" calcext:value-type="string">
            <text:p>reward</text:p>
          </table:table-cell>
          <table:table-cell office:value-type="float" office:value="74.6886080137601" calcext:value-type="float">
            <text:p>74.688608013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06905477361967" calcext:value-type="float">
            <text:p>0.30690547736196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7826068497828" calcext:value-type="float">
            <text:p>0.137826068497828,</text:p>
          </table:table-cell>
          <table:table-cell office:value-type="string" calcext:value-type="string">
            <text:p>reward</text:p>
          </table:table-cell>
          <table:table-cell office:value-type="float" office:value="95.555214764452" calcext:value-type="float">
            <text:p>95.555214764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49593725862314" calcext:value-type="float">
            <text:p>0.14959372586231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2.847723341045" calcext:value-type="float">
            <text:p>122.84772334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99632545049386" calcext:value-type="float">
            <text:p>0.199632545049386,</text:p>
          </table:table-cell>
          <table:table-cell office:value-type="string" calcext:value-type="string">
            <text:p>reward</text:p>
          </table:table-cell>
          <table:table-cell office:value-type="float" office:value="128.092032827243" calcext:value-type="float">
            <text:p>128.092032827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38111867152771" calcext:value-type="float">
            <text:p>0.33811186715277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7" calcext:value-type="float">
            <text:p>-1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56033757082339" calcext:value-type="float">
            <text:p>0.156033757082339,</text:p>
          </table:table-cell>
          <table:table-cell office:value-type="string" calcext:value-type="string">
            <text:p>reward</text:p>
          </table:table-cell>
          <table:table-cell office:value-type="float" office:value="139.08869585011" calcext:value-type="float">
            <text:p>139.088695850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79079552442774" calcext:value-type="float">
            <text:p>0.27907955244277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4.8320769560878" calcext:value-type="float">
            <text:p>54.832076956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03281288278614" calcext:value-type="float">
            <text:p>0.203281288278614,</text:p>
          </table:table-cell>
          <table:table-cell office:value-type="string" calcext:value-type="string">
            <text:p>reward</text:p>
          </table:table-cell>
          <table:table-cell office:value-type="float" office:value="108.192919253316" calcext:value-type="float">
            <text:p>108.192919253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896740394191" calcext:value-type="float">
            <text:p>0.2389674039419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1.846711455387" calcext:value-type="float">
            <text:p>101.846711455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168986793083" calcext:value-type="float">
            <text:p>0.516898679308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8" calcext:value-type="float">
            <text:p>-1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70050260657559" calcext:value-type="float">
            <text:p>0.170050260657559,</text:p>
          </table:table-cell>
          <table:table-cell office:value-type="string" calcext:value-type="string">
            <text:p>reward</text:p>
          </table:table-cell>
          <table:table-cell office:value-type="float" office:value="122.806143320989" calcext:value-type="float">
            <text:p>122.80614332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78389367792777" calcext:value-type="float">
            <text:p>0.47838936779277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5323166955832" calcext:value-type="float">
            <text:p>0.135323166955832,</text:p>
          </table:table-cell>
          <table:table-cell office:value-type="string" calcext:value-type="string">
            <text:p>reward</text:p>
          </table:table-cell>
          <table:table-cell office:value-type="float" office:value="130.897176846769" calcext:value-type="float">
            <text:p>130.897176846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1397831864933" calcext:value-type="float">
            <text:p>0.24139783186493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2.4253927748414" calcext:value-type="float">
            <text:p>62.425392774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65535835396602" calcext:value-type="float">
            <text:p>0.165535835396602,</text:p>
          </table:table-cell>
          <table:table-cell office:value-type="string" calcext:value-type="string">
            <text:p>reward</text:p>
          </table:table-cell>
          <table:table-cell office:value-type="float" office:value="127.409880289916" calcext:value-type="float">
            <text:p>127.409880289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092989688587" calcext:value-type="float">
            <text:p>0.309298968858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25702873380993" calcext:value-type="float">
            <text:p>0.125702873380993,</text:p>
          </table:table-cell>
          <table:table-cell office:value-type="string" calcext:value-type="string">
            <text:p>reward</text:p>
          </table:table-cell>
          <table:table-cell office:value-type="float" office:value="161.55267633136" calcext:value-type="float">
            <text:p>161.552676331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48717822647309" calcext:value-type="float">
            <text:p>0.44871782264730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09384143865266" calcext:value-type="float">
            <text:p>0.0809384143865266,</text:p>
          </table:table-cell>
          <table:table-cell office:value-type="string" calcext:value-type="string">
            <text:p>reward</text:p>
          </table:table-cell>
          <table:table-cell office:value-type="float" office:value="173.550727745226" calcext:value-type="float">
            <text:p>173.550727745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93177794464328" calcext:value-type="float">
            <text:p>0.059317779446432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83.583519027892" calcext:value-type="float">
            <text:p>183.583519027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842636230043" calcext:value-type="float">
            <text:p>0.07842636230043,</text:p>
          </table:table-cell>
          <table:table-cell office:value-type="string" calcext:value-type="string">
            <text:p>reward</text:p>
          </table:table-cell>
          <table:table-cell office:value-type="float" office:value="151.508145305691" calcext:value-type="float">
            <text:p>151.508145305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5465330489104" calcext:value-type="float">
            <text:p>0.23546533048910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6.4690971669935" calcext:value-type="float">
            <text:p>96.46909716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19853562747053" calcext:value-type="float">
            <text:p>0.0819853562747053,</text:p>
          </table:table-cell>
          <table:table-cell office:value-type="string" calcext:value-type="string">
            <text:p>reward</text:p>
          </table:table-cell>
          <table:table-cell office:value-type="float" office:value="174.97300169671" calcext:value-type="float">
            <text:p>174.973001696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51110301628084" calcext:value-type="float">
            <text:p>0.151110301628084,</text:p>
          </table:table-cell>
          <table:table-cell office:value-type="string" calcext:value-type="string">
            <text:p>reward</text:p>
          </table:table-cell>
          <table:table-cell office:value-type="float" office:value="122.176825089081" calcext:value-type="float">
            <text:p>122.176825089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39133839130959" calcext:value-type="float">
            <text:p>0.43913383913095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0115426804761" calcext:value-type="float">
            <text:p>0.100115426804761,</text:p>
          </table:table-cell>
          <table:table-cell office:value-type="string" calcext:value-type="string">
            <text:p>reward</text:p>
          </table:table-cell>
          <table:table-cell office:value-type="float" office:value="169.884706275102" calcext:value-type="float">
            <text:p>169.884706275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772087755368" calcext:value-type="float">
            <text:p>0.1977208775536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6.576348455084" calcext:value-type="float">
            <text:p>106.576348455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59432212632915" calcext:value-type="float">
            <text:p>0.045943221263291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07.659966476708" calcext:value-type="float">
            <text:p>307.659966476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15634602078425" calcext:value-type="float">
            <text:p>0.41563460207842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2505137966377" calcext:value-type="float">
            <text:p>0.12505137966377,</text:p>
          </table:table-cell>
          <table:table-cell office:value-type="string" calcext:value-type="string">
            <text:p>reward</text:p>
          </table:table-cell>
          <table:table-cell office:value-type="float" office:value="145.967130525768" calcext:value-type="float">
            <text:p>145.967130525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2682359625748" calcext:value-type="float">
            <text:p>0.10268235962574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1.3877113503" calcext:value-type="float">
            <text:p>161.387711350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73405934559332" calcext:value-type="float">
            <text:p>0.173405934559332,</text:p>
          </table:table-cell>
          <table:table-cell office:value-type="string" calcext:value-type="string">
            <text:p>reward</text:p>
          </table:table-cell>
          <table:table-cell office:value-type="float" office:value="109.66815320025" calcext:value-type="float">
            <text:p>109.668153200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7752693688346" calcext:value-type="float">
            <text:p>0.26775269368834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7.3478969053422" calcext:value-type="float">
            <text:p>57.347896905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334245908393793" calcext:value-type="float">
            <text:p>0.0334245908393793,</text:p>
          </table:table-cell>
          <table:table-cell office:value-type="string" calcext:value-type="string">
            <text:p>reward</text:p>
          </table:table-cell>
          <table:table-cell office:value-type="float" office:value="359.180924848255" calcext:value-type="float">
            <text:p>359.180924848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8172488727115" calcext:value-type="float">
            <text:p>0.19817248872711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3.461091063806" calcext:value-type="float">
            <text:p>133.461091063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552366215426492" calcext:value-type="float">
            <text:p>0.0552366215426492,</text:p>
          </table:table-cell>
          <table:table-cell office:value-type="string" calcext:value-type="string">
            <text:p>reward</text:p>
          </table:table-cell>
          <table:table-cell office:value-type="float" office:value="234.039312700883" calcext:value-type="float">
            <text:p>234.039312700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4939373616261" calcext:value-type="float">
            <text:p>0.21493937361626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2.5247471031221" calcext:value-type="float">
            <text:p>62.524747103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53815098052113" calcext:value-type="float">
            <text:p>0.0853815098052113,</text:p>
          </table:table-cell>
          <table:table-cell office:value-type="string" calcext:value-type="string">
            <text:p>reward</text:p>
          </table:table-cell>
          <table:table-cell office:value-type="float" office:value="174.121377014929" calcext:value-type="float">
            <text:p>174.121377014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79631785409233" calcext:value-type="float">
            <text:p>0.17963178540923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6.6694349901284" calcext:value-type="float">
            <text:p>76.669434990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9538262298045" calcext:value-type="float">
            <text:p>0.139538262298045,</text:p>
          </table:table-cell>
          <table:table-cell office:value-type="string" calcext:value-type="string">
            <text:p>reward</text:p>
          </table:table-cell>
          <table:table-cell office:value-type="float" office:value="120.664931433936" calcext:value-type="float">
            <text:p>120.664931433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5050616611581" calcext:value-type="float">
            <text:p>0.23505061661158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2.54402793814" calcext:value-type="float">
            <text:p>152.544027938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449567151430586" calcext:value-type="float">
            <text:p>0.0449567151430586,</text:p>
          </table:table-cell>
          <table:table-cell office:value-type="string" calcext:value-type="string">
            <text:p>reward</text:p>
          </table:table-cell>
          <table:table-cell office:value-type="float" office:value="275.436180405499" calcext:value-type="float">
            <text:p>275.436180405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18505254336392" calcext:value-type="float">
            <text:p>0.31850525433639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459567159598073" calcext:value-type="float">
            <text:p>0.0459567159598073,</text:p>
          </table:table-cell>
          <table:table-cell office:value-type="string" calcext:value-type="string">
            <text:p>reward</text:p>
          </table:table-cell>
          <table:table-cell office:value-type="float" office:value="282.596052963092" calcext:value-type="float">
            <text:p>282.596052963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70714815518902" calcext:value-type="float">
            <text:p>0.067071481551890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2.094663911121" calcext:value-type="float">
            <text:p>212.094663911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88884700123693" calcext:value-type="float">
            <text:p>0.0888884700123693,</text:p>
          </table:table-cell>
          <table:table-cell office:value-type="string" calcext:value-type="string">
            <text:p>reward</text:p>
          </table:table-cell>
          <table:table-cell office:value-type="float" office:value="173.500530143093" calcext:value-type="float">
            <text:p>173.500530143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304471829561059" calcext:value-type="float">
            <text:p>0.0304471829561059,</text:p>
          </table:table-cell>
          <table:table-cell office:value-type="string" calcext:value-type="string">
            <text:p>reward</text:p>
          </table:table-cell>
          <table:table-cell office:value-type="float" office:value="347.437609956115" calcext:value-type="float">
            <text:p>347.437609956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42025694551624" calcext:value-type="float">
            <text:p>0.44202569455162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91572546016658" calcext:value-type="float">
            <text:p>0.191572546016658,</text:p>
          </table:table-cell>
          <table:table-cell office:value-type="string" calcext:value-type="string">
            <text:p>reward</text:p>
          </table:table-cell>
          <table:table-cell office:value-type="float" office:value="107.199546375139" calcext:value-type="float">
            <text:p>107.199546375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7114703196575" calcext:value-type="float">
            <text:p>0.15711470319657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4.647766864241" calcext:value-type="float">
            <text:p>84.647766864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661379225323433" calcext:value-type="float">
            <text:p>0.0661379225323433,</text:p>
          </table:table-cell>
          <table:table-cell office:value-type="string" calcext:value-type="string">
            <text:p>reward</text:p>
          </table:table-cell>
          <table:table-cell office:value-type="float" office:value="203.199185234609" calcext:value-type="float">
            <text:p>203.199185234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73626674826135" calcext:value-type="float">
            <text:p>0.173626674826135,</text:p>
          </table:table-cell>
          <table:table-cell office:value-type="string" calcext:value-type="string">
            <text:p>reward</text:p>
          </table:table-cell>
          <table:table-cell office:value-type="float" office:value="124.59483679575" calcext:value-type="float">
            <text:p>124.594836795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202793782246" calcext:value-type="float">
            <text:p>0.2420279378224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4.31754412309" calcext:value-type="float">
            <text:p>114.317544123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76232298785803" calcext:value-type="float">
            <text:p>0.276232298785803,</text:p>
          </table:table-cell>
          <table:table-cell office:value-type="string" calcext:value-type="string">
            <text:p>reward</text:p>
          </table:table-cell>
          <table:table-cell office:value-type="float" office:value="91.2014146931971" calcext:value-type="float">
            <text:p>91.201414693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78167996779415" calcext:value-type="float">
            <text:p>0.17816799677941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8.126802684888" calcext:value-type="float">
            <text:p>108.126802684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8914773605192" calcext:value-type="float">
            <text:p>0.18914773605192,</text:p>
          </table:table-cell>
          <table:table-cell office:value-type="string" calcext:value-type="string">
            <text:p>reward</text:p>
          </table:table-cell>
          <table:table-cell office:value-type="float" office:value="128.868726894278" calcext:value-type="float">
            <text:p>128.868726894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22886071730148" calcext:value-type="float">
            <text:p>0.122886071730148,</text:p>
          </table:table-cell>
          <table:table-cell office:value-type="string" calcext:value-type="string">
            <text:p>reward</text:p>
          </table:table-cell>
          <table:table-cell office:value-type="float" office:value="141.376187384031" calcext:value-type="float">
            <text:p>141.37618738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88017991988199" calcext:value-type="float">
            <text:p>0.058801799198819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9.062823523276" calcext:value-type="float">
            <text:p>229.062823523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3003938357516" calcext:value-type="float">
            <text:p>0.18300393835751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4.643632753215" calcext:value-type="float">
            <text:p>134.643632753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91933592421369" calcext:value-type="float">
            <text:p>0.191933592421369,</text:p>
          </table:table-cell>
          <table:table-cell office:value-type="string" calcext:value-type="string">
            <text:p>reward</text:p>
          </table:table-cell>
          <table:table-cell office:value-type="float" office:value="108.101353774727" calcext:value-type="float">
            <text:p>108.101353774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38073898691416" calcext:value-type="float">
            <text:p>0.083807389869141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8.321219949866" calcext:value-type="float">
            <text:p>198.321219949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50049023235725" calcext:value-type="float">
            <text:p>0.150049023235725,</text:p>
          </table:table-cell>
          <table:table-cell office:value-type="string" calcext:value-type="string">
            <text:p>reward</text:p>
          </table:table-cell>
          <table:table-cell office:value-type="float" office:value="120.644885680396" calcext:value-type="float">
            <text:p>120.644885680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493957746872" calcext:value-type="float">
            <text:p>0.0149395774687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88.362973680995" calcext:value-type="float">
            <text:p>688.36297368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631527704247361" calcext:value-type="float">
            <text:p>0.631527704247361,</text:p>
          </table:table-cell>
          <table:table-cell office:value-type="string" calcext:value-type="string">
            <text:p>reward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71442534714126" calcext:value-type="float">
            <text:p>0.27144253471412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7.8402100670467" calcext:value-type="float">
            <text:p>87.84021006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40787953756449" calcext:value-type="float">
            <text:p>0.140787953756449,</text:p>
          </table:table-cell>
          <table:table-cell office:value-type="string" calcext:value-type="string">
            <text:p>reward</text:p>
          </table:table-cell>
          <table:table-cell office:value-type="float" office:value="137.02880419229" calcext:value-type="float">
            <text:p>137.028804192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51849515246032" calcext:value-type="float">
            <text:p>0.35184951524603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71330215416388" calcext:value-type="float">
            <text:p>0.27133021541638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6.8554603646109" calcext:value-type="float">
            <text:p>96.855460364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226285667994208" calcext:value-type="float">
            <text:p>0.0226285667994208,</text:p>
          </table:table-cell>
          <table:table-cell office:value-type="string" calcext:value-type="string">
            <text:p>reward</text:p>
          </table:table-cell>
          <table:table-cell office:value-type="float" office:value="511.919282323083" calcext:value-type="float">
            <text:p>511.919282323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23234961452057" calcext:value-type="float">
            <text:p>0.0723234961452057,</text:p>
          </table:table-cell>
          <table:table-cell office:value-type="string" calcext:value-type="string">
            <text:p>reward</text:p>
          </table:table-cell>
          <table:table-cell office:value-type="float" office:value="199.26765204938" calcext:value-type="float">
            <text:p>199.267652049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2743869220369" calcext:value-type="float">
            <text:p>0.19274386922036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5.882324664588" calcext:value-type="float">
            <text:p>115.882324664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95111346276846" calcext:value-type="float">
            <text:p>0.195111346276846,</text:p>
          </table:table-cell>
          <table:table-cell office:value-type="string" calcext:value-type="string">
            <text:p>reward</text:p>
          </table:table-cell>
          <table:table-cell office:value-type="float" office:value="113.252785605871" calcext:value-type="float">
            <text:p>113.252785605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61844268034717" calcext:value-type="float">
            <text:p>0.016184426803471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84.877921870853" calcext:value-type="float">
            <text:p>684.877921870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10458513797041" calcext:value-type="float">
            <text:p>0.0810458513797041,</text:p>
          </table:table-cell>
          <table:table-cell office:value-type="string" calcext:value-type="string">
            <text:p>reward</text:p>
          </table:table-cell>
          <table:table-cell office:value-type="float" office:value="213.386944917754" calcext:value-type="float">
            <text:p>213.386944917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54034103147984" calcext:value-type="float">
            <text:p>0.45403410314798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8" calcext:value-type="float">
            <text:p>-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83947216985707" calcext:value-type="float">
            <text:p>0.28394721698570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3.217813036369" calcext:value-type="float">
            <text:p>113.217813036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969097620469839" calcext:value-type="float">
            <text:p>0.0969097620469839,</text:p>
          </table:table-cell>
          <table:table-cell office:value-type="string" calcext:value-type="string">
            <text:p>reward</text:p>
          </table:table-cell>
          <table:table-cell office:value-type="float" office:value="228.188778805914" calcext:value-type="float">
            <text:p>228.188778805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1128797842087" calcext:value-type="float">
            <text:p>0.24112879784208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6.4716122233931" calcext:value-type="float">
            <text:p>56.471612223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4982358895093" calcext:value-type="float">
            <text:p>0.19498235889509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4.286691045626" calcext:value-type="float">
            <text:p>104.286691045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81255936671532" calcext:value-type="float">
            <text:p>0.181255936671532,</text:p>
          </table:table-cell>
          <table:table-cell office:value-type="string" calcext:value-type="string">
            <text:p>reward</text:p>
          </table:table-cell>
          <table:table-cell office:value-type="float" office:value="138.170606732301" calcext:value-type="float">
            <text:p>138.170606732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6414005861397" calcext:value-type="float">
            <text:p>0.20641400586139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3.446324939378" calcext:value-type="float">
            <text:p>113.446324939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6112519120813" calcext:value-type="float">
            <text:p>0.106112519120813,</text:p>
          </table:table-cell>
          <table:table-cell office:value-type="string" calcext:value-type="string">
            <text:p>reward</text:p>
          </table:table-cell>
          <table:table-cell office:value-type="float" office:value="151.239587212274" calcext:value-type="float">
            <text:p>151.239587212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88742584064581" calcext:value-type="float">
            <text:p>0.28874258406458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8.632924105727" calcext:value-type="float">
            <text:p>108.632924105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44025067989579" calcext:value-type="float">
            <text:p>0.144025067989579,</text:p>
          </table:table-cell>
          <table:table-cell office:value-type="string" calcext:value-type="string">
            <text:p>reward</text:p>
          </table:table-cell>
          <table:table-cell office:value-type="float" office:value="155.432357433246" calcext:value-type="float">
            <text:p>155.432357433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72920602604785" calcext:value-type="float">
            <text:p>0.27292060260478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5.6406929508395" calcext:value-type="float">
            <text:p>95.640692950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883060667859" calcext:value-type="float">
            <text:p>0.13883060667859,</text:p>
          </table:table-cell>
          <table:table-cell office:value-type="string" calcext:value-type="string">
            <text:p>reward</text:p>
          </table:table-cell>
          <table:table-cell office:value-type="float" office:value="122.030226181689" calcext:value-type="float">
            <text:p>122.030226181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9150804381822" calcext:value-type="float">
            <text:p>0.2915080438182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4.304370709701" calcext:value-type="float">
            <text:p>114.304370709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75110220994572" calcext:value-type="float">
            <text:p>0.175110220994572,</text:p>
          </table:table-cell>
          <table:table-cell office:value-type="string" calcext:value-type="string">
            <text:p>reward</text:p>
          </table:table-cell>
          <table:table-cell office:value-type="float" office:value="108.106889267817" calcext:value-type="float">
            <text:p>108.106889267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06534734900923" calcext:value-type="float">
            <text:p>0.40653473490092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64092333086723" calcext:value-type="float">
            <text:p>0.164092333086723,</text:p>
          </table:table-cell>
          <table:table-cell office:value-type="string" calcext:value-type="string">
            <text:p>reward</text:p>
          </table:table-cell>
          <table:table-cell office:value-type="float" office:value="129.941299400716" calcext:value-type="float">
            <text:p>129.941299400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5651501182869" calcext:value-type="float">
            <text:p>0.22565150118286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5.316124411226" calcext:value-type="float">
            <text:p>105.316124411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06729662148575" calcext:value-type="float">
            <text:p>0.0706729662148575,</text:p>
          </table:table-cell>
          <table:table-cell office:value-type="string" calcext:value-type="string">
            <text:p>reward</text:p>
          </table:table-cell>
          <table:table-cell office:value-type="float" office:value="201.496820291911" calcext:value-type="float">
            <text:p>201.496820291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25918663703133" calcext:value-type="float">
            <text:p>0.32591866370313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60105241140341" calcext:value-type="float">
            <text:p>0.0760105241140341,</text:p>
          </table:table-cell>
          <table:table-cell office:value-type="string" calcext:value-type="string">
            <text:p>reward</text:p>
          </table:table-cell>
          <table:table-cell office:value-type="float" office:value="188.560729472114" calcext:value-type="float">
            <text:p>188.560729472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74367348389861" calcext:value-type="float">
            <text:p>0.17436734838986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3.350186788649" calcext:value-type="float">
            <text:p>133.350186788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42775569174294" calcext:value-type="float">
            <text:p>0.142775569174294,</text:p>
          </table:table-cell>
          <table:table-cell office:value-type="string" calcext:value-type="string">
            <text:p>reward</text:p>
          </table:table-cell>
          <table:table-cell office:value-type="float" office:value="142.039993941768" calcext:value-type="float">
            <text:p>142.039993941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23396389869002" calcext:value-type="float">
            <text:p>0.32339638986900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9" calcext:value-type="float">
            <text:p>-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61822428312917" calcext:value-type="float">
            <text:p>0.161822428312917,</text:p>
          </table:table-cell>
          <table:table-cell office:value-type="string" calcext:value-type="string">
            <text:p>reward</text:p>
          </table:table-cell>
          <table:table-cell office:value-type="float" office:value="121.796131131236" calcext:value-type="float">
            <text:p>121.796131131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40273554531074" calcext:value-type="float">
            <text:p>0.14027355453107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1.289274970107" calcext:value-type="float">
            <text:p>151.289274970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5064821845665" calcext:value-type="float">
            <text:p>0.135064821845665,</text:p>
          </table:table-cell>
          <table:table-cell office:value-type="string" calcext:value-type="string">
            <text:p>reward</text:p>
          </table:table-cell>
          <table:table-cell office:value-type="float" office:value="127.03852360185" calcext:value-type="float">
            <text:p>127.038523601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04916594152884" calcext:value-type="float">
            <text:p>0.204916594152884,</text:p>
          </table:table-cell>
          <table:table-cell office:value-type="string" calcext:value-type="string">
            <text:p>reward</text:p>
          </table:table-cell>
          <table:table-cell office:value-type="float" office:value="114.800342604461" calcext:value-type="float">
            <text:p>114.800342604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7920309587347" calcext:value-type="float">
            <text:p>0.37792030958734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68285705746829" calcext:value-type="float">
            <text:p>0.168285705746829,</text:p>
          </table:table-cell>
          <table:table-cell office:value-type="string" calcext:value-type="string">
            <text:p>reward</text:p>
          </table:table-cell>
          <table:table-cell office:value-type="float" office:value="137.422753439583" calcext:value-type="float">
            <text:p>137.422753439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94559503939906" calcext:value-type="float">
            <text:p>0.29455950393990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4.948997965586" calcext:value-type="float">
            <text:p>104.948997965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4048044035134" calcext:value-type="float">
            <text:p>0.22404804403513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1.633284093441" calcext:value-type="float">
            <text:p>111.633284093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665493229282888" calcext:value-type="float">
            <text:p>0.0665493229282888,</text:p>
          </table:table-cell>
          <table:table-cell office:value-type="string" calcext:value-type="string">
            <text:p>reward</text:p>
          </table:table-cell>
          <table:table-cell office:value-type="float" office:value="211.264488953188" calcext:value-type="float">
            <text:p>211.264488953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3988375533328" calcext:value-type="float">
            <text:p>0.103988375533328,</text:p>
          </table:table-cell>
          <table:table-cell office:value-type="string" calcext:value-type="string">
            <text:p>reward</text:p>
          </table:table-cell>
          <table:table-cell office:value-type="float" office:value="145.16459482815" calcext:value-type="float">
            <text:p>145.164594828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0669561970683" calcext:value-type="float">
            <text:p>0.10066956197068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5.334891343941" calcext:value-type="float">
            <text:p>225.334891343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05762486296654" calcext:value-type="float">
            <text:p>0.205762486296654,</text:p>
          </table:table-cell>
          <table:table-cell office:value-type="string" calcext:value-type="string">
            <text:p>reward</text:p>
          </table:table-cell>
          <table:table-cell office:value-type="float" office:value="118.599723788245" calcext:value-type="float">
            <text:p>118.599723788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68193300506767" calcext:value-type="float">
            <text:p>0.46819330050676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3" calcext:value-type="float">
            <text:p>8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01328378789638" calcext:value-type="float">
            <text:p>0.201328378789638,</text:p>
          </table:table-cell>
          <table:table-cell office:value-type="string" calcext:value-type="string">
            <text:p>reward</text:p>
          </table:table-cell>
          <table:table-cell office:value-type="float" office:value="107.670096486739" calcext:value-type="float">
            <text:p>107.670096486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2065916106171" calcext:value-type="float">
            <text:p>0.22206591610617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9.031674267468" calcext:value-type="float">
            <text:p>149.031674267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419553956975" calcext:value-type="float">
            <text:p>0.2341955395697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8.6993614753355" calcext:value-type="float">
            <text:p>98.699361475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26095245429936" calcext:value-type="float">
            <text:p>0.0826095245429936,</text:p>
          </table:table-cell>
          <table:table-cell office:value-type="string" calcext:value-type="string">
            <text:p>reward</text:p>
          </table:table-cell>
          <table:table-cell office:value-type="float" office:value="185.051416956111" calcext:value-type="float">
            <text:p>185.051416956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72470375137" calcext:value-type="float">
            <text:p>0.247247037513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1.44537843834" calcext:value-type="float">
            <text:p>101.445378438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64350484329452" calcext:value-type="float">
            <text:p>0.164350484329452,</text:p>
          </table:table-cell>
          <table:table-cell office:value-type="string" calcext:value-type="string">
            <text:p>reward</text:p>
          </table:table-cell>
          <table:table-cell office:value-type="float" office:value="112.845576700305" calcext:value-type="float">
            <text:p>112.845576700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37804773671209" calcext:value-type="float">
            <text:p>0.43780477367120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02021014897747" calcext:value-type="float">
            <text:p>0.0802021014897747,</text:p>
          </table:table-cell>
          <table:table-cell office:value-type="string" calcext:value-type="string">
            <text:p>reward</text:p>
          </table:table-cell>
          <table:table-cell office:value-type="float" office:value="177.685012166108" calcext:value-type="float">
            <text:p>177.685012166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2255356688322" calcext:value-type="float">
            <text:p>0.37225535668832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73128135274281" calcext:value-type="float">
            <text:p>0.173128135274281,</text:p>
          </table:table-cell>
          <table:table-cell office:value-type="string" calcext:value-type="string">
            <text:p>reward</text:p>
          </table:table-cell>
          <table:table-cell office:value-type="float" office:value="118.760686812443" calcext:value-type="float">
            <text:p>118.760686812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21013380140194" calcext:value-type="float">
            <text:p>0.32101338014019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92875550156333" calcext:value-type="float">
            <text:p>0.39287555015633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1715897600275" calcext:value-type="float">
            <text:p>0.111715897600275,</text:p>
          </table:table-cell>
          <table:table-cell office:value-type="string" calcext:value-type="string">
            <text:p>reward</text:p>
          </table:table-cell>
          <table:table-cell office:value-type="float" office:value="151.512774947935" calcext:value-type="float">
            <text:p>151.512774947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1666222752107" calcext:value-type="float">
            <text:p>0.15166622275210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2.934258917654" calcext:value-type="float">
            <text:p>212.934258917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6045573136166" calcext:value-type="float">
            <text:p>0.37604557313616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15447873554499" calcext:value-type="float">
            <text:p>0.11544787355449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7.619178787033" calcext:value-type="float">
            <text:p>107.61917878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1997582909923" calcext:value-type="float">
            <text:p>0.22199758290992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1.045535491517" calcext:value-type="float">
            <text:p>101.045535491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518734078684702" calcext:value-type="float">
            <text:p>0.0518734078684702,</text:p>
          </table:table-cell>
          <table:table-cell office:value-type="string" calcext:value-type="string">
            <text:p>reward</text:p>
          </table:table-cell>
          <table:table-cell office:value-type="float" office:value="248.777000989716" calcext:value-type="float">
            <text:p>248.777000989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9731605532288" calcext:value-type="float">
            <text:p>0.22973160553228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1.529056338722" calcext:value-type="float">
            <text:p>121.529056338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43994349727976" calcext:value-type="float">
            <text:p>0.043994349727976,</text:p>
          </table:table-cell>
          <table:table-cell office:value-type="string" calcext:value-type="string">
            <text:p>reward</text:p>
          </table:table-cell>
          <table:table-cell office:value-type="float" office:value="295.301916310426" calcext:value-type="float">
            <text:p>295.301916310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85954299844615" calcext:value-type="float">
            <text:p>0.028595429984461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02.706229472119" calcext:value-type="float">
            <text:p>402.706229472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967162407214417" calcext:value-type="float">
            <text:p>0.0967162407214417,</text:p>
          </table:table-cell>
          <table:table-cell office:value-type="string" calcext:value-type="string">
            <text:p>reward</text:p>
          </table:table-cell>
          <table:table-cell office:value-type="float" office:value="181.395251153336" calcext:value-type="float">
            <text:p>181.395251153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48806162453017" calcext:value-type="float">
            <text:p>0.14880616245301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1.201517969105" calcext:value-type="float">
            <text:p>141.201517969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5378639405549" calcext:value-type="float">
            <text:p>0.105378639405549,</text:p>
          </table:table-cell>
          <table:table-cell office:value-type="string" calcext:value-type="string">
            <text:p>reward</text:p>
          </table:table-cell>
          <table:table-cell office:value-type="float" office:value="220.895892150544" calcext:value-type="float">
            <text:p>220.895892150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1.05219904452743" calcext:value-type="float">
            <text:p>1.0521990445274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2393105761018" calcext:value-type="float">
            <text:p>0.20239310576101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0.408797608985" calcext:value-type="float">
            <text:p>110.40879760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97334007012158" calcext:value-type="float">
            <text:p>0.197334007012158,</text:p>
          </table:table-cell>
          <table:table-cell office:value-type="string" calcext:value-type="string">
            <text:p>reward</text:p>
          </table:table-cell>
          <table:table-cell office:value-type="float" office:value="114.67550267392" calcext:value-type="float">
            <text:p>114.675502673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49916337045308" calcext:value-type="float">
            <text:p>0.14991633704530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5.7038709528886" calcext:value-type="float">
            <text:p>85.703870952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52038365920255" calcext:value-type="float">
            <text:p>0.152038365920255,</text:p>
          </table:table-cell>
          <table:table-cell office:value-type="string" calcext:value-type="string">
            <text:p>reward</text:p>
          </table:table-cell>
          <table:table-cell office:value-type="float" office:value="150.772872126533" calcext:value-type="float">
            <text:p>150.772872126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5526314647292" calcext:value-type="float">
            <text:p>0.21552631464729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4.398046643933" calcext:value-type="float">
            <text:p>114.398046643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86332904520148" calcext:value-type="float">
            <text:p>0.186332904520148,</text:p>
          </table:table-cell>
          <table:table-cell office:value-type="string" calcext:value-type="string">
            <text:p>reward</text:p>
          </table:table-cell>
          <table:table-cell office:value-type="float" office:value="105.667386475579" calcext:value-type="float">
            <text:p>105.667386475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2394876425288" calcext:value-type="float">
            <text:p>0.19239487642528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3.976436097472" calcext:value-type="float">
            <text:p>73.976436097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427368904525327" calcext:value-type="float">
            <text:p>0.0427368904525327,</text:p>
          </table:table-cell>
          <table:table-cell office:value-type="string" calcext:value-type="string">
            <text:p>reward</text:p>
          </table:table-cell>
          <table:table-cell office:value-type="float" office:value="321.989883075533" calcext:value-type="float">
            <text:p>321.989883075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6814013104125" calcext:value-type="float">
            <text:p>0.13681401310412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4.0919280351" calcext:value-type="float">
            <text:p>134.091928035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9255924500843" calcext:value-type="float">
            <text:p>0.119255924500843,</text:p>
          </table:table-cell>
          <table:table-cell office:value-type="string" calcext:value-type="string">
            <text:p>reward</text:p>
          </table:table-cell>
          <table:table-cell office:value-type="float" office:value="176.853276404136" calcext:value-type="float">
            <text:p>176.853276404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44984654575033" calcext:value-type="float">
            <text:p>0.14498465457503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2.972816670227" calcext:value-type="float">
            <text:p>122.972816670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08198785114018" calcext:value-type="float">
            <text:p>0.208198785114018,</text:p>
          </table:table-cell>
          <table:table-cell office:value-type="string" calcext:value-type="string">
            <text:p>reward</text:p>
          </table:table-cell>
          <table:table-cell office:value-type="float" office:value="102.031019943385" calcext:value-type="float">
            <text:p>102.031019943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01078842150033" calcext:value-type="float">
            <text:p>0.40107884215003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0947887058737" calcext:value-type="float">
            <text:p>0.130947887058737,</text:p>
          </table:table-cell>
          <table:table-cell office:value-type="string" calcext:value-type="string">
            <text:p>reward</text:p>
          </table:table-cell>
          <table:table-cell office:value-type="float" office:value="140.366257024938" calcext:value-type="float">
            <text:p>140.366257024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1.07241820714546" calcext:value-type="float">
            <text:p>1.0724182071454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4588330813087" calcext:value-type="float">
            <text:p>0.104588330813087,</text:p>
          </table:table-cell>
          <table:table-cell office:value-type="string" calcext:value-type="string">
            <text:p>reward</text:p>
          </table:table-cell>
          <table:table-cell office:value-type="float" office:value="153.612961046977" calcext:value-type="float">
            <text:p>153.61296104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2469244540695" calcext:value-type="float">
            <text:p>0.24246924454069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7.242344029829" calcext:value-type="float">
            <text:p>117.242344029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44096033106123" calcext:value-type="float">
            <text:p>0.34409603310612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0745033560522" calcext:value-type="float">
            <text:p>0.070745033560522,</text:p>
          </table:table-cell>
          <table:table-cell office:value-type="string" calcext:value-type="string">
            <text:p>reward</text:p>
          </table:table-cell>
          <table:table-cell office:value-type="float" office:value="157.352678721186" calcext:value-type="float">
            <text:p>157.352678721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798023474241" calcext:value-type="float">
            <text:p>0.1979802347424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9.510092651476" calcext:value-type="float">
            <text:p>169.510092651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37553718196293" calcext:value-type="float">
            <text:p>0.0837553718196293,</text:p>
          </table:table-cell>
          <table:table-cell office:value-type="string" calcext:value-type="string">
            <text:p>reward</text:p>
          </table:table-cell>
          <table:table-cell office:value-type="float" office:value="174.395326923453" calcext:value-type="float">
            <text:p>174.395326923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21842692472636" calcext:value-type="float">
            <text:p>0.32184269247263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969844173341627" calcext:value-type="float">
            <text:p>0.0969844173341627,</text:p>
          </table:table-cell>
          <table:table-cell office:value-type="string" calcext:value-type="string">
            <text:p>reward</text:p>
          </table:table-cell>
          <table:table-cell office:value-type="float" office:value="121.10934761349" calcext:value-type="float">
            <text:p>121.109347613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9514452724141" calcext:value-type="float">
            <text:p>0.21951445272414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4.555087038241" calcext:value-type="float">
            <text:p>104.555087038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310222492076" calcext:value-type="float">
            <text:p>0.13310222492076,</text:p>
          </table:table-cell>
          <table:table-cell office:value-type="string" calcext:value-type="string">
            <text:p>reward</text:p>
          </table:table-cell>
          <table:table-cell office:value-type="float" office:value="143.130224201386" calcext:value-type="float">
            <text:p>143.130224201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88686047619491" calcext:value-type="float">
            <text:p>0.28868604761949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8.6397066379208" calcext:value-type="float">
            <text:p>58.639706637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3157150451969" calcext:value-type="float">
            <text:p>0.083157150451969,</text:p>
          </table:table-cell>
          <table:table-cell office:value-type="string" calcext:value-type="string">
            <text:p>reward</text:p>
          </table:table-cell>
          <table:table-cell office:value-type="float" office:value="189.25424086382" calcext:value-type="float">
            <text:p>189.254240863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6347899518498" calcext:value-type="float">
            <text:p>0.22634789951849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1.179778214301" calcext:value-type="float">
            <text:p>111.179778214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972959262943096" calcext:value-type="float">
            <text:p>0.0972959262943096,</text:p>
          </table:table-cell>
          <table:table-cell office:value-type="string" calcext:value-type="string">
            <text:p>reward</text:p>
          </table:table-cell>
          <table:table-cell office:value-type="float" office:value="149.779226025878" calcext:value-type="float">
            <text:p>149.779226025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5515760399887" calcext:value-type="float">
            <text:p>0.13551576039988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7.792155026777" calcext:value-type="float">
            <text:p>137.792155026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9488023310094" calcext:value-type="float">
            <text:p>0.29488023310094,</text:p>
          </table:table-cell>
          <table:table-cell office:value-type="string" calcext:value-type="string">
            <text:p>reward</text:p>
          </table:table-cell>
          <table:table-cell office:value-type="float" office:value="90.9120730299236" calcext:value-type="float">
            <text:p>90.912073029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0974407917812" calcext:value-type="float">
            <text:p>0.3097440791781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916317706467052" calcext:value-type="float">
            <text:p>0.0916317706467052,</text:p>
          </table:table-cell>
          <table:table-cell office:value-type="string" calcext:value-type="string">
            <text:p>reward</text:p>
          </table:table-cell>
          <table:table-cell office:value-type="float" office:value="171.132454054129" calcext:value-type="float">
            <text:p>171.132454054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8325781047974" calcext:value-type="float">
            <text:p>0.15832578104797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0.160907426504" calcext:value-type="float">
            <text:p>120.16090742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95379181260655" calcext:value-type="float">
            <text:p>0.195379181260655,</text:p>
          </table:table-cell>
          <table:table-cell office:value-type="string" calcext:value-type="string">
            <text:p>reward</text:p>
          </table:table-cell>
          <table:table-cell office:value-type="float" office:value="122.182525873414" calcext:value-type="float">
            <text:p>122.182525873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7159608573654" calcext:value-type="float">
            <text:p>0.15715960857365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1.6295807221576" calcext:value-type="float">
            <text:p>81.629580722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559564294151294" calcext:value-type="float">
            <text:p>0.0559564294151294,</text:p>
          </table:table-cell>
          <table:table-cell office:value-type="string" calcext:value-type="string">
            <text:p>reward</text:p>
          </table:table-cell>
          <table:table-cell office:value-type="float" office:value="200.710473568855" calcext:value-type="float">
            <text:p>200.710473568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6148131864602" calcext:value-type="float">
            <text:p>0.19614813186460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5.981877344123" calcext:value-type="float">
            <text:p>105.981877344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24800985251852" calcext:value-type="float">
            <text:p>0.224800985251852,</text:p>
          </table:table-cell>
          <table:table-cell office:value-type="string" calcext:value-type="string">
            <text:p>reward</text:p>
          </table:table-cell>
          <table:table-cell office:value-type="float" office:value="110.483790801881" calcext:value-type="float">
            <text:p>110.483790801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70018043927512" calcext:value-type="float">
            <text:p>0.057001804392751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18.433042980508" calcext:value-type="float">
            <text:p>318.433042980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7936881158238" calcext:value-type="float">
            <text:p>0.117936881158238,</text:p>
          </table:table-cell>
          <table:table-cell office:value-type="string" calcext:value-type="string">
            <text:p>reward</text:p>
          </table:table-cell>
          <table:table-cell office:value-type="float" office:value="166.791117942002" calcext:value-type="float">
            <text:p>166.79111794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9010121643356" calcext:value-type="float">
            <text:p>0.20901012164335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7.844572891372" calcext:value-type="float">
            <text:p>107.844572891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64851109910089" calcext:value-type="float">
            <text:p>0.064851109910089,</text:p>
          </table:table-cell>
          <table:table-cell office:value-type="string" calcext:value-type="string">
            <text:p>reward</text:p>
          </table:table-cell>
          <table:table-cell office:value-type="float" office:value="172.199365498358" calcext:value-type="float">
            <text:p>172.199365498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218536115688" calcext:value-type="float">
            <text:p>0.1321853611568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2.6513422702821" calcext:value-type="float">
            <text:p>92.651342270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1192730874109" calcext:value-type="float">
            <text:p>0.101192730874109,</text:p>
          </table:table-cell>
          <table:table-cell office:value-type="string" calcext:value-type="string">
            <text:p>reward</text:p>
          </table:table-cell>
          <table:table-cell office:value-type="float" office:value="116.821327516506" calcext:value-type="float">
            <text:p>116.821327516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06569147846214" calcext:value-type="float">
            <text:p>0.050656914784621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9.406416133259" calcext:value-type="float">
            <text:p>249.406416133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0265603136442" calcext:value-type="float">
            <text:p>0.100265603136442,</text:p>
          </table:table-cell>
          <table:table-cell office:value-type="string" calcext:value-type="string">
            <text:p>reward</text:p>
          </table:table-cell>
          <table:table-cell office:value-type="float" office:value="165.735100445084" calcext:value-type="float">
            <text:p>165.735100445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86656263487462" calcext:value-type="float">
            <text:p>0.078665626348746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9.120325155326" calcext:value-type="float">
            <text:p>179.120325155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370121065361584" calcext:value-type="float">
            <text:p>0.0370121065361584,</text:p>
          </table:table-cell>
          <table:table-cell office:value-type="string" calcext:value-type="string">
            <text:p>reward</text:p>
          </table:table-cell>
          <table:table-cell office:value-type="float" office:value="339.181865769533" calcext:value-type="float">
            <text:p>339.181865769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09385070910595" calcext:value-type="float">
            <text:p>0.40938507091059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9" calcext:value-type="float">
            <text:p>-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02849479745138" calcext:value-type="float">
            <text:p>0.0802849479745138,</text:p>
          </table:table-cell>
          <table:table-cell office:value-type="string" calcext:value-type="string">
            <text:p>reward</text:p>
          </table:table-cell>
          <table:table-cell office:value-type="float" office:value="213.556349007967" calcext:value-type="float">
            <text:p>213.55634900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91223017850919" calcext:value-type="float">
            <text:p>0.39122301785091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73368765914384" calcext:value-type="float">
            <text:p>0.0773368765914384,</text:p>
          </table:table-cell>
          <table:table-cell office:value-type="string" calcext:value-type="string">
            <text:p>reward</text:p>
          </table:table-cell>
          <table:table-cell office:value-type="float" office:value="211.304420358593" calcext:value-type="float">
            <text:p>211.304420358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4579134241777" calcext:value-type="float">
            <text:p>0.15457913424177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0.691784237574" calcext:value-type="float">
            <text:p>140.691784237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694141133878645" calcext:value-type="float">
            <text:p>0.0694141133878645,</text:p>
          </table:table-cell>
          <table:table-cell office:value-type="string" calcext:value-type="string">
            <text:p>reward</text:p>
          </table:table-cell>
          <table:table-cell office:value-type="float" office:value="192.062921961174" calcext:value-type="float">
            <text:p>192.062921961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26066601877639" calcext:value-type="float">
            <text:p>0.012606660187763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13.231502321769" calcext:value-type="float">
            <text:p>813.231502321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50937244386471" calcext:value-type="float">
            <text:p>0.150937244386471,</text:p>
          </table:table-cell>
          <table:table-cell office:value-type="string" calcext:value-type="string">
            <text:p>reward</text:p>
          </table:table-cell>
          <table:table-cell office:value-type="float" office:value="87.2527001910493" calcext:value-type="float">
            <text:p>87.25270019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71715890835908" calcext:value-type="float">
            <text:p>0.27171589083590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2.8031474686149" calcext:value-type="float">
            <text:p>92.803147468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4892968681113" calcext:value-type="float">
            <text:p>0.134892968681113,</text:p>
          </table:table-cell>
          <table:table-cell office:value-type="string" calcext:value-type="string">
            <text:p>reward</text:p>
          </table:table-cell>
          <table:table-cell office:value-type="float" office:value="156.132848418808" calcext:value-type="float">
            <text:p>156.132848418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8659381014198" calcext:value-type="float">
            <text:p>0.24865938101419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5.215655485079" calcext:value-type="float">
            <text:p>135.215655485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932761272142546" calcext:value-type="float">
            <text:p>0.0932761272142546,</text:p>
          </table:table-cell>
          <table:table-cell office:value-type="string" calcext:value-type="string">
            <text:p>reward</text:p>
          </table:table-cell>
          <table:table-cell office:value-type="float" office:value="160.208567708113" calcext:value-type="float">
            <text:p>160.208567708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63747180351996" calcext:value-type="float">
            <text:p>0.36374718035199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1" calcext:value-type="float">
            <text:p>-1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09556650990575" calcext:value-type="float">
            <text:p>0.60955665099057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08845985689" calcext:value-type="float">
            <text:p>0.1008845985689,</text:p>
          </table:table-cell>
          <table:table-cell office:value-type="string" calcext:value-type="string">
            <text:p>reward</text:p>
          </table:table-cell>
          <table:table-cell office:value-type="float" office:value="175.123157963209" calcext:value-type="float">
            <text:p>175.123157963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86831692499676" calcext:value-type="float">
            <text:p>0.38683169249967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15591884187994" calcext:value-type="float">
            <text:p>0.0715591884187994,</text:p>
          </table:table-cell>
          <table:table-cell office:value-type="string" calcext:value-type="string">
            <text:p>reward</text:p>
          </table:table-cell>
          <table:table-cell office:value-type="float" office:value="221.744457992943" calcext:value-type="float">
            <text:p>221.744457992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38078409397362" calcext:value-type="float">
            <text:p>0.63807840939736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3523845287011" calcext:value-type="float">
            <text:p>0.23523845287011,</text:p>
          </table:table-cell>
          <table:table-cell office:value-type="string" calcext:value-type="string">
            <text:p>reward</text:p>
          </table:table-cell>
          <table:table-cell office:value-type="float" office:value="95.5100568295338" calcext:value-type="float">
            <text:p>95.510056829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1360468005186" calcext:value-type="float">
            <text:p>0.19136046800518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8.257397278779" calcext:value-type="float">
            <text:p>128.257397278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4964478941084" calcext:value-type="float">
            <text:p>0.134964478941084,</text:p>
          </table:table-cell>
          <table:table-cell office:value-type="string" calcext:value-type="string">
            <text:p>reward</text:p>
          </table:table-cell>
          <table:table-cell office:value-type="float" office:value="170.093569496647" calcext:value-type="float">
            <text:p>170.093569496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711102758277" calcext:value-type="float">
            <text:p>0.2371110275827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3.1743353818043" calcext:value-type="float">
            <text:p>63.174335381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52941953909881" calcext:value-type="float">
            <text:p>0.0852941953909881,</text:p>
          </table:table-cell>
          <table:table-cell office:value-type="string" calcext:value-type="string">
            <text:p>reward</text:p>
          </table:table-cell>
          <table:table-cell office:value-type="float" office:value="195.241272447205" calcext:value-type="float">
            <text:p>195.241272447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9077853904939" calcext:value-type="float">
            <text:p>0.19077853904939,</text:p>
          </table:table-cell>
          <table:table-cell office:value-type="string" calcext:value-type="string">
            <text:p>reward</text:p>
          </table:table-cell>
          <table:table-cell office:value-type="float" office:value="68.4167972447422" calcext:value-type="float">
            <text:p>68.416797244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77241964837183" calcext:value-type="float">
            <text:p>0.067724196483718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2.657713479172" calcext:value-type="float">
            <text:p>222.657713479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95022248939878" calcext:value-type="float">
            <text:p>0.295022248939878,</text:p>
          </table:table-cell>
          <table:table-cell office:value-type="string" calcext:value-type="string">
            <text:p>reward</text:p>
          </table:table-cell>
          <table:table-cell office:value-type="float" office:value="53.8957486627996" calcext:value-type="float">
            <text:p>53.895748662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226902635630744" calcext:value-type="float">
            <text:p>0.0226902635630744,</text:p>
          </table:table-cell>
          <table:table-cell office:value-type="string" calcext:value-type="string">
            <text:p>reward</text:p>
          </table:table-cell>
          <table:table-cell office:value-type="float" office:value="504.717666068621" calcext:value-type="float">
            <text:p>504.717666068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65519210011512" calcext:value-type="float">
            <text:p>0.0765519210011512,</text:p>
          </table:table-cell>
          <table:table-cell office:value-type="string" calcext:value-type="string">
            <text:p>reward</text:p>
          </table:table-cell>
          <table:table-cell office:value-type="float" office:value="255.630294696976" calcext:value-type="float">
            <text:p>255.63029469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87423096868105" calcext:value-type="float">
            <text:p>0.38742309686810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98448979717525" calcext:value-type="float">
            <text:p>0.039844897971752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06.973161158283" calcext:value-type="float">
            <text:p>306.973161158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59878317669397" calcext:value-type="float">
            <text:p>0.159878317669397,</text:p>
          </table:table-cell>
          <table:table-cell office:value-type="string" calcext:value-type="string">
            <text:p>reward</text:p>
          </table:table-cell>
          <table:table-cell office:value-type="float" office:value="151.547568336805" calcext:value-type="float">
            <text:p>151.547568336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97712741125884" calcext:value-type="float">
            <text:p>0.49771274112588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9" calcext:value-type="float">
            <text:p>-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3021284861912" calcext:value-type="float">
            <text:p>0.113021284861912,</text:p>
          </table:table-cell>
          <table:table-cell office:value-type="string" calcext:value-type="string">
            <text:p>reward</text:p>
          </table:table-cell>
          <table:table-cell office:value-type="float" office:value="158.478909191467" calcext:value-type="float">
            <text:p>158.478909191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4850275203381" calcext:value-type="float">
            <text:p>0.18485027520338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1.097836689708" calcext:value-type="float">
            <text:p>111.097836689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729619435982958" calcext:value-type="float">
            <text:p>0.7296194359829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582284808320832" calcext:value-type="float">
            <text:p>0.0582284808320832,</text:p>
          </table:table-cell>
          <table:table-cell office:value-type="string" calcext:value-type="string">
            <text:p>reward</text:p>
          </table:table-cell>
          <table:table-cell office:value-type="float" office:value="244.737264257977" calcext:value-type="float">
            <text:p>244.73726425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2167832073089" calcext:value-type="float">
            <text:p>0.19216783207308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2.037845731624" calcext:value-type="float">
            <text:p>122.037845731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2991857913262" calcext:value-type="float">
            <text:p>0.102991857913262,</text:p>
          </table:table-cell>
          <table:table-cell office:value-type="string" calcext:value-type="string">
            <text:p>reward</text:p>
          </table:table-cell>
          <table:table-cell office:value-type="float" office:value="115.095053945156" calcext:value-type="float">
            <text:p>115.095053945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81526674611401" calcext:value-type="float">
            <text:p>0.28152667461140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1.520612793808" calcext:value-type="float">
            <text:p>101.520612793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11067636346174" calcext:value-type="float">
            <text:p>0.211067636346174,</text:p>
          </table:table-cell>
          <table:table-cell office:value-type="string" calcext:value-type="string">
            <text:p>reward</text:p>
          </table:table-cell>
          <table:table-cell office:value-type="float" office:value="114.378177787517" calcext:value-type="float">
            <text:p>114.378177787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0776961553487" calcext:value-type="float">
            <text:p>0.03077696155348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47.918364102353" calcext:value-type="float">
            <text:p>347.918364102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9236069019161" calcext:value-type="float">
            <text:p>0.20923606901916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7.7929070588888" calcext:value-type="float">
            <text:p>67.792907058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1709795941186" calcext:value-type="float">
            <text:p>0.111709795941186,</text:p>
          </table:table-cell>
          <table:table-cell office:value-type="string" calcext:value-type="string">
            <text:p>reward</text:p>
          </table:table-cell>
          <table:table-cell office:value-type="float" office:value="150.517664191821" calcext:value-type="float">
            <text:p>150.517664191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6171093145725" calcext:value-type="float">
            <text:p>0.37617109314572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941576911689257" calcext:value-type="float">
            <text:p>0.0941576911689257,</text:p>
          </table:table-cell>
          <table:table-cell office:value-type="string" calcext:value-type="string">
            <text:p>reward</text:p>
          </table:table-cell>
          <table:table-cell office:value-type="float" office:value="131.204813179406" calcext:value-type="float">
            <text:p>131.204813179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712012547070611" calcext:value-type="float">
            <text:p>0.712012547070611,</text:p>
          </table:table-cell>
          <table:table-cell office:value-type="string" calcext:value-type="string">
            <text:p>reward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6795675396778" calcext:value-type="float">
            <text:p>0.20679567539677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2.356910659824" calcext:value-type="float">
            <text:p>112.356910659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97471097185465" calcext:value-type="float">
            <text:p>0.0797471097185465,</text:p>
          </table:table-cell>
          <table:table-cell office:value-type="string" calcext:value-type="string">
            <text:p>reward</text:p>
          </table:table-cell>
          <table:table-cell office:value-type="float" office:value="191.39639411752" calcext:value-type="float">
            <text:p>191.396394117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62045704095486" calcext:value-type="float">
            <text:p>0.36204570409548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20793116027107" calcext:value-type="float">
            <text:p>0.120793116027107,</text:p>
          </table:table-cell>
          <table:table-cell office:value-type="string" calcext:value-type="string">
            <text:p>reward</text:p>
          </table:table-cell>
          <table:table-cell office:value-type="float" office:value="155.786174650515" calcext:value-type="float">
            <text:p>155.786174650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6299777321453" calcext:value-type="float">
            <text:p>0.22629977732145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2.1891729561681" calcext:value-type="float">
            <text:p>92.189172956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42247926773979" calcext:value-type="float">
            <text:p>0.42247926773979,</text:p>
          </table:table-cell>
          <table:table-cell office:value-type="string" calcext:value-type="string">
            <text:p>reward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6757357249005" calcext:value-type="float">
            <text:p>0.10675735724900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3.670359192909" calcext:value-type="float">
            <text:p>113.670359192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1518812689907" calcext:value-type="float">
            <text:p>0.101518812689907,</text:p>
          </table:table-cell>
          <table:table-cell office:value-type="string" calcext:value-type="string">
            <text:p>reward</text:p>
          </table:table-cell>
          <table:table-cell office:value-type="float" office:value="186.503910113147" calcext:value-type="float">
            <text:p>186.503910113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22684537020268" calcext:value-type="float">
            <text:p>0.52268453702026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9544260970075" calcext:value-type="float">
            <text:p>0.21954426097007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3.548901874338" calcext:value-type="float">
            <text:p>63.548901874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27860458877676" calcext:value-type="float">
            <text:p>0.127860458877676,</text:p>
          </table:table-cell>
          <table:table-cell office:value-type="string" calcext:value-type="string">
            <text:p>reward</text:p>
          </table:table-cell>
          <table:table-cell office:value-type="float" office:value="135.210262091794" calcext:value-type="float">
            <text:p>135.210262091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4992944804099" calcext:value-type="float">
            <text:p>0.20499294480409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5.782166671914" calcext:value-type="float">
            <text:p>125.782166671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44172356991" calcext:value-type="float">
            <text:p>0.1344172356991,</text:p>
          </table:table-cell>
          <table:table-cell office:value-type="string" calcext:value-type="string">
            <text:p>reward</text:p>
          </table:table-cell>
          <table:table-cell office:value-type="float" office:value="163.395221327014" calcext:value-type="float">
            <text:p>163.39522132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6906515679763" calcext:value-type="float">
            <text:p>0.22690651567976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3.0710129898304" calcext:value-type="float">
            <text:p>63.071012989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27554650116102" calcext:value-type="float">
            <text:p>0.0827554650116102,</text:p>
          </table:table-cell>
          <table:table-cell office:value-type="string" calcext:value-type="string">
            <text:p>reward</text:p>
          </table:table-cell>
          <table:table-cell office:value-type="float" office:value="176.837941018119" calcext:value-type="float">
            <text:p>176.837941018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9738512168169" calcext:value-type="float">
            <text:p>0.18973851216816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0.704113075034" calcext:value-type="float">
            <text:p>100.70411307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61692824165467" calcext:value-type="float">
            <text:p>0.161692824165467,</text:p>
          </table:table-cell>
          <table:table-cell office:value-type="string" calcext:value-type="string">
            <text:p>reward</text:p>
          </table:table-cell>
          <table:table-cell office:value-type="float" office:value="142.84566353895" calcext:value-type="float">
            <text:p>142.84566353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585749329364" calcext:value-type="float">
            <text:p>0.1658574932936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1.2927235991422" calcext:value-type="float">
            <text:p>81.292723599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79977476650673" calcext:value-type="float">
            <text:p>0.0879977476650673,</text:p>
          </table:table-cell>
          <table:table-cell office:value-type="string" calcext:value-type="string">
            <text:p>reward</text:p>
          </table:table-cell>
          <table:table-cell office:value-type="float" office:value="167.639272201165" calcext:value-type="float">
            <text:p>167.639272201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7907333823761" calcext:value-type="float">
            <text:p>0.23790733382376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2.033172493152" calcext:value-type="float">
            <text:p>102.033172493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356238171176404" calcext:value-type="float">
            <text:p>0.0356238171176404,</text:p>
          </table:table-cell>
          <table:table-cell office:value-type="string" calcext:value-type="string">
            <text:p>reward</text:p>
          </table:table-cell>
          <table:table-cell office:value-type="float" office:value="300.711075036598" calcext:value-type="float">
            <text:p>300.711075036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0145330154744" calcext:value-type="float">
            <text:p>0.10014533015474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2.854880747291" calcext:value-type="float">
            <text:p>152.854880747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54189644631198" calcext:value-type="float">
            <text:p>0.0854189644631198,</text:p>
          </table:table-cell>
          <table:table-cell office:value-type="string" calcext:value-type="string">
            <text:p>reward</text:p>
          </table:table-cell>
          <table:table-cell office:value-type="float" office:value="136.070021427356" calcext:value-type="float">
            <text:p>136.070021427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7221470436487" calcext:value-type="float">
            <text:p>0.26722147043648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8.422142703076" calcext:value-type="float">
            <text:p>148.422142703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5509441869906" calcext:value-type="float">
            <text:p>0.19550944186990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8.148424875839" calcext:value-type="float">
            <text:p>108.148424875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59332906735123" calcext:value-type="float">
            <text:p>0.159332906735123,</text:p>
          </table:table-cell>
          <table:table-cell office:value-type="string" calcext:value-type="string">
            <text:p>reward</text:p>
          </table:table-cell>
          <table:table-cell office:value-type="float" office:value="115.76167431392" calcext:value-type="float">
            <text:p>115.761674313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208640306482" calcext:value-type="float">
            <text:p>0.420864030648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37545825303824" calcext:value-type="float">
            <text:p>0.237545825303824,</text:p>
          </table:table-cell>
          <table:table-cell office:value-type="string" calcext:value-type="string">
            <text:p>reward</text:p>
          </table:table-cell>
          <table:table-cell office:value-type="float" office:value="95.0971405715502" calcext:value-type="float">
            <text:p>95.097140571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67633650830579" calcext:value-type="float">
            <text:p>0.026763365083057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93.645091675349" calcext:value-type="float">
            <text:p>393.645091675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79260524012582" calcext:value-type="float">
            <text:p>0.0779260524012582,</text:p>
          </table:table-cell>
          <table:table-cell office:value-type="string" calcext:value-type="string">
            <text:p>reward</text:p>
          </table:table-cell>
          <table:table-cell office:value-type="float" office:value="198.326787920782" calcext:value-type="float">
            <text:p>198.326787920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2140956219099" calcext:value-type="float">
            <text:p>0.18214095621909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8.902533771542" calcext:value-type="float">
            <text:p>138.902533771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894030926528" calcext:value-type="float">
            <text:p>0.2289403092652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2.679507693915" calcext:value-type="float">
            <text:p>112.679507693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4783878791629" calcext:value-type="float">
            <text:p>0.114783878791629,</text:p>
          </table:table-cell>
          <table:table-cell office:value-type="string" calcext:value-type="string">
            <text:p>reward</text:p>
          </table:table-cell>
          <table:table-cell office:value-type="float" office:value="145.12024811562" calcext:value-type="float">
            <text:p>145.120248115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64253645223354" calcext:value-type="float">
            <text:p>0.36425364522335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83906454256422" calcext:value-type="float">
            <text:p>0.0883906454256422,</text:p>
          </table:table-cell>
          <table:table-cell office:value-type="string" calcext:value-type="string">
            <text:p>reward</text:p>
          </table:table-cell>
          <table:table-cell office:value-type="float" office:value="172.134143911331" calcext:value-type="float">
            <text:p>172.134143911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50623492926916" calcext:value-type="float">
            <text:p>0.075062349292691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08.222582216377" calcext:value-type="float">
            <text:p>208.222582216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30574763065572" calcext:value-type="float">
            <text:p>0.0730574763065572,</text:p>
          </table:table-cell>
          <table:table-cell office:value-type="string" calcext:value-type="string">
            <text:p>reward</text:p>
          </table:table-cell>
          <table:table-cell office:value-type="float" office:value="182.878530515329" calcext:value-type="float">
            <text:p>182.878530515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9446826240811" calcext:value-type="float">
            <text:p>0.109446826240811,</text:p>
          </table:table-cell>
          <table:table-cell office:value-type="string" calcext:value-type="string">
            <text:p>reward</text:p>
          </table:table-cell>
          <table:table-cell office:value-type="float" office:value="143.36856995741" calcext:value-type="float">
            <text:p>143.368569957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79616671320968" calcext:value-type="float">
            <text:p>0.17961667132096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2.674119370191" calcext:value-type="float">
            <text:p>122.674119370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2718011759021" calcext:value-type="float">
            <text:p>0.132718011759021,</text:p>
          </table:table-cell>
          <table:table-cell office:value-type="string" calcext:value-type="string">
            <text:p>reward</text:p>
          </table:table-cell>
          <table:table-cell office:value-type="float" office:value="163.347723096977" calcext:value-type="float">
            <text:p>163.34772309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60226627518938" calcext:value-type="float">
            <text:p>0.56022662751893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3744541866799" calcext:value-type="float">
            <text:p>0.103744541866799,</text:p>
          </table:table-cell>
          <table:table-cell office:value-type="string" calcext:value-type="string">
            <text:p>reward</text:p>
          </table:table-cell>
          <table:table-cell office:value-type="float" office:value="159.390613135478" calcext:value-type="float">
            <text:p>159.390613135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5774287921916" calcext:value-type="float">
            <text:p>0.26577428792191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8.6259121158401" calcext:value-type="float">
            <text:p>98.625912115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58479473374777" calcext:value-type="float">
            <text:p>0.158479473374777,</text:p>
          </table:table-cell>
          <table:table-cell office:value-type="string" calcext:value-type="string">
            <text:p>reward</text:p>
          </table:table-cell>
          <table:table-cell office:value-type="float" office:value="117.099654403518" calcext:value-type="float">
            <text:p>117.099654403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91998666694164" calcext:value-type="float">
            <text:p>0.29199866669416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2.246731717011" calcext:value-type="float">
            <text:p>112.24673171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2949589285802" calcext:value-type="float">
            <text:p>0.22949589285802,</text:p>
          </table:table-cell>
          <table:table-cell office:value-type="string" calcext:value-type="string">
            <text:p>reward</text:p>
          </table:table-cell>
          <table:table-cell office:value-type="float" office:value="140.57376454744" calcext:value-type="float">
            <text:p>140.573764547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6576723804085" calcext:value-type="float">
            <text:p>0.21657672380408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0.173013536976" calcext:value-type="float">
            <text:p>100.17301353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52416897155092" calcext:value-type="float">
            <text:p>0.152416897155092,</text:p>
          </table:table-cell>
          <table:table-cell office:value-type="string" calcext:value-type="string">
            <text:p>reward</text:p>
          </table:table-cell>
          <table:table-cell office:value-type="float" office:value="133.609523528251" calcext:value-type="float">
            <text:p>133.609523528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2637197638854" calcext:value-type="float">
            <text:p>0.03263719763885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88.398855399741" calcext:value-type="float">
            <text:p>388.398855399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56754896191298" calcext:value-type="float">
            <text:p>0.256754896191298,</text:p>
          </table:table-cell>
          <table:table-cell office:value-type="string" calcext:value-type="string">
            <text:p>reward</text:p>
          </table:table-cell>
          <table:table-cell office:value-type="float" office:value="137.947650651808" calcext:value-type="float">
            <text:p>137.947650651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42041266876068" calcext:value-type="float">
            <text:p>0.44204126687606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487724162215564" calcext:value-type="float">
            <text:p>0.0487724162215564,</text:p>
          </table:table-cell>
          <table:table-cell office:value-type="string" calcext:value-type="string">
            <text:p>reward</text:p>
          </table:table-cell>
          <table:table-cell office:value-type="float" office:value="262.033926442632" calcext:value-type="float">
            <text:p>262.033926442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2501187970541" calcext:value-type="float">
            <text:p>0.18250118797054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5.794163869302" calcext:value-type="float">
            <text:p>175.794163869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8556585480404" calcext:value-type="float">
            <text:p>0.18556585480404,</text:p>
          </table:table-cell>
          <table:table-cell office:value-type="string" calcext:value-type="string">
            <text:p>reward</text:p>
          </table:table-cell>
          <table:table-cell office:value-type="float" office:value="135.889224451126" calcext:value-type="float">
            <text:p>135.889224451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9820239693621" calcext:value-type="float">
            <text:p>0.16982023969362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1.8857960514093" calcext:value-type="float">
            <text:p>81.885796051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409409464732669" calcext:value-type="float">
            <text:p>0.0409409464732669,</text:p>
          </table:table-cell>
          <table:table-cell office:value-type="string" calcext:value-type="string">
            <text:p>reward</text:p>
          </table:table-cell>
          <table:table-cell office:value-type="float" office:value="304.25424572267" calcext:value-type="float">
            <text:p>304.254245722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6396833778841" calcext:value-type="float">
            <text:p>0.20639683377884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6.450355642157" calcext:value-type="float">
            <text:p>106.450355642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951031774647326" calcext:value-type="float">
            <text:p>0.0951031774647326,</text:p>
          </table:table-cell>
          <table:table-cell office:value-type="string" calcext:value-type="string">
            <text:p>reward</text:p>
          </table:table-cell>
          <table:table-cell office:value-type="float" office:value="158.148957864298" calcext:value-type="float">
            <text:p>158.148957864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8007912823123" calcext:value-type="float">
            <text:p>0.26800791282312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7.3123311721013" calcext:value-type="float">
            <text:p>57.312331172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95159812326835" calcext:value-type="float">
            <text:p>0.295159812326835,</text:p>
          </table:table-cell>
          <table:table-cell office:value-type="string" calcext:value-type="string">
            <text:p>reward</text:p>
          </table:table-cell>
          <table:table-cell office:value-type="float" office:value="56.8799510718175" calcext:value-type="float">
            <text:p>56.879951071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4292974782723" calcext:value-type="float">
            <text:p>0.24292974782723,</text:p>
          </table:table-cell>
          <table:table-cell office:value-type="string" calcext:value-type="string">
            <text:p>reward</text:p>
          </table:table-cell>
          <table:table-cell office:value-type="float" office:value="107.164164082169" calcext:value-type="float">
            <text:p>107.164164082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3225817466658" calcext:value-type="float">
            <text:p>0.1932258174666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3.752918585662" calcext:value-type="float">
            <text:p>123.752918585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15381296687245" calcext:value-type="float">
            <text:p>0.11538129668724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1.669159448834" calcext:value-type="float">
            <text:p>161.669159448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2463093374267" calcext:value-type="float">
            <text:p>0.112463093374267,</text:p>
          </table:table-cell>
          <table:table-cell office:value-type="string" calcext:value-type="string">
            <text:p>reward</text:p>
          </table:table-cell>
          <table:table-cell office:value-type="float" office:value="193.918059249188" calcext:value-type="float">
            <text:p>193.918059249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3213013859903" calcext:value-type="float">
            <text:p>0.05321301385990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2.923954586139" calcext:value-type="float">
            <text:p>242.923954586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8128616964209" calcext:value-type="float">
            <text:p>0.22812861696420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4.8349214275422" calcext:value-type="float">
            <text:p>94.834921427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27777854070606" calcext:value-type="float">
            <text:p>0.32777785407060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72696059378131" calcext:value-type="float">
            <text:p>0.077269605937813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1.416992342992" calcext:value-type="float">
            <text:p>221.41699234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70601343914665" calcext:value-type="float">
            <text:p>0.270601343914665,</text:p>
          </table:table-cell>
          <table:table-cell office:value-type="string" calcext:value-type="string">
            <text:p>reward</text:p>
          </table:table-cell>
          <table:table-cell office:value-type="float" office:value="91.9547314707851" calcext:value-type="float">
            <text:p>91.954731470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0932765721226" calcext:value-type="float">
            <text:p>0.25093276572122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5.851312247957" calcext:value-type="float">
            <text:p>95.85131224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5794847956454" calcext:value-type="float">
            <text:p>0.135794847956454,</text:p>
          </table:table-cell>
          <table:table-cell office:value-type="string" calcext:value-type="string">
            <text:p>reward</text:p>
          </table:table-cell>
          <table:table-cell office:value-type="float" office:value="134.640496311073" calcext:value-type="float">
            <text:p>134.640496311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38755931702728" calcext:value-type="float">
            <text:p>0.0838755931702728,</text:p>
          </table:table-cell>
          <table:table-cell office:value-type="string" calcext:value-type="string">
            <text:p>reward</text:p>
          </table:table-cell>
          <table:table-cell office:value-type="float" office:value="191.224194095407" calcext:value-type="float">
            <text:p>191.224194095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2761315145176" calcext:value-type="float">
            <text:p>0.15276131514517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7.461599296239" calcext:value-type="float">
            <text:p>117.461599296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24144629479133" calcext:value-type="float">
            <text:p>0.224144629479133,</text:p>
          </table:table-cell>
          <table:table-cell office:value-type="string" calcext:value-type="string">
            <text:p>reward</text:p>
          </table:table-cell>
          <table:table-cell office:value-type="float" office:value="112.614051308024" calcext:value-type="float">
            <text:p>112.61405130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693203322387337" calcext:value-type="float">
            <text:p>0.0693203322387337,</text:p>
          </table:table-cell>
          <table:table-cell office:value-type="string" calcext:value-type="string">
            <text:p>reward</text:p>
          </table:table-cell>
          <table:table-cell office:value-type="float" office:value="165.257819849461" calcext:value-type="float">
            <text:p>165.257819849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8551352223455" calcext:value-type="float">
            <text:p>0.15855135222345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3.071048337112" calcext:value-type="float">
            <text:p>113.071048337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5816396168796" calcext:value-type="float">
            <text:p>0.10581639616879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6.503312927499" calcext:value-type="float">
            <text:p>146.503312927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5363999818561" calcext:value-type="float">
            <text:p>0.115363999818561,</text:p>
          </table:table-cell>
          <table:table-cell office:value-type="string" calcext:value-type="string">
            <text:p>reward</text:p>
          </table:table-cell>
          <table:table-cell office:value-type="float" office:value="105.682154014489" calcext:value-type="float">
            <text:p>105.682154014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55664686174879" calcext:value-type="float">
            <text:p>0.45566468617487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176920748576137" calcext:value-type="float">
            <text:p>0.0176920748576137,</text:p>
          </table:table-cell>
          <table:table-cell office:value-type="string" calcext:value-type="string">
            <text:p>reward</text:p>
          </table:table-cell>
          <table:table-cell office:value-type="float" office:value="624.224829788494" calcext:value-type="float">
            <text:p>624.224829788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84780920697489" calcext:value-type="float">
            <text:p>0.28478092069748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1.1147119529913" calcext:value-type="float">
            <text:p>91.11471195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43237990601526" calcext:value-type="float">
            <text:p>0.44323799060152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44802802489723" calcext:value-type="float">
            <text:p>0.144802802489723,</text:p>
          </table:table-cell>
          <table:table-cell office:value-type="string" calcext:value-type="string">
            <text:p>reward</text:p>
          </table:table-cell>
          <table:table-cell office:value-type="float" office:value="150.059436889764" calcext:value-type="float">
            <text:p>150.059436889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73288918802932" calcext:value-type="float">
            <text:p>0.17328891880293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4.707094424037" calcext:value-type="float">
            <text:p>134.70709442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00074651517301" calcext:value-type="float">
            <text:p>0.200074651517301,</text:p>
          </table:table-cell>
          <table:table-cell office:value-type="string" calcext:value-type="string">
            <text:p>reward</text:p>
          </table:table-cell>
          <table:table-cell office:value-type="float" office:value="104.981344084137" calcext:value-type="float">
            <text:p>104.981344084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43324316328797" calcext:value-type="float">
            <text:p>0.34332431632879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23816354067869" calcext:value-type="float">
            <text:p>0.223816354067869,</text:p>
          </table:table-cell>
          <table:table-cell office:value-type="string" calcext:value-type="string">
            <text:p>reward</text:p>
          </table:table-cell>
          <table:table-cell office:value-type="float" office:value="66.6794875273843" calcext:value-type="float">
            <text:p>66.679487527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8369230524313" calcext:value-type="float">
            <text:p>0.21836923052431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8.793997515078" calcext:value-type="float">
            <text:p>148.793997515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36306931142872" calcext:value-type="float">
            <text:p>0.0836306931142872,</text:p>
          </table:table-cell>
          <table:table-cell office:value-type="string" calcext:value-type="string">
            <text:p>reward</text:p>
          </table:table-cell>
          <table:table-cell office:value-type="float" office:value="138.573324429277" calcext:value-type="float">
            <text:p>138.573324429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90254663875342" calcext:value-type="float">
            <text:p>0.49025466387534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9" calcext:value-type="float">
            <text:p>-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7372966284985" calcext:value-type="float">
            <text:p>0.137372966284985,</text:p>
          </table:table-cell>
          <table:table-cell office:value-type="string" calcext:value-type="string">
            <text:p>reward</text:p>
          </table:table-cell>
          <table:table-cell office:value-type="float" office:value="125.794526248015" calcext:value-type="float">
            <text:p>125.79452624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24124936847356" calcext:value-type="float">
            <text:p>0.32412493684735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90720633870161" calcext:value-type="float">
            <text:p>0.190720633870161,</text:p>
          </table:table-cell>
          <table:table-cell office:value-type="string" calcext:value-type="string">
            <text:p>reward</text:p>
          </table:table-cell>
          <table:table-cell office:value-type="float" office:value="106.432711642558" calcext:value-type="float">
            <text:p>106.432711642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30027608242458" calcext:value-type="float">
            <text:p>0.4300276082424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4944341101699" calcext:value-type="float">
            <text:p>0.114944341101699,</text:p>
          </table:table-cell>
          <table:table-cell office:value-type="string" calcext:value-type="string">
            <text:p>reward</text:p>
          </table:table-cell>
          <table:table-cell office:value-type="float" office:value="136.998628241753" calcext:value-type="float">
            <text:p>136.998628241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7584235953997" calcext:value-type="float">
            <text:p>0.18758423595399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0.3093836437961" calcext:value-type="float">
            <text:p>70.309383643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337445839960893" calcext:value-type="float">
            <text:p>0.0337445839960893,</text:p>
          </table:table-cell>
          <table:table-cell office:value-type="string" calcext:value-type="string">
            <text:p>reward</text:p>
          </table:table-cell>
          <table:table-cell office:value-type="float" office:value="349.343851835866" calcext:value-type="float">
            <text:p>349.343851835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2482093455178" calcext:value-type="float">
            <text:p>0.37248209345517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4" calcext:value-type="float">
            <text:p>-1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94786798672659" calcext:value-type="float">
            <text:p>0.194786798672659,</text:p>
          </table:table-cell>
          <table:table-cell office:value-type="string" calcext:value-type="string">
            <text:p>reward</text:p>
          </table:table-cell>
          <table:table-cell office:value-type="float" office:value="124.338181376476" calcext:value-type="float">
            <text:p>124.338181376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94498595027551" calcext:value-type="float">
            <text:p>0.59449859502755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4480703078454" calcext:value-type="float">
            <text:p>0.14480703078454,</text:p>
          </table:table-cell>
          <table:table-cell office:value-type="string" calcext:value-type="string">
            <text:p>reward</text:p>
          </table:table-cell>
          <table:table-cell office:value-type="float" office:value="123.05742038782" calcext:value-type="float">
            <text:p>123.057420387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777562871894562" calcext:value-type="float">
            <text:p>0.77756287189456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6" calcext:value-type="float">
            <text:p>-1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2837876650356" calcext:value-type="float">
            <text:p>0.23283787665035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0.948338749097" calcext:value-type="float">
            <text:p>110.948338749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87810457097084" calcext:value-type="float">
            <text:p>0.28781045709708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4.7450891842571" calcext:value-type="float">
            <text:p>54.745089184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43807303342907" calcext:value-type="float">
            <text:p>0.243807303342907,</text:p>
          </table:table-cell>
          <table:table-cell office:value-type="string" calcext:value-type="string">
            <text:p>reward</text:p>
          </table:table-cell>
          <table:table-cell office:value-type="float" office:value="121.015998548392" calcext:value-type="float">
            <text:p>121.015998548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87335006155247" calcext:value-type="float">
            <text:p>0.38733500615524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7505007821871" calcext:value-type="float">
            <text:p>0.1750500782187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0.126509749432" calcext:value-type="float">
            <text:p>150.126509749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03305304783017" calcext:value-type="float">
            <text:p>0.203305304783017,</text:p>
          </table:table-cell>
          <table:table-cell office:value-type="string" calcext:value-type="string">
            <text:p>reward</text:p>
          </table:table-cell>
          <table:table-cell office:value-type="float" office:value="129.18710808197" calcext:value-type="float">
            <text:p>129.18710808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02516563814419" calcext:value-type="float">
            <text:p>0.50251656381441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22606662988396" calcext:value-type="float">
            <text:p>0.122606662988396,</text:p>
          </table:table-cell>
          <table:table-cell office:value-type="string" calcext:value-type="string">
            <text:p>reward</text:p>
          </table:table-cell>
          <table:table-cell office:value-type="float" office:value="132.561635854541" calcext:value-type="float">
            <text:p>132.561635854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96483778839622" calcext:value-type="float">
            <text:p>0.29648377883962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0.7286580707315" calcext:value-type="float">
            <text:p>90.728658070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52637996643676" calcext:value-type="float">
            <text:p>0.152637996643676,</text:p>
          </table:table-cell>
          <table:table-cell office:value-type="string" calcext:value-type="string">
            <text:p>reward</text:p>
          </table:table-cell>
          <table:table-cell office:value-type="float" office:value="144.514486693273" calcext:value-type="float">
            <text:p>144.514486693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66048527714917" calcext:value-type="float">
            <text:p>0.56604852771491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952703893870233" calcext:value-type="float">
            <text:p>0.0952703893870233,</text:p>
          </table:table-cell>
          <table:table-cell office:value-type="string" calcext:value-type="string">
            <text:p>reward</text:p>
          </table:table-cell>
          <table:table-cell office:value-type="float" office:value="177.964407769725" calcext:value-type="float">
            <text:p>177.964407769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8032911031846" calcext:value-type="float">
            <text:p>0.16803291103184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7.512151152965" calcext:value-type="float">
            <text:p>137.51215115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49554137850032" calcext:value-type="float">
            <text:p>0.149554137850032,</text:p>
          </table:table-cell>
          <table:table-cell office:value-type="string" calcext:value-type="string">
            <text:p>reward</text:p>
          </table:table-cell>
          <table:table-cell office:value-type="float" office:value="126.865418394693" calcext:value-type="float">
            <text:p>126.865418394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7343000208751" calcext:value-type="float">
            <text:p>0.18734300020875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2.378028476417" calcext:value-type="float">
            <text:p>112.378028476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42138800097114" calcext:value-type="float">
            <text:p>0.0842138800097114,</text:p>
          </table:table-cell>
          <table:table-cell office:value-type="string" calcext:value-type="string">
            <text:p>reward</text:p>
          </table:table-cell>
          <table:table-cell office:value-type="float" office:value="183.74527095589" calcext:value-type="float">
            <text:p>183.745270955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9815465333415" calcext:value-type="float">
            <text:p>0.37981546533341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0" calcext:value-type="float">
            <text:p>1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80949725955326" calcext:value-type="float">
            <text:p>0.180949725955326,</text:p>
          </table:table-cell>
          <table:table-cell office:value-type="string" calcext:value-type="string">
            <text:p>reward</text:p>
          </table:table-cell>
          <table:table-cell office:value-type="float" office:value="117.263968747147" calcext:value-type="float">
            <text:p>117.263968747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720488522607" calcext:value-type="float">
            <text:p>0.472048852260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70321314732136" calcext:value-type="float">
            <text:p>0.0770321314732136,</text:p>
          </table:table-cell>
          <table:table-cell office:value-type="string" calcext:value-type="string">
            <text:p>reward</text:p>
          </table:table-cell>
          <table:table-cell office:value-type="float" office:value="186.815958727266" calcext:value-type="float">
            <text:p>186.815958727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26484246512435" calcext:value-type="float">
            <text:p>0.12648424651243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1.061229170677" calcext:value-type="float">
            <text:p>141.061229170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84090076736314" calcext:value-type="float">
            <text:p>0.284090076736314,</text:p>
          </table:table-cell>
          <table:table-cell office:value-type="string" calcext:value-type="string">
            <text:p>reward</text:p>
          </table:table-cell>
          <table:table-cell office:value-type="float" office:value="140.200103132366" calcext:value-type="float">
            <text:p>140.200103132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79800068051845" calcext:value-type="float">
            <text:p>0.17980006805184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0.617331563615" calcext:value-type="float">
            <text:p>110.617331563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17388089507676" calcext:value-type="float">
            <text:p>0.0717388089507676,</text:p>
          </table:table-cell>
          <table:table-cell office:value-type="string" calcext:value-type="string">
            <text:p>reward</text:p>
          </table:table-cell>
          <table:table-cell office:value-type="float" office:value="196.39456406173" calcext:value-type="float">
            <text:p>196.394564061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63893736361034" calcext:value-type="float">
            <text:p>0.263893736361034,</text:p>
          </table:table-cell>
          <table:table-cell office:value-type="string" calcext:value-type="string">
            <text:p>reward</text:p>
          </table:table-cell>
          <table:table-cell office:value-type="float" office:value="114.894040752521" calcext:value-type="float">
            <text:p>114.894040752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5945429302189" calcext:value-type="float">
            <text:p>0.4594542930218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3" calcext:value-type="float">
            <text:p>-1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4837723958094" calcext:value-type="float">
            <text:p>0.134837723958094,</text:p>
          </table:table-cell>
          <table:table-cell office:value-type="string" calcext:value-type="string">
            <text:p>reward</text:p>
          </table:table-cell>
          <table:table-cell office:value-type="float" office:value="95.1632215855842" calcext:value-type="float">
            <text:p>95.163221585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9507795253877" calcext:value-type="float">
            <text:p>0.21950779525387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2.556468682282" calcext:value-type="float">
            <text:p>112.556468682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2562780613778" calcext:value-type="float">
            <text:p>0.12562780613778,</text:p>
          </table:table-cell>
          <table:table-cell office:value-type="string" calcext:value-type="string">
            <text:p>reward</text:p>
          </table:table-cell>
          <table:table-cell office:value-type="float" office:value="135.600211986769" calcext:value-type="float">
            <text:p>135.600211986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22946863571185" calcext:value-type="float">
            <text:p>0.12294686357118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0.335950422274" calcext:value-type="float">
            <text:p>140.335950422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82079469520522" calcext:value-type="float">
            <text:p>0.182079469520522,</text:p>
          </table:table-cell>
          <table:table-cell office:value-type="string" calcext:value-type="string">
            <text:p>reward</text:p>
          </table:table-cell>
          <table:table-cell office:value-type="float" office:value="128.921073893358" calcext:value-type="float">
            <text:p>128.921073893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31446258637758" calcext:value-type="float">
            <text:p>0.4314462586377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8" calcext:value-type="float">
            <text:p>-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8356081731902" calcext:value-type="float">
            <text:p>0.108356081731902,</text:p>
          </table:table-cell>
          <table:table-cell office:value-type="string" calcext:value-type="string">
            <text:p>reward</text:p>
          </table:table-cell>
          <table:table-cell office:value-type="float" office:value="112.288313126183" calcext:value-type="float">
            <text:p>112.288313126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61795520777102" calcext:value-type="float">
            <text:p>0.46179552077710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3" calcext:value-type="float">
            <text:p>-1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89351800523285" calcext:value-type="float">
            <text:p>0.189351800523285,</text:p>
          </table:table-cell>
          <table:table-cell office:value-type="string" calcext:value-type="string">
            <text:p>reward</text:p>
          </table:table-cell>
          <table:table-cell office:value-type="float" office:value="121.811750257269" calcext:value-type="float">
            <text:p>121.811750257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83012242788352" calcext:value-type="float">
            <text:p>0.38301224278835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23879324767993" calcext:value-type="float">
            <text:p>0.123879324767993,</text:p>
          </table:table-cell>
          <table:table-cell office:value-type="string" calcext:value-type="string">
            <text:p>reward</text:p>
          </table:table-cell>
          <table:table-cell office:value-type="float" office:value="157.723720594445" calcext:value-type="float">
            <text:p>157.723720594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6185259291095" calcext:value-type="float">
            <text:p>0.19618525929109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8.972229188546" calcext:value-type="float">
            <text:p>128.972229188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951017497436535" calcext:value-type="float">
            <text:p>0.0951017497436535,</text:p>
          </table:table-cell>
          <table:table-cell office:value-type="string" calcext:value-type="string">
            <text:p>reward</text:p>
          </table:table-cell>
          <table:table-cell office:value-type="float" office:value="195.150536419729" calcext:value-type="float">
            <text:p>195.150536419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40725841434288" calcext:value-type="float">
            <text:p>0.34072584143428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1" calcext:value-type="float">
            <text:p>-1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10054082820506" calcext:value-type="float">
            <text:p>0.210054082820506,</text:p>
          </table:table-cell>
          <table:table-cell office:value-type="string" calcext:value-type="string">
            <text:p>reward</text:p>
          </table:table-cell>
          <table:table-cell office:value-type="float" office:value="145.606787098469" calcext:value-type="float">
            <text:p>145.606787098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59692859533527" calcext:value-type="float">
            <text:p>0.159692859533527,</text:p>
          </table:table-cell>
          <table:table-cell office:value-type="string" calcext:value-type="string">
            <text:p>reward</text:p>
          </table:table-cell>
          <table:table-cell office:value-type="float" office:value="117.620207498386" calcext:value-type="float">
            <text:p>117.620207498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7116611254726" calcext:value-type="float">
            <text:p>0.117116611254726,</text:p>
          </table:table-cell>
          <table:table-cell office:value-type="string" calcext:value-type="string">
            <text:p>reward</text:p>
          </table:table-cell>
          <table:table-cell office:value-type="float" office:value="143.384984186831" calcext:value-type="float">
            <text:p>143.384984186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01604389646568" calcext:value-type="float">
            <text:p>0.40160438964656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03896298669216" calcext:value-type="float">
            <text:p>0.0803896298669216,</text:p>
          </table:table-cell>
          <table:table-cell office:value-type="string" calcext:value-type="string">
            <text:p>reward</text:p>
          </table:table-cell>
          <table:table-cell office:value-type="float" office:value="141.394154028998" calcext:value-type="float">
            <text:p>141.39415402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1238609677199" calcext:value-type="float">
            <text:p>0.1123860967719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0.978977713659" calcext:value-type="float">
            <text:p>160.978977713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643730094785777" calcext:value-type="float">
            <text:p>0.0643730094785777,</text:p>
          </table:table-cell>
          <table:table-cell office:value-type="string" calcext:value-type="string">
            <text:p>reward</text:p>
          </table:table-cell>
          <table:table-cell office:value-type="float" office:value="215.344609192582" calcext:value-type="float">
            <text:p>215.344609192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3556351515782" calcext:value-type="float">
            <text:p>0.21355635151578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8.8260481555426" calcext:value-type="float">
            <text:p>68.826048155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67130628976437" calcext:value-type="float">
            <text:p>0.167130628976437,</text:p>
          </table:table-cell>
          <table:table-cell office:value-type="string" calcext:value-type="string">
            <text:p>reward</text:p>
          </table:table-cell>
          <table:table-cell office:value-type="float" office:value="75.8334372415354" calcext:value-type="float">
            <text:p>75.833437241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3422054301081" calcext:value-type="float">
            <text:p>0.26342205430108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5.96189361036" calcext:value-type="float">
            <text:p>115.961893610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61457988166148" calcext:value-type="float">
            <text:p>0.0861457988166148,</text:p>
          </table:table-cell>
          <table:table-cell office:value-type="string" calcext:value-type="string">
            <text:p>reward</text:p>
          </table:table-cell>
          <table:table-cell office:value-type="float" office:value="193.082271420894" calcext:value-type="float">
            <text:p>193.082271420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8815376772651" calcext:value-type="float">
            <text:p>0.16881537677265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6.236310051704" calcext:value-type="float">
            <text:p>116.236310051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1239485853145" calcext:value-type="float">
            <text:p>0.37123948585314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3" calcext:value-type="float">
            <text:p>-1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600222554531982" calcext:value-type="float">
            <text:p>0.0600222554531982,</text:p>
          </table:table-cell>
          <table:table-cell office:value-type="string" calcext:value-type="string">
            <text:p>reward</text:p>
          </table:table-cell>
          <table:table-cell office:value-type="float" office:value="236.604868885632" calcext:value-type="float">
            <text:p>236.604868885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4040228039361" calcext:value-type="float">
            <text:p>0.37404022803936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542252348497385" calcext:value-type="float">
            <text:p>0.0542252348497385,</text:p>
          </table:table-cell>
          <table:table-cell office:value-type="string" calcext:value-type="string">
            <text:p>reward</text:p>
          </table:table-cell>
          <table:table-cell office:value-type="float" office:value="247.415983217235" calcext:value-type="float">
            <text:p>247.415983217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1430725329851" calcext:value-type="float">
            <text:p>0.15143072532985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0.036796549826" calcext:value-type="float">
            <text:p>130.036796549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00558139833298" calcext:value-type="float">
            <text:p>0.60055813983329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60195443627671" calcext:value-type="float">
            <text:p>0.260195443627671,</text:p>
          </table:table-cell>
          <table:table-cell office:value-type="string" calcext:value-type="string">
            <text:p>reward</text:p>
          </table:table-cell>
          <table:table-cell office:value-type="float" office:value="100.432648399138" calcext:value-type="float">
            <text:p>100.432648399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6606352903977" calcext:value-type="float">
            <text:p>0.26660635290397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3.5084835416569" calcext:value-type="float">
            <text:p>93.508483541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5616614649104" calcext:value-type="float">
            <text:p>0.105616614649104,</text:p>
          </table:table-cell>
          <table:table-cell office:value-type="string" calcext:value-type="string">
            <text:p>reward</text:p>
          </table:table-cell>
          <table:table-cell office:value-type="float" office:value="111.682072827495" calcext:value-type="float">
            <text:p>111.682072827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4544021111737" calcext:value-type="float">
            <text:p>0.20454402111173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4.889231499645" calcext:value-type="float">
            <text:p>114.889231499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53800278075456" calcext:value-type="float">
            <text:p>0.0753800278075456,</text:p>
          </table:table-cell>
          <table:table-cell office:value-type="string" calcext:value-type="string">
            <text:p>reward</text:p>
          </table:table-cell>
          <table:table-cell office:value-type="float" office:value="204.661134399303" calcext:value-type="float">
            <text:p>204.661134399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7590288445599" calcext:value-type="float">
            <text:p>0.21759028844559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3.957933469536" calcext:value-type="float">
            <text:p>63.957933469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22373080980287" calcext:value-type="float">
            <text:p>0.122373080980287,</text:p>
          </table:table-cell>
          <table:table-cell office:value-type="string" calcext:value-type="string">
            <text:p>reward</text:p>
          </table:table-cell>
          <table:table-cell office:value-type="float" office:value="191.717318219772" calcext:value-type="float">
            <text:p>191.717318219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29921157523694" calcext:value-type="float">
            <text:p>0.042992115752369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02.600787958403" calcext:value-type="float">
            <text:p>302.600787958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6308593460849" calcext:value-type="float">
            <text:p>0.106308593460849,</text:p>
          </table:table-cell>
          <table:table-cell office:value-type="string" calcext:value-type="string">
            <text:p>reward</text:p>
          </table:table-cell>
          <table:table-cell office:value-type="float" office:value="148.065772807753" calcext:value-type="float">
            <text:p>148.065772807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8009796996481" calcext:value-type="float">
            <text:p>0.07800979699648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9.189027340388" calcext:value-type="float">
            <text:p>219.189027340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28222566539442" calcext:value-type="float">
            <text:p>0.128222566539442,</text:p>
          </table:table-cell>
          <table:table-cell office:value-type="string" calcext:value-type="string">
            <text:p>reward</text:p>
          </table:table-cell>
          <table:table-cell office:value-type="float" office:value="140.989391960298" calcext:value-type="float">
            <text:p>140.989391960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63941778462227" calcext:value-type="float">
            <text:p>0.36394177846222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6746312290449" calcext:value-type="float">
            <text:p>0.18674631229044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8.548580838624" calcext:value-type="float">
            <text:p>108.548580838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84893044640289" calcext:value-type="float">
            <text:p>0.184893044640289,</text:p>
          </table:table-cell>
          <table:table-cell office:value-type="string" calcext:value-type="string">
            <text:p>reward</text:p>
          </table:table-cell>
          <table:table-cell office:value-type="float" office:value="113.085322784614" calcext:value-type="float">
            <text:p>113.085322784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95996117988373" calcext:value-type="float">
            <text:p>0.079599611798837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0.628753382263" calcext:value-type="float">
            <text:p>190.628753382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3850874242202" calcext:value-type="float">
            <text:p>0.103850874242202,</text:p>
          </table:table-cell>
          <table:table-cell office:value-type="string" calcext:value-type="string">
            <text:p>reward</text:p>
          </table:table-cell>
          <table:table-cell office:value-type="float" office:value="157.291919283009" calcext:value-type="float">
            <text:p>157.29191928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7047545134248" calcext:value-type="float">
            <text:p>0.21704754513424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9.072854654103" calcext:value-type="float">
            <text:p>109.072854654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84824360752307" calcext:value-type="float">
            <text:p>0.184824360752307,</text:p>
          </table:table-cell>
          <table:table-cell office:value-type="string" calcext:value-type="string">
            <text:p>reward</text:p>
          </table:table-cell>
          <table:table-cell office:value-type="float" office:value="179.105421813965" calcext:value-type="float">
            <text:p>179.10542181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68061988823072" calcext:value-type="float">
            <text:p>0.46806198882307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0641153250063" calcext:value-type="float">
            <text:p>0.100641153250063,</text:p>
          </table:table-cell>
          <table:table-cell office:value-type="string" calcext:value-type="string">
            <text:p>reward</text:p>
          </table:table-cell>
          <table:table-cell office:value-type="float" office:value="160.362931336379" calcext:value-type="float">
            <text:p>160.362931336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20171851797895" calcext:value-type="float">
            <text:p>0.32017185179789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5422967491606" calcext:value-type="float">
            <text:p>0.16542296749160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5.451097883415" calcext:value-type="float">
            <text:p>115.451097883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559157046139269" calcext:value-type="float">
            <text:p>0.0559157046139269,</text:p>
          </table:table-cell>
          <table:table-cell office:value-type="string" calcext:value-type="string">
            <text:p>reward</text:p>
          </table:table-cell>
          <table:table-cell office:value-type="float" office:value="247.840632860581" calcext:value-type="float">
            <text:p>247.840632860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0726534947726" calcext:value-type="float">
            <text:p>0.06072653494772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5.672659301376" calcext:value-type="float">
            <text:p>225.672659301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69998887604914" calcext:value-type="float">
            <text:p>0.069998887604914,</text:p>
          </table:table-cell>
          <table:table-cell office:value-type="string" calcext:value-type="string">
            <text:p>reward</text:p>
          </table:table-cell>
          <table:table-cell office:value-type="float" office:value="229.859413087273" calcext:value-type="float">
            <text:p>229.859413087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4103550012374" calcext:value-type="float">
            <text:p>0.23410355001237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4.716139928128" calcext:value-type="float">
            <text:p>154.716139928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4955876797616" calcext:value-type="float">
            <text:p>0.13495587679761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3.098292251447" calcext:value-type="float">
            <text:p>123.098292251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917101826608846" calcext:value-type="float">
            <text:p>0.0917101826608846,</text:p>
          </table:table-cell>
          <table:table-cell office:value-type="string" calcext:value-type="string">
            <text:p>reward</text:p>
          </table:table-cell>
          <table:table-cell office:value-type="float" office:value="185.039146034382" calcext:value-type="float">
            <text:p>185.039146034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23670507097462" calcext:value-type="float">
            <text:p>0.042367050709746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4.032478836191" calcext:value-type="float">
            <text:p>294.032478836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53415477159777" calcext:value-type="float">
            <text:p>0.153415477159777,</text:p>
          </table:table-cell>
          <table:table-cell office:value-type="string" calcext:value-type="string">
            <text:p>reward</text:p>
          </table:table-cell>
          <table:table-cell office:value-type="float" office:value="86.1824717110212" calcext:value-type="float">
            <text:p>86.18247171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5236837426021" calcext:value-type="float">
            <text:p>0.23523683742602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5.510348759237" calcext:value-type="float">
            <text:p>115.510348759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477373971152773" calcext:value-type="float">
            <text:p>0.0477373971152773,</text:p>
          </table:table-cell>
          <table:table-cell office:value-type="string" calcext:value-type="string">
            <text:p>reward</text:p>
          </table:table-cell>
          <table:table-cell office:value-type="float" office:value="268.479372657286" calcext:value-type="float">
            <text:p>268.479372657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5590196850339" calcext:value-type="float">
            <text:p>0.37559019685033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9009722392894" calcext:value-type="float">
            <text:p>0.109009722392894,</text:p>
          </table:table-cell>
          <table:table-cell office:value-type="string" calcext:value-type="string">
            <text:p>reward</text:p>
          </table:table-cell>
          <table:table-cell office:value-type="float" office:value="144.73493685231" calcext:value-type="float">
            <text:p>144.734936852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86925054617058" calcext:value-type="float">
            <text:p>0.2869250546170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4.852306688053" calcext:value-type="float">
            <text:p>104.852306688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2158315749599" calcext:value-type="float">
            <text:p>0.16215831574959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2.6681294065842" calcext:value-type="float">
            <text:p>82.668129406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93532734771762" calcext:value-type="float">
            <text:p>0.0793532734771762,</text:p>
          </table:table-cell>
          <table:table-cell office:value-type="string" calcext:value-type="string">
            <text:p>reward</text:p>
          </table:table-cell>
          <table:table-cell office:value-type="float" office:value="196.018745816154" calcext:value-type="float">
            <text:p>196.018745816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528087219020366" calcext:value-type="float">
            <text:p>0.52808721902036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88556027906873" calcext:value-type="float">
            <text:p>0.0888556027906873,</text:p>
          </table:table-cell>
          <table:table-cell office:value-type="string" calcext:value-type="string">
            <text:p>reward</text:p>
          </table:table-cell>
          <table:table-cell office:value-type="float" office:value="183.542143499454" calcext:value-type="float">
            <text:p>183.542143499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6787101386161" calcext:value-type="float">
            <text:p>0.24678710138616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6.5207563273433" calcext:value-type="float">
            <text:p>96.520756327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547609018308126" calcext:value-type="float">
            <text:p>0.0547609018308126,</text:p>
          </table:table-cell>
          <table:table-cell office:value-type="string" calcext:value-type="string">
            <text:p>reward</text:p>
          </table:table-cell>
          <table:table-cell office:value-type="float" office:value="252.612040080999" calcext:value-type="float">
            <text:p>252.61204008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51581415257636" calcext:value-type="float">
            <text:p>0.35158141525763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69461726991074" calcext:value-type="float">
            <text:p>0.169461726991074,</text:p>
          </table:table-cell>
          <table:table-cell office:value-type="string" calcext:value-type="string">
            <text:p>reward</text:p>
          </table:table-cell>
          <table:table-cell office:value-type="float" office:value="138.010374658384" calcext:value-type="float">
            <text:p>138.010374658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7169691702084" calcext:value-type="float">
            <text:p>0.23716969170208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8.1639035250816" calcext:value-type="float">
            <text:p>58.163903525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621156235872444" calcext:value-type="float">
            <text:p>0.0621156235872444,</text:p>
          </table:table-cell>
          <table:table-cell office:value-type="string" calcext:value-type="string">
            <text:p>reward</text:p>
          </table:table-cell>
          <table:table-cell office:value-type="float" office:value="211.990092709196" calcext:value-type="float">
            <text:p>211.990092709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79740421501959" calcext:value-type="float">
            <text:p>0.17974042150195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7.6357880794832" calcext:value-type="float">
            <text:p>77.635788079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4334801591561" calcext:value-type="float">
            <text:p>0.16433480159156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4.851383292834" calcext:value-type="float">
            <text:p>154.851383292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4261137034618" calcext:value-type="float">
            <text:p>0.084261137034618,</text:p>
          </table:table-cell>
          <table:table-cell office:value-type="string" calcext:value-type="string">
            <text:p>reward</text:p>
          </table:table-cell>
          <table:table-cell office:value-type="float" office:value="170.678673845709" calcext:value-type="float">
            <text:p>170.678673845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63461258556777" calcext:value-type="float">
            <text:p>0.46346125855677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9537989746215" calcext:value-type="float">
            <text:p>0.139537989746215,</text:p>
          </table:table-cell>
          <table:table-cell office:value-type="string" calcext:value-type="string">
            <text:p>reward</text:p>
          </table:table-cell>
          <table:table-cell office:value-type="float" office:value="121.665071413079" calcext:value-type="float">
            <text:p>121.665071413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99544765043141" calcext:value-type="float">
            <text:p>0.39954476504314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309978519749752" calcext:value-type="float">
            <text:p>0.309978519749752,</text:p>
          </table:table-cell>
          <table:table-cell office:value-type="string" calcext:value-type="string">
            <text:p>reward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4025949905006" calcext:value-type="float">
            <text:p>0.13402594990500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7.612416528947" calcext:value-type="float">
            <text:p>147.612416528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1.08078765287277" calcext:value-type="float">
            <text:p>1.0807876528727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67791716700707" calcext:value-type="float">
            <text:p>0.167791716700707,</text:p>
          </table:table-cell>
          <table:table-cell office:value-type="string" calcext:value-type="string">
            <text:p>reward</text:p>
          </table:table-cell>
          <table:table-cell office:value-type="float" office:value="128.597697649385" calcext:value-type="float">
            <text:p>128.597697649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74177775820243" calcext:value-type="float">
            <text:p>0.27417777582024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5.472686271101" calcext:value-type="float">
            <text:p>95.472686271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74261901804513" calcext:value-type="float">
            <text:p>0.174261901804513,</text:p>
          </table:table-cell>
          <table:table-cell office:value-type="string" calcext:value-type="string">
            <text:p>reward</text:p>
          </table:table-cell>
          <table:table-cell office:value-type="float" office:value="119.384889619866" calcext:value-type="float">
            <text:p>119.384889619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6610624594296" calcext:value-type="float">
            <text:p>0.21661062459429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5.16578719871" calcext:value-type="float">
            <text:p>115.165787198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5201224997307" calcext:value-type="float">
            <text:p>0.25201224997307,</text:p>
          </table:table-cell>
          <table:table-cell office:value-type="string" calcext:value-type="string">
            <text:p>reward</text:p>
          </table:table-cell>
          <table:table-cell office:value-type="float" office:value="136.680610768201" calcext:value-type="float">
            <text:p>136.680610768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9038402733247" calcext:value-type="float">
            <text:p>0.13903840273324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4.922575370673" calcext:value-type="float">
            <text:p>134.922575370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44369628567533" calcext:value-type="float">
            <text:p>0.144369628567533,</text:p>
          </table:table-cell>
          <table:table-cell office:value-type="string" calcext:value-type="string">
            <text:p>reward</text:p>
          </table:table-cell>
          <table:table-cell office:value-type="float" office:value="180.266646310738" calcext:value-type="float">
            <text:p>180.266646310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4314871535235" calcext:value-type="float">
            <text:p>0.13431487153523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5.451919476219" calcext:value-type="float">
            <text:p>155.451919476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77689488446899" calcext:value-type="float">
            <text:p>0.27768948844689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7.0114459352761" calcext:value-type="float">
            <text:p>97.011445935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87223541271235" calcext:value-type="float">
            <text:p>0.187223541271235,</text:p>
          </table:table-cell>
          <table:table-cell office:value-type="string" calcext:value-type="string">
            <text:p>reward</text:p>
          </table:table-cell>
          <table:table-cell office:value-type="float" office:value="117.412086600332" calcext:value-type="float">
            <text:p>117.412086600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1485981073846" calcext:value-type="float">
            <text:p>0.22148598107384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9.1495844184644" calcext:value-type="float">
            <text:p>59.149584418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89161354804863" calcext:value-type="float">
            <text:p>0.189161354804863,</text:p>
          </table:table-cell>
          <table:table-cell office:value-type="string" calcext:value-type="string">
            <text:p>reward</text:p>
          </table:table-cell>
          <table:table-cell office:value-type="float" office:value="108.86492058759" calcext:value-type="float">
            <text:p>108.864920587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746042792606003" calcext:value-type="float">
            <text:p>0.74604279260600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4766213879349" calcext:value-type="float">
            <text:p>0.114766213879349,</text:p>
          </table:table-cell>
          <table:table-cell office:value-type="string" calcext:value-type="string">
            <text:p>reward</text:p>
          </table:table-cell>
          <table:table-cell office:value-type="float" office:value="158.13365773757" calcext:value-type="float">
            <text:p>158.133657737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5741691646172" calcext:value-type="float">
            <text:p>0.25574169164617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8.10195453714" calcext:value-type="float">
            <text:p>118.101954537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89535771082706" calcext:value-type="float">
            <text:p>0.0889535771082706,</text:p>
          </table:table-cell>
          <table:table-cell office:value-type="string" calcext:value-type="string">
            <text:p>reward</text:p>
          </table:table-cell>
          <table:table-cell office:value-type="float" office:value="237.418188510041" calcext:value-type="float">
            <text:p>237.4181885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73514534818975" calcext:value-type="float">
            <text:p>0.0773514534818975,</text:p>
          </table:table-cell>
          <table:table-cell office:value-type="string" calcext:value-type="string">
            <text:p>reward</text:p>
          </table:table-cell>
          <table:table-cell office:value-type="float" office:value="199.280052925447" calcext:value-type="float">
            <text:p>199.280052925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395149496274" calcext:value-type="float">
            <text:p>0.2639514949627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0.8857486729205" calcext:value-type="float">
            <text:p>90.885748672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75151352720908" calcext:value-type="float">
            <text:p>0.175151352720908,</text:p>
          </table:table-cell>
          <table:table-cell office:value-type="string" calcext:value-type="string">
            <text:p>reward</text:p>
          </table:table-cell>
          <table:table-cell office:value-type="float" office:value="116.093478552428" calcext:value-type="float">
            <text:p>116.093478552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15277305354593" calcext:value-type="float">
            <text:p>0.31527730535459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8" calcext:value-type="float">
            <text:p>-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518052253682111" calcext:value-type="float">
            <text:p>0.0518052253682111,</text:p>
          </table:table-cell>
          <table:table-cell office:value-type="string" calcext:value-type="string">
            <text:p>reward</text:p>
          </table:table-cell>
          <table:table-cell office:value-type="float" office:value="251.030720915196" calcext:value-type="float">
            <text:p>251.0307209152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63034654144967" calcext:value-type="float">
            <text:p>0.026303465414496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65.178042794646" calcext:value-type="float">
            <text:p>465.178042794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716697725678905" calcext:value-type="float">
            <text:p>0.0716697725678905,</text:p>
          </table:table-cell>
          <table:table-cell office:value-type="string" calcext:value-type="string">
            <text:p>reward</text:p>
          </table:table-cell>
          <table:table-cell office:value-type="float" office:value="160.528836798349" calcext:value-type="float">
            <text:p>160.528836798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44644123719888" calcext:value-type="float">
            <text:p>0.34464412371988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7540394948042" calcext:value-type="float">
            <text:p>0.107540394948042,</text:p>
          </table:table-cell>
          <table:table-cell office:value-type="string" calcext:value-type="string">
            <text:p>reward</text:p>
          </table:table-cell>
          <table:table-cell office:value-type="float" office:value="208.988313878068" calcext:value-type="float">
            <text:p>208.988313878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03371279610847" calcext:value-type="float">
            <text:p>0.30337127961084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61998890427562" calcext:value-type="float">
            <text:p>0.161998890427562,</text:p>
          </table:table-cell>
          <table:table-cell office:value-type="string" calcext:value-type="string">
            <text:p>reward</text:p>
          </table:table-cell>
          <table:table-cell office:value-type="float" office:value="158.728817855524" calcext:value-type="float">
            <text:p>158.7288178555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64275418477895" calcext:value-type="float">
            <text:p>0.36427541847789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1902332342557" calcext:value-type="float">
            <text:p>0.21190233234255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8.1915523036065" calcext:value-type="float">
            <text:p>68.191552303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998896111220482" calcext:value-type="float">
            <text:p>0.0998896111220482,</text:p>
          </table:table-cell>
          <table:table-cell office:value-type="string" calcext:value-type="string">
            <text:p>reward</text:p>
          </table:table-cell>
          <table:table-cell office:value-type="float" office:value="171.110510869661" calcext:value-type="float">
            <text:p>171.110510869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15117111891812" calcext:value-type="float">
            <text:p>0.41511711189181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53158625005156" calcext:value-type="float">
            <text:p>0.153158625005156,</text:p>
          </table:table-cell>
          <table:table-cell office:value-type="string" calcext:value-type="string">
            <text:p>reward</text:p>
          </table:table-cell>
          <table:table-cell office:value-type="float" office:value="125.29178490381" calcext:value-type="float">
            <text:p>125.291784903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79569116664158" calcext:value-type="float">
            <text:p>0.2795691166641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1.769330029443" calcext:value-type="float">
            <text:p>101.769330029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20893958250381" calcext:value-type="float">
            <text:p>0.120893958250381,</text:p>
          </table:table-cell>
          <table:table-cell office:value-type="string" calcext:value-type="string">
            <text:p>reward</text:p>
          </table:table-cell>
          <table:table-cell office:value-type="float" office:value="138.717119570932" calcext:value-type="float">
            <text:p>138.717119570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424530194792" calcext:value-type="float">
            <text:p>0.1942453019479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0.481296585908" calcext:value-type="float">
            <text:p>140.481296585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91068554734706" calcext:value-type="float">
            <text:p>0.191068554734706,</text:p>
          </table:table-cell>
          <table:table-cell office:value-type="string" calcext:value-type="string">
            <text:p>reward</text:p>
          </table:table-cell>
          <table:table-cell office:value-type="float" office:value="117.337235783694" calcext:value-type="float">
            <text:p>117.337235783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0147830182226" calcext:value-type="float">
            <text:p>0.15014783018222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6.6010290515926" calcext:value-type="float">
            <text:p>86.601029051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432503121594063" calcext:value-type="float">
            <text:p>0.0432503121594063,</text:p>
          </table:table-cell>
          <table:table-cell office:value-type="string" calcext:value-type="string">
            <text:p>reward</text:p>
          </table:table-cell>
          <table:table-cell office:value-type="float" office:value="290.212204044755" calcext:value-type="float">
            <text:p>290.212204044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6640700174303" calcext:value-type="float">
            <text:p>0.18664070017430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7.578881726553" calcext:value-type="float">
            <text:p>127.578881726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326163568343674" calcext:value-type="float">
            <text:p>0.0326163568343674,</text:p>
          </table:table-cell>
          <table:table-cell office:value-type="string" calcext:value-type="string">
            <text:p>reward</text:p>
          </table:table-cell>
          <table:table-cell office:value-type="float" office:value="455.594634427814" calcext:value-type="float">
            <text:p>455.594634427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2824141323632" calcext:value-type="float">
            <text:p>0.10282414132363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4.253425812968" calcext:value-type="float">
            <text:p>164.25342581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67723437775305" calcext:value-type="float">
            <text:p>0.167723437775305,</text:p>
          </table:table-cell>
          <table:table-cell office:value-type="string" calcext:value-type="string">
            <text:p>reward</text:p>
          </table:table-cell>
          <table:table-cell office:value-type="float" office:value="112.621959415098" calcext:value-type="float">
            <text:p>112.621959415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3206670923194" calcext:value-type="float">
            <text:p>0.13320667092319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5.071315353012" calcext:value-type="float">
            <text:p>135.07131535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43457503956291" calcext:value-type="float">
            <text:p>0.0843457503956291,</text:p>
          </table:table-cell>
          <table:table-cell office:value-type="string" calcext:value-type="string">
            <text:p>reward</text:p>
          </table:table-cell>
          <table:table-cell office:value-type="float" office:value="196.559618630392" calcext:value-type="float">
            <text:p>196.559618630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9783362397097" calcext:value-type="float">
            <text:p>0.13978336239709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1.539272117321" calcext:value-type="float">
            <text:p>131.539272117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43371337221145" calcext:value-type="float">
            <text:p>0.143371337221145,</text:p>
          </table:table-cell>
          <table:table-cell office:value-type="string" calcext:value-type="string">
            <text:p>reward</text:p>
          </table:table-cell>
          <table:table-cell office:value-type="float" office:value="135.74894838691" calcext:value-type="float">
            <text:p>135.748948386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6405919332078" calcext:value-type="float">
            <text:p>0.10640591933207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5.979734048361" calcext:value-type="float">
            <text:p>175.979734048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78859350686767" calcext:value-type="float">
            <text:p>0.0878859350686767,</text:p>
          </table:table-cell>
          <table:table-cell office:value-type="string" calcext:value-type="string">
            <text:p>reward</text:p>
          </table:table-cell>
          <table:table-cell office:value-type="float" office:value="170.783849397355" calcext:value-type="float">
            <text:p>170.783849397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4626149197378" calcext:value-type="float">
            <text:p>0.18462614919737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4.163508492556" calcext:value-type="float">
            <text:p>104.16350849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2789605225091" calcext:value-type="float">
            <text:p>0.102789605225091,</text:p>
          </table:table-cell>
          <table:table-cell office:value-type="string" calcext:value-type="string">
            <text:p>reward</text:p>
          </table:table-cell>
          <table:table-cell office:value-type="float" office:value="148.286101820333" calcext:value-type="float">
            <text:p>148.286101820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6239456923517" calcext:value-type="float">
            <text:p>0.07623945692351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3.165677242847" calcext:value-type="float">
            <text:p>193.165677242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573705677596692" calcext:value-type="float">
            <text:p>0.0573705677596692,</text:p>
          </table:table-cell>
          <table:table-cell office:value-type="string" calcext:value-type="string">
            <text:p>reward</text:p>
          </table:table-cell>
          <table:table-cell office:value-type="float" office:value="227.305404155855" calcext:value-type="float">
            <text:p>227.305404155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69525253867487" calcext:value-type="float">
            <text:p>0.036952525386748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7.617498948693" calcext:value-type="float">
            <text:p>287.617498948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02639063403842" calcext:value-type="float">
            <text:p>0.102639063403842,</text:p>
          </table:table-cell>
          <table:table-cell office:value-type="string" calcext:value-type="string">
            <text:p>reward</text:p>
          </table:table-cell>
          <table:table-cell office:value-type="float" office:value="151.428792395096" calcext:value-type="float">
            <text:p>151.428792395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14139152163193" calcext:value-type="float">
            <text:p>0.31413915216319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2" calcext:value-type="float">
            <text:p>-1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41789372348384" calcext:value-type="float">
            <text:p>0.141789372348384,</text:p>
          </table:table-cell>
          <table:table-cell office:value-type="string" calcext:value-type="string">
            <text:p>reward</text:p>
          </table:table-cell>
          <table:table-cell office:value-type="float" office:value="118.527147658355" calcext:value-type="float">
            <text:p>118.527147658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88074976336867" calcext:value-type="float">
            <text:p>0.28807497633686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7.71318518241" calcext:value-type="float">
            <text:p>107.713185182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270362976157834" calcext:value-type="float">
            <text:p>0.0270362976157834,</text:p>
          </table:table-cell>
          <table:table-cell office:value-type="string" calcext:value-type="string">
            <text:p>reward</text:p>
          </table:table-cell>
          <table:table-cell office:value-type="float" office:value="476.873129158119" calcext:value-type="float">
            <text:p>476.873129158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20066486490258" calcext:value-type="float">
            <text:p>0.4200664864902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5104205944929" calcext:value-type="float">
            <text:p>0.115104205944929,</text:p>
          </table:table-cell>
          <table:table-cell office:value-type="string" calcext:value-type="string">
            <text:p>reward</text:p>
          </table:table-cell>
          <table:table-cell office:value-type="float" office:value="145.877798408031" calcext:value-type="float">
            <text:p>145.87779840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75490641594798" calcext:value-type="float">
            <text:p>0.37549064159479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50660483126526" calcext:value-type="float">
            <text:p>0.150660483126526,</text:p>
          </table:table-cell>
          <table:table-cell office:value-type="string" calcext:value-type="string">
            <text:p>reward</text:p>
          </table:table-cell>
          <table:table-cell office:value-type="float" office:value="130.37440550089" calcext:value-type="float">
            <text:p>130.3744055009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8879792328447" calcext:value-type="float">
            <text:p>0.16887979232844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1.213715638349" calcext:value-type="float">
            <text:p>151.213715638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25237472171484" calcext:value-type="float">
            <text:p>0.125237472171484,</text:p>
          </table:table-cell>
          <table:table-cell office:value-type="string" calcext:value-type="string">
            <text:p>reward</text:p>
          </table:table-cell>
          <table:table-cell office:value-type="float" office:value="133.848305995088" calcext:value-type="float">
            <text:p>133.848305995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47612737621874" calcext:value-type="float">
            <text:p>0.44761273762187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9865495512108" calcext:value-type="float">
            <text:p>0.139865495512108,</text:p>
          </table:table-cell>
          <table:table-cell office:value-type="string" calcext:value-type="string">
            <text:p>reward</text:p>
          </table:table-cell>
          <table:table-cell office:value-type="float" office:value="125.497262161662" calcext:value-type="float">
            <text:p>125.497262161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3658105582328" calcext:value-type="float">
            <text:p>0.25365810558232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7.4231439087775" calcext:value-type="float">
            <text:p>87.423143908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387584881456338" calcext:value-type="float">
            <text:p>0.0387584881456338,</text:p>
          </table:table-cell>
          <table:table-cell office:value-type="string" calcext:value-type="string">
            <text:p>reward</text:p>
          </table:table-cell>
          <table:table-cell office:value-type="float" office:value="319.007999755443" calcext:value-type="float">
            <text:p>319.007999755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75671423839257" calcext:value-type="float">
            <text:p>0.17567142383925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3.9244546520568" calcext:value-type="float">
            <text:p>73.924454652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3471539956238" calcext:value-type="float">
            <text:p>0.13471539956238,</text:p>
          </table:table-cell>
          <table:table-cell office:value-type="string" calcext:value-type="string">
            <text:p>reward</text:p>
          </table:table-cell>
          <table:table-cell office:value-type="float" office:value="123.230563339342" calcext:value-type="float">
            <text:p>123.230563339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53012789697427" calcext:value-type="float">
            <text:p>0.085301278969742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0.231536511277" calcext:value-type="float">
            <text:p>170.231536511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03008119456136" calcext:value-type="float">
            <text:p>0.203008119456136,</text:p>
          </table:table-cell>
          <table:table-cell office:value-type="string" calcext:value-type="string">
            <text:p>reward</text:p>
          </table:table-cell>
          <table:table-cell office:value-type="float" office:value="138.259113511274" calcext:value-type="float">
            <text:p>138.259113511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14333519488197" calcext:value-type="float">
            <text:p>0.051433351948819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5.426371626543" calcext:value-type="float">
            <text:p>245.42637162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82760366844693" calcext:value-type="float">
            <text:p>0.0882760366844693,</text:p>
          </table:table-cell>
          <table:table-cell office:value-type="string" calcext:value-type="string">
            <text:p>reward</text:p>
          </table:table-cell>
          <table:table-cell office:value-type="float" office:value="165.281025922625" calcext:value-type="float">
            <text:p>165.281025922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1005557797116" calcext:value-type="float">
            <text:p>0.26100555779711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3.313360391249" calcext:value-type="float">
            <text:p>133.313360391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448368394919818" calcext:value-type="float">
            <text:p>0.0448368394919818,</text:p>
          </table:table-cell>
          <table:table-cell office:value-type="string" calcext:value-type="string">
            <text:p>reward</text:p>
          </table:table-cell>
          <table:table-cell office:value-type="float" office:value="280.030885167281" calcext:value-type="float">
            <text:p>280.0308851673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79578143584116" calcext:value-type="float">
            <text:p>0.27957814358411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6.7681751219988" calcext:value-type="float">
            <text:p>56.76817512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977672460647128" calcext:value-type="float">
            <text:p>0.0977672460647128,</text:p>
          </table:table-cell>
          <table:table-cell office:value-type="string" calcext:value-type="string">
            <text:p>reward</text:p>
          </table:table-cell>
          <table:table-cell office:value-type="float" office:value="154.283744326612" calcext:value-type="float">
            <text:p>154.283744326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09629916111858" calcext:value-type="float">
            <text:p>0.3096299161118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55094747481275" calcext:value-type="float">
            <text:p>0.255094747481275,</text:p>
          </table:table-cell>
          <table:table-cell office:value-type="string" calcext:value-type="string">
            <text:p>reward</text:p>
          </table:table-cell>
          <table:table-cell office:value-type="float" office:value="61.2011207550796" calcext:value-type="float">
            <text:p>61.2011207551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75914110360827" calcext:value-type="float">
            <text:p>0.67591411036082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15808008876517" calcext:value-type="float">
            <text:p>0.115808008876517,</text:p>
          </table:table-cell>
          <table:table-cell office:value-type="string" calcext:value-type="string">
            <text:p>reward</text:p>
          </table:table-cell>
          <table:table-cell office:value-type="float" office:value="144.349813773784" calcext:value-type="float">
            <text:p>144.3498137738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23531247440294" calcext:value-type="float">
            <text:p>0.12353124744029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9.95117799918" calcext:value-type="float">
            <text:p>139.951177999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158954396675011" calcext:value-type="float">
            <text:p>0.158954396675011,</text:p>
          </table:table-cell>
          <table:table-cell office:value-type="string" calcext:value-type="string">
            <text:p>reward</text:p>
          </table:table-cell>
          <table:table-cell office:value-type="float" office:value="134.911125512592" calcext:value-type="float">
            <text:p>134.9111255126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22919734075755" calcext:value-type="float">
            <text:p>0.042291973407575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21.45148699088" calcext:value-type="float">
            <text:p>321.451486990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0004780511322" calcext:value-type="float">
            <text:p>0.22000478051132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7.453557767057" calcext:value-type="float">
            <text:p>107.453557767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3503392747619" calcext:value-type="float">
            <text:p>0.18350339274761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6.494905245449" calcext:value-type="float">
            <text:p>116.494905245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0854109230729794" calcext:value-type="float">
            <text:p>0.0854109230729794,</text:p>
          </table:table-cell>
          <table:table-cell office:value-type="string" calcext:value-type="string">
            <text:p>reward</text:p>
          </table:table-cell>
          <table:table-cell office:value-type="float" office:value="198.081043503716" calcext:value-type="float">
            <text:p>198.0810435037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7431483797911" calcext:value-type="float">
            <text:p>0.24743148379791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7.415228678689" calcext:value-type="float">
            <text:p>127.415228678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3356066599959" calcext:value-type="float">
            <text:p>0.19335606659995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1.7180566187734" calcext:value-type="float">
            <text:p>71.718056618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mp_vel</text:p>
          </table:table-cell>
          <table:table-cell office:value-type="float" office:value="0.205077123713249" calcext:value-type="float">
            <text:p>0.205077123713249,</text:p>
          </table:table-cell>
          <table:table-cell office:value-type="string" calcext:value-type="string">
            <text:p>reward</text:p>
          </table:table-cell>
          <table:table-cell office:value-type="float" office:value="141.762142841357" calcext:value-type="float">
            <text:p>141.7621428414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94218816815097" calcext:value-type="float">
            <text:p>0.09421881681509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9.135911466866" calcext:value-type="float">
            <text:p>159.135911466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ail</text:p>
          </table:table-cell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41874880116444" calcext:value-type="float">
            <text:p>0.44187488011644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4" calcext:value-type="float">
            <text:p>-14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ean</text:p>
          </table:table-cell>
          <table:table-cell office:value-type="string" calcext:value-type="string">
            <text:p>vel</text:p>
          </table:table-cell>
          <table:table-cell/>
          <table:table-cell office:value-type="float" office:value="0.268676991557956" calcext:value-type="float">
            <text:p>0.2686769916</text:p>
          </table:table-cell>
          <table:table-cell/>
          <table:table-cell office:value-type="string" calcext:value-type="string">
            <text:p>std</text:p>
          </table:table-cell>
          <table:table-cell/>
          <table:table-cell office:value-type="float" office:value="0.166326296809539" calcext:value-type="float">
            <text:p>0.1663262968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ail</text:p>
          </table:table-cell>
          <table:table-cell table:number-columns-repeated="6"/>
          <table:table-cell office:value-type="string" calcext:value-type="string">
            <text:p>Completed</text:p>
          </table:table-cell>
          <table:table-cell/>
          <table:table-cell office:value-type="float" office:value="454" calcext:value-type="float">
            <text:p>454</text:p>
          </table:table-cell>
          <table:table-cell/>
          <table:table-cell office:value-type="string" calcext:value-type="string">
            <text:p>fail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4"/>
          <table:table-cell office:value-type="string" calcext:value-type="string">
            <text:p>Completed 405</text:p>
          </table:table-cell>
          <table:table-cell/>
          <table:table-cell office:value-type="string" calcext:value-type="string">
            <text:p>Fail 95</text:p>
          </table:table-cell>
          <table:table-cell table:number-columns-repeated="14"/>
        </table:table-row>
        <table:table-row table:style-name="ro2" table:number-rows-repeated="3">
          <table:table-cell table:number-columns-repeated="21"/>
        </table:table-row>
        <table:table-row table:style-name="ro2">
          <table:table-cell table:number-columns-repeated="4"/>
          <table:table-cell office:value-type="float" office:value="0.132912331720668" calcext:value-type="float">
            <text:p>0.132912331720668,</text:p>
          </table:table-cell>
          <table:table-cell/>
          <table:table-cell office:value-type="float" office:value="0.07" calcext:value-type="float">
            <text:p>0.07</text:p>
          </table:table-cell>
          <table:table-cell table:number-columns-repeated="14"/>
        </table:table-row>
        <table:table-row table:style-name="ro2" table:number-rows-repeated="1048067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exp6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2"/>
          <table:table-cell office:value-type="string" calcext:value-type="string">
            <text:p>no set-down using 23.1.2.1 when d_limit is used in set-down game</text:p>
          </table:table-cell>
        </table:table-row>
        <table:table-row table:style-name="ro2">
          <table:table-cell office:value-type="string" calcext:value-type="string">
            <text:p>alpha</text:p>
          </table:table-cell>
          <table:table-cell table:style-name="ce2" office:value-type="float" office:value="0.0001" calcext:value-type="float">
            <text:p>1.00E-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 episodes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 steps</text:p>
          </table:table-cell>
          <table:table-cell office:value-type="string" calcext:value-type="string">
            <text:p>29million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uffer size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3" office:value-type="string" calcext:value-type="string">
            <text:p>Set-down doesn’t have own step counter,sub-goal ends when episodes timeout reached: Wrong</text:p>
          </table:table-cell>
        </table:table-row>
        <table:table-row table:style-name="ro2">
          <table:table-cell office:value-type="string" calcext:value-type="string">
            <text:p>batch size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rget update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 burn in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nel steps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si start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si end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epsi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init barge ct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it hoist le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mit decay</text:p>
          </table:table-cell>
          <table:table-cell office:value-type="float" office:value="0.993" calcext:value-type="float">
            <text:p>0.9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mit mi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s timeout</text:p>
          </table:table-cell>
          <table:table-cell office:value-type="string" calcext:value-type="string">
            <text:p>200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al timeout</text:p>
          </table:table-cell>
          <table:table-cell office:value-type="string" calcext:value-type="string">
            <text:p>200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bs len</text:p>
          </table:table-cell>
          <table:table-cell office:value-type="string" calcext:value-type="string">
            <text:p>0.2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d len</text:p>
          </table:table-cell>
          <table:table-cell office:value-type="string" calcext:value-type="string">
            <text:p>5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s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p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 act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6/30 to 6/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m goa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sd 1,2,3s, following 1,2,3, set-dow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ule replace/pre-train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Set-down by 23.1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izer</text:p>
          </table:table-cell>
          <table:table-cell office:value-type="string" calcext:value-type="string">
            <text:p>sg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lp</text:p>
          </table:table-cell>
          <table:table-cell office:value-type="string" calcext:value-type="string">
            <text:p>500, sigmoid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reward function changes: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no training on set-down mod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meta policy decides to set-down at very beginning</text:p>
          </table:table-cell>
          <table:table-cell table:number-columns-repeated="4"/>
        </table:table-row>
      </table:table>
      <table:table table:name="exp7" table:style-name="ta1">
        <table:table-column table:style-name="co14" table:default-cell-style-name="Default"/>
        <table:table-column table:style-name="co15" table:number-columns-repeated="2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row table:style-name="ro7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2"/>
          <table:table-cell office:value-type="string" calcext:value-type="string">
            <text:p>no learning</text:p>
          </table:table-cell>
          <table:table-cell table:style-name="ce3" office:value-type="string" calcext:value-type="string">
            <text:p>Set-down doesn’t have own step counter,sub-goal ends when episodes timeout reached: Wrong</text:p>
          </table:table-cell>
        </table:table-row>
        <table:table-row table:style-name="ro2">
          <table:table-cell office:value-type="string" calcext:value-type="string">
            <text:p>alpha</text:p>
          </table:table-cell>
          <table:table-cell table:style-name="ce2" office:value-type="float" office:value="0.0001" calcext:value-type="float">
            <text:p>1.00E-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 episodes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 step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ffer size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tch size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rget update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 burn in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nel steps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psi start</text:p>
          </table:table-cell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psi end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ing epsi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nit barge ct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it hoist len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imit decay</text:p>
          </table:table-cell>
          <table:table-cell office:value-type="float" office:value="0.993" calcext:value-type="float">
            <text:p>0.99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imit min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ps timeout</text:p>
          </table:table-cell>
          <table:table-cell office:value-type="string" calcext:value-type="string">
            <text:p>200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oal timeout</text:p>
          </table:table-cell>
          <table:table-cell table:style-name="ce6" office:value-type="string" calcext:value-type="string">
            <text:p>200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bs len</text:p>
          </table:table-cell>
          <table:table-cell office:value-type="string" calcext:value-type="string">
            <text:p>0.2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ed len</text:p>
          </table:table-cell>
          <table:table-cell office:value-type="string" calcext:value-type="string">
            <text:p>5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s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p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 act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6/30 to 6/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 goa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sd 1,2,3s, following 1,2,3, set-down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module replace/pre-train</text:p>
          </table:table-cell>
          <table:table-cell table:style-name="ce5" office:value-type="string" calcext:value-type="string">
            <text:p>yes </text:p>
          </table:table-cell>
          <table:table-cell table:style-name="ce5" office:value-type="string" calcext:value-type="string">
            <text:p>Set-down by 23.1.2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timizer</text:p>
          </table:table-cell>
          <table:table-cell office:value-type="string" calcext:value-type="string">
            <text:p>sg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lp</text:p>
          </table:table-cell>
          <table:table-cell office:value-type="string" calcext:value-type="string">
            <text:p>500, sigmoid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8">
          <table:table-cell office:value-type="string" calcext:value-type="string">
            <text:p>reward function changes:</text:p>
          </table:table-cell>
          <table:table-cell table:style-name="ce7" office:value-type="string" calcext:value-type="string">
            <text:p>Set-down reward range 0-0.5(default 0-0.3)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 training on set-down mode</text:p>
          </table:table-cell>
          <table:table-cell table:number-columns-repeated="5"/>
        </table:table-row>
      </table:table>
      <table:table table:name="exp8" table:style-name="ta1">
        <table:table-column table:style-name="co17" table:number-columns-repeated="3" table:default-cell-style-name="Default"/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pha</text:p>
          </table:table-cell>
          <table:table-cell table:style-name="ce2" office:value-type="float" office:value="0.0001" calcext:value-type="float">
            <text:p>1.00E-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 episodes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 steps</text:p>
          </table:table-cell>
          <table:table-cell table:number-columns-repeated="3"/>
          <table:table-cell office:value-type="string" calcext:value-type="string">
            <text:p>no learning</text:p>
          </table:table-cell>
        </table:table-row>
        <table:table-row table:style-name="ro2">
          <table:table-cell office:value-type="string" calcext:value-type="string">
            <text:p>buffer size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ch size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rget update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 burn in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nel steps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si start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si end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epsi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init barge ct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it hoist le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mit decay</text:p>
          </table:table-cell>
          <table:table-cell office:value-type="float" office:value="0.993" calcext:value-type="float">
            <text:p>0.9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mit mi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s timeout</text:p>
          </table:table-cell>
          <table:table-cell office:value-type="string" calcext:value-type="string">
            <text:p>200s</text:p>
          </table:table-cell>
          <table:table-cell table:number-columns-repeated="3"/>
        </table:table-row>
        <table:table-row table:style-name="ro9">
          <table:table-cell table:style-name="ce5" office:value-type="string" calcext:value-type="string">
            <text:p>goal timeout</text:p>
          </table:table-cell>
          <table:table-cell table:style-name="ce5" office:value-type="string" calcext:value-type="string">
            <text:p>50s (set incorrectly)</text:p>
          </table:table-cell>
          <table:table-cell table:style-name="ce3" office:value-type="string" calcext:value-type="string">
            <text:p>Set-down doesn’t have own step counter,sub-goal ends when episodes timeout reached: Wro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s len</text:p>
          </table:table-cell>
          <table:table-cell office:value-type="string" calcext:value-type="string">
            <text:p>0.2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d len</text:p>
          </table:table-cell>
          <table:table-cell office:value-type="string" calcext:value-type="string">
            <text:p>5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s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p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 act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6/30 to 6/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m goa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sd 1,2,3s, following 1,2,3, set-down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module replace/pre-train</text:p>
          </table:table-cell>
          <table:table-cell table:style-name="ce5" office:value-type="string" calcext:value-type="string">
            <text:p>yes </text:p>
          </table:table-cell>
          <table:table-cell table:style-name="ce5" office:value-type="string" calcext:value-type="string">
            <text:p>Set-down by 23.1.2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izer</text:p>
          </table:table-cell>
          <table:table-cell office:value-type="string" calcext:value-type="string">
            <text:p>sg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lp</text:p>
          </table:table-cell>
          <table:table-cell office:value-type="string" calcext:value-type="string">
            <text:p>500, sigmoid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9">
          <table:table-cell office:value-type="string" calcext:value-type="string">
            <text:p>reward function changes:</text:p>
          </table:table-cell>
          <table:table-cell table:style-name="ce7" office:value-type="string" calcext:value-type="string">
            <text:p>Set-down reward range 0-0.5(default 0-0.3)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update status changes:</text:p>
          </table:table-cell>
          <table:table-cell table:style-name="ce5" office:value-type="string" calcext:value-type="string">
            <text:p>remove d_limit for goal over set-down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 training on set-down mode</text:p>
          </table:table-cell>
          <table:table-cell table:number-columns-repeated="4"/>
        </table:table-row>
      </table:table>
      <table:table table:name="exp9" table:style-name="ta1">
        <table:table-column table:style-name="co18" table:number-columns-repeated="3" table:default-cell-style-name="Default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Num steps</text:p>
          </table:table-cell>
          <table:table-cell table:number-columns-repeated="4"/>
          <table:table-cell office:value-type="string" calcext:value-type="string">
            <text:p>no learning</text:p>
          </table:table-cell>
        </table:table-row>
        <table:table-row table:style-name="ro2">
          <table:table-cell office:value-type="string" calcext:value-type="string">
            <text:p>buffer size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tch size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rget update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 burn in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nel steps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psi start</text:p>
          </table:table-cell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psi end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ing epsi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nit barge ct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it hoist len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imit decay</text:p>
          </table:table-cell>
          <table:table-cell office:value-type="float" office:value="0.993" calcext:value-type="float">
            <text:p>0.99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imit min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ps timeout</text:p>
          </table:table-cell>
          <table:table-cell office:value-type="string" calcext:value-type="string">
            <text:p>200s</text:p>
          </table:table-cell>
          <table:table-cell table:number-columns-repeated="4"/>
        </table:table-row>
        <table:table-row table:style-name="ro10">
          <table:table-cell table:style-name="ce5" office:value-type="string" calcext:value-type="string">
            <text:p>goal timeout</text:p>
          </table:table-cell>
          <table:table-cell table:style-name="ce5" office:value-type="string" calcext:value-type="string">
            <text:p>100s(set incorrectly)</text:p>
          </table:table-cell>
          <table:table-cell table:style-name="ce3" office:value-type="string" calcext:value-type="string">
            <text:p>Set-down doesn’t have own step counter,sub-goal ends when episodes timeout reached: Wro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bs len</text:p>
          </table:table-cell>
          <table:table-cell office:value-type="string" calcext:value-type="string">
            <text:p>0.2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ed len</text:p>
          </table:table-cell>
          <table:table-cell office:value-type="string" calcext:value-type="string">
            <text:p>5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s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p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 act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6/30 to 6/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 goa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sd 1,2,3s, following 1,2,3, set-down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module replace/pre-train</text:p>
          </table:table-cell>
          <table:table-cell table:style-name="ce5" office:value-type="string" calcext:value-type="string">
            <text:p>yes </text:p>
          </table:table-cell>
          <table:table-cell table:style-name="ce5" office:value-type="string" calcext:value-type="string">
            <text:p>Set-down by 23.1.2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timizer</text:p>
          </table:table-cell>
          <table:table-cell office:value-type="string" calcext:value-type="string">
            <text:p>sg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lp</text:p>
          </table:table-cell>
          <table:table-cell office:value-type="string" calcext:value-type="string">
            <text:p>500, sigmoid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9">
          <table:table-cell office:value-type="string" calcext:value-type="string">
            <text:p>reward function changes:</text:p>
          </table:table-cell>
          <table:table-cell table:style-name="ce7" office:value-type="string" calcext:value-type="string">
            <text:p>Set-down reward range 0-0.5(default 0-0.3)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update status changes:</text:p>
          </table:table-cell>
          <table:table-cell table:style-name="ce5" office:value-type="string" calcext:value-type="string">
            <text:p>remove d_limit for goal over set-down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 training on set-down mode</text:p>
          </table:table-cell>
          <table:table-cell table:number-columns-repeated="5"/>
        </table:table-row>
      </table:table>
      <table:table table:name="exp10" table:style-name="ta1">
        <table:table-column table:style-name="co19" table:number-columns-repeated="3" table:default-cell-style-name="Default"/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Num step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ffer size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ch size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rget update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 burn in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nel steps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si start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si end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epsi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init barge ct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it hoist le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mit decay</text:p>
          </table:table-cell>
          <table:table-cell office:value-type="float" office:value="0.993" calcext:value-type="float">
            <text:p>0.9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mit mi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s timeout</text:p>
          </table:table-cell>
          <table:table-cell office:value-type="string" calcext:value-type="string">
            <text:p>200s</text:p>
          </table:table-cell>
          <table:table-cell table:number-columns-repeated="3"/>
        </table:table-row>
        <table:table-row table:style-name="ro9">
          <table:table-cell table:style-name="ce5" office:value-type="string" calcext:value-type="string">
            <text:p>goal timeout</text:p>
          </table:table-cell>
          <table:table-cell table:style-name="ce5" office:value-type="string" calcext:value-type="string">
            <text:p>100s(set incorrectly)</text:p>
          </table:table-cell>
          <table:table-cell table:style-name="ce3" office:value-type="string" calcext:value-type="string">
            <text:p>Set-down doesn’t have own step counter,sub-goal ends when episodes timeout reached: Wro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s len</text:p>
          </table:table-cell>
          <table:table-cell office:value-type="string" calcext:value-type="string">
            <text:p>0.2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d len</text:p>
          </table:table-cell>
          <table:table-cell office:value-type="string" calcext:value-type="string">
            <text:p>5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s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p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 act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6/30 to 6/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m goa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sd 1,2,3s, following 1,2,3, set-down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module replace/pre-train</text:p>
          </table:table-cell>
          <table:table-cell table:style-name="ce5" office:value-type="string" calcext:value-type="string">
            <text:p>yes </text:p>
          </table:table-cell>
          <table:table-cell table:style-name="ce5" office:value-type="string" calcext:value-type="string">
            <text:p>Set-down by 23.1.2.1</text:p>
          </table:table-cell>
          <table:table-cell/>
          <table:table-cell office:value-type="string" calcext:value-type="string">
            <text:p>Meta-controller and controller by exp4</text:p>
          </table:table-cell>
        </table:table-row>
        <table:table-row table:style-name="ro2">
          <table:table-cell office:value-type="string" calcext:value-type="string">
            <text:p>optimizer</text:p>
          </table:table-cell>
          <table:table-cell office:value-type="string" calcext:value-type="string">
            <text:p>sg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lp</text:p>
          </table:table-cell>
          <table:table-cell office:value-type="string" calcext:value-type="string">
            <text:p>500, sigmoid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6">
          <table:table-cell table:style-name="ce5" office:value-type="string" calcext:value-type="string">
            <text:p>reward function changes:</text:p>
          </table:table-cell>
          <table:table-cell table:style-name="ce8" office:value-type="string" calcext:value-type="string">
            <text:p>Set-down reward range 0-0.2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update status changes:</text:p>
          </table:table-cell>
          <table:table-cell table:style-name="ce5" office:value-type="string" calcext:value-type="string">
            <text:p>remove d_limit for goal over set-down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 training on set-down mode</text:p>
          </table:table-cell>
          <table:table-cell table:number-columns-repeated="4"/>
        </table:table-row>
      </table:table>
      <table:table table:name="exp11" table:style-name="ta1">
        <table:table-column table:style-name="co20" table:number-columns-repeated="2" table:default-cell-style-name="Default"/>
        <table:table-column table:style-name="co21" table:default-cell-style-name="Default"/>
        <table:table-row table:style-name="ro2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2">
          <table:table-cell office:value-type="string" calcext:value-type="string">
            <text:p>alpha</text:p>
          </table:table-cell>
          <table:table-cell table:style-name="ce2" office:value-type="float" office:value="0.0001" calcext:value-type="float">
            <text:p>1.00E-04</text:p>
          </table:table-cell>
          <table:table-cell/>
        </table:table-row>
        <table:table-row table:style-name="ro2">
          <table:table-cell office:value-type="string" calcext:value-type="string">
            <text:p>Num episodes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2">
          <table:table-cell office:value-type="string" calcext:value-type="string">
            <text:p>Num step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er size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2">
          <table:table-cell office:value-type="string" calcext:value-type="string">
            <text:p>batch 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string" calcext:value-type="string">
            <text:p>target update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2">
          <table:table-cell office:value-type="string" calcext:value-type="string">
            <text:p>num burn in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annel steps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epsi start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string" calcext:value-type="string">
            <text:p>epsi end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2">
          <table:table-cell office:value-type="string" calcext:value-type="string">
            <text:p>testing eps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init barge c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init hoist l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limit decay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2">
          <table:table-cell office:value-type="string" calcext:value-type="string">
            <text:p>limit mi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dt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eps timeout</text:p>
          </table:table-cell>
          <table:table-cell office:value-type="string" calcext:value-type="string">
            <text:p>400s</text:p>
          </table:table-cell>
          <table:table-cell/>
        </table:table-row>
        <table:table-row table:style-name="ro11">
          <table:table-cell table:style-name="ce5" office:value-type="string" calcext:value-type="string">
            <text:p>goal timeout</text:p>
          </table:table-cell>
          <table:table-cell table:style-name="ce5" office:value-type="string" calcext:value-type="string">
            <text:p>30s </text:p>
          </table:table-cell>
          <table:table-cell table:style-name="ce3"/>
        </table:table-row>
        <table:table-row table:style-name="ro2">
          <table:table-cell office:value-type="string" calcext:value-type="string">
            <text:p>obs len</text:p>
          </table:table-cell>
          <table:table-cell office:value-type="string" calcext:value-type="string">
            <text:p>0.2s</text:p>
          </table:table-cell>
          <table:table-cell/>
        </table:table-row>
        <table:table-row table:style-name="ro2">
          <table:table-cell office:value-type="string" calcext:value-type="string">
            <text:p>pred len</text:p>
          </table:table-cell>
          <table:table-cell office:value-type="string" calcext:value-type="string">
            <text:p>2s</text:p>
          </table:table-cell>
          <table:table-cell/>
        </table:table-row>
        <table:table-row table:style-name="ro2">
          <table:table-cell office:value-type="string" calcext:value-type="string">
            <text:p>hs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2">
          <table:table-cell office:value-type="string" calcext:value-type="string">
            <text:p>tp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num act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6/30 to 6/30</text:p>
          </table:table-cell>
        </table:table-row>
        <table:table-row table:style-name="ro2">
          <table:table-cell office:value-type="string" calcext:value-type="string">
            <text:p>num goa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sd 1,2,3s, following 1,2,3, set-down</text:p>
          </table:table-cell>
        </table:table-row>
        <table:table-row table:style-name="ro2">
          <table:table-cell table:style-name="ce5" office:value-type="string" calcext:value-type="string">
            <text:p>module replace/pre-train</text:p>
          </table:table-cell>
          <table:table-cell table:style-name="ce5" office:value-type="string" calcext:value-type="string">
            <text:p>yes </text:p>
          </table:table-cell>
          <table:table-cell table:style-name="ce5" office:value-type="string" calcext:value-type="string">
            <text:p>Set-down by 23.1.2.2</text:p>
          </table:table-cell>
        </table:table-row>
        <table:table-row table:style-name="ro2">
          <table:table-cell office:value-type="string" calcext:value-type="string">
            <text:p>optimizer</text:p>
          </table:table-cell>
          <table:table-cell office:value-type="string" calcext:value-type="string">
            <text:p>sgd</text:p>
          </table:table-cell>
          <table:table-cell/>
        </table:table-row>
        <table:table-row table:style-name="ro2">
          <table:table-cell office:value-type="string" calcext:value-type="string">
            <text:p>mlp</text:p>
          </table:table-cell>
          <table:table-cell office:value-type="string" calcext:value-type="string">
            <text:p>500, sigmoid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eward function changes:</text:p>
          </table:table-cell>
          <table:table-cell table:style-name="ce7" office:value-type="string" calcext:value-type="string">
            <text:p>see changes</text:p>
          </table:table-cell>
          <table:table-cell/>
        </table:table-row>
        <table:table-row table:style-name="ro2">
          <table:table-cell table:style-name="ce5" office:value-type="string" calcext:value-type="string">
            <text:p>update status changes:</text:p>
          </table:table-cell>
          <table:table-cell table:style-name="ce5" office:value-type="string" calcext:value-type="string">
            <text:p>remove d_limit for goal over set-down </text:p>
          </table:table-cell>
          <table:table-cell/>
        </table:table-row>
        <table:table-row table:style-name="ro2">
          <table:table-cell office:value-type="string" calcext:value-type="string">
            <text:p>no training on set-down mode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2">
          <table:table-cell table:style-name="ce1" office:value-type="string" calcext:value-type="string">
            <text:p><text:span text:style-name="T1">def get_intrinsic_reward(self):</text:span><text:span text:style-name="T2">"""intrinsic step reward of controller on gamesfull-speed-down; following; set-down"""</text:span><text:span text:style-name="T3">reward = 0goal_int = self.goal_int()if self.intp_goal():if goal_int &lt; self.num_survival_modes:# full-speed down gameif not self.goal_completed:reward = min(10 * 1 / np.abs(self.cur_d_sb), 10)if self.goal_over:# reward = -100reward = 0else:# following gameif not self.goal_completed:reward = min(0.1 * 2 / np.abs(self.cur_d_sb - self.cur_d_blimit), 10)if self.goal_over:# reward = -100reward = 0else:# set-down gameif self.goal_completed:vel = (self.prev_d_sb - self.cur_d_sb) / self.dtself.final_imp_vel = velif 0 &lt; vel &lt; 0.3:  # good onereward = 10 * 1 / vel# if vel &lt; 0.2:# self.plot(show_motion=True)else:reward = -30if self.goal_over:reward = 0# reward = -100return reward</text:span></text:p>
          </table:table-cell>
          <table:table-cell table:number-columns-repeated="2"/>
        </table:table-row>
      </table:table>
      <table:table table:name="exp12" table:style-name="ta1"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Train everything from scratch again, changed the parameters of exp 1-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2">
          <table:table-cell office:value-type="string" calcext:value-type="string">
            <text:p>alpha</text:p>
          </table:table-cell>
          <table:table-cell table:style-name="ce2" office:value-type="float" office:value="0.001" calcext:value-type="float">
            <text:p>1.00E-03</text:p>
          </table:table-cell>
          <table:table-cell/>
        </table:table-row>
        <table:table-row table:style-name="ro2">
          <table:table-cell office:value-type="string" calcext:value-type="string">
            <text:p>Num episodes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2">
          <table:table-cell office:value-type="string" calcext:value-type="string">
            <text:p>Num step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er size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2">
          <table:table-cell office:value-type="string" calcext:value-type="string">
            <text:p>batch 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string" calcext:value-type="string">
            <text:p>target update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2">
          <table:table-cell office:value-type="string" calcext:value-type="string">
            <text:p>num burn in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annel steps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epsi start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string" calcext:value-type="string">
            <text:p>epsi end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2">
          <table:table-cell office:value-type="string" calcext:value-type="string">
            <text:p>testing epsi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init barge c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init hoist l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limit decay</text:p>
          </table:table-cell>
          <table:table-cell office:value-type="float" office:value="0.993" calcext:value-type="float">
            <text:p>0.993</text:p>
          </table:table-cell>
          <table:table-cell/>
        </table:table-row>
        <table:table-row table:style-name="ro2">
          <table:table-cell office:value-type="string" calcext:value-type="string">
            <text:p>limit mi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dt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eps timeout</text:p>
          </table:table-cell>
          <table:table-cell office:value-type="string" calcext:value-type="string">
            <text:p>400s</text:p>
          </table:table-cell>
          <table:table-cell/>
        </table:table-row>
        <table:table-row table:style-name="ro2">
          <table:table-cell office:value-type="string" calcext:value-type="string">
            <text:p>goal timeout</text:p>
          </table:table-cell>
          <table:table-cell office:value-type="string" calcext:value-type="string">
            <text:p>50s</text:p>
          </table:table-cell>
          <table:table-cell/>
        </table:table-row>
        <table:table-row table:style-name="ro2">
          <table:table-cell office:value-type="string" calcext:value-type="string">
            <text:p>obs len</text:p>
          </table:table-cell>
          <table:table-cell office:value-type="string" calcext:value-type="string">
            <text:p>0.2s</text:p>
          </table:table-cell>
          <table:table-cell/>
        </table:table-row>
        <table:table-row table:style-name="ro2">
          <table:table-cell office:value-type="string" calcext:value-type="string">
            <text:p>pred len</text:p>
          </table:table-cell>
          <table:table-cell office:value-type="string" calcext:value-type="string">
            <text:p>2s</text:p>
          </table:table-cell>
          <table:table-cell/>
        </table:table-row>
        <table:table-row table:style-name="ro2">
          <table:table-cell office:value-type="string" calcext:value-type="string">
            <text:p>hs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2">
          <table:table-cell office:value-type="string" calcext:value-type="string">
            <text:p>tp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num act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6/30 to 6/30</text:p>
          </table:table-cell>
        </table:table-row>
        <table:table-row table:style-name="ro2">
          <table:table-cell office:value-type="string" calcext:value-type="string">
            <text:p>num goa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sd 1,2,3s, following 1,2,3, set-down</text:p>
          </table:table-cell>
        </table:table-row>
        <table:table-row table:style-name="ro2">
          <table:table-cell office:value-type="string" calcext:value-type="string">
            <text:p>optimizer</text:p>
          </table:table-cell>
          <table:table-cell office:value-type="string" calcext:value-type="string">
            <text:p>sgd</text:p>
          </table:table-cell>
          <table:table-cell/>
        </table:table-row>
        <table:table-row table:style-name="ro2">
          <table:table-cell office:value-type="string" calcext:value-type="string">
            <text:p>mlp</text:p>
          </table:table-cell>
          <table:table-cell office:value-type="string" calcext:value-type="string">
            <text:p>100, sigmoid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eward function:</text:p>
          </table:table-cell>
          <table:table-cell office:value-type="string" calcext:value-type="string">
            <text:p>imp_ve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uch bound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erminal check:</text:p>
          </table:table-cell>
          <table:table-cell office:value-type="string" calcext:value-type="string">
            <text:p>goal complete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al ov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ps complete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ps over</text:p>
          </table:table-cell>
          <table:table-cell/>
        </table:table-row>
      </table:table>
      <table:table table:name="exp13" table:style-name="ta1">
        <table:table-column table:style-name="co24" table:number-columns-repeated="2" table:default-cell-style-name="Default"/>
        <table:table-column table:style-name="co25" table:default-cell-style-name="Default"/>
        <table:table-column table:style-name="co3" table:number-columns-repeated="9" table:default-cell-style-name="Default"/>
        <table:table-column table:style-name="co26" table:default-cell-style-name="ce9"/>
        <table:table-column table:style-name="co3" table:number-columns-repeated="5" table:default-cell-style-name="Default"/>
        <table:table-row table:style-name="ro2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5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8488071227688" calcext:value-type="float">
            <text:p>0.02848807122768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73.202285086402" calcext:value-type="float">
            <text:p>373.2022850864</text:p>
          </table:table-cell>
        </table:table-row>
        <table:table-row table:style-name="ro2">
          <table:table-cell office:value-type="string" calcext:value-type="string">
            <text:p>alpha</text:p>
          </table:table-cell>
          <table:table-cell table:style-name="ce2" office:value-type="float" office:value="0.001" calcext:value-type="float">
            <text:p>1.00E-03</text:p>
          </table:table-cell>
          <table:table-cell table:number-columns-repeated="5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53120734112289" calcext:value-type="float">
            <text:p>0.015312073411228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71.925735605816" calcext:value-type="float">
            <text:p>671.9257356058</text:p>
          </table:table-cell>
        </table:table-row>
        <table:table-row table:style-name="ro2">
          <table:table-cell office:value-type="string" calcext:value-type="string">
            <text:p>Num episodes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21731984218921" calcext:value-type="float">
            <text:p>0.052173198421892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0.767203710614" calcext:value-type="float">
            <text:p>210.7672037106</text:p>
          </table:table-cell>
        </table:table-row>
        <table:table-row table:style-name="ro2">
          <table:table-cell office:value-type="string" calcext:value-type="string">
            <text:p>Num steps</text:p>
          </table:table-cell>
          <table:table-cell table:number-columns-repeated="6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78968545269865" calcext:value-type="float">
            <text:p>0.057896854526986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88.321322629844" calcext:value-type="float">
            <text:p>188.3213226298</text:p>
          </table:table-cell>
        </table:table-row>
        <table:table-row table:style-name="ro2">
          <table:table-cell office:value-type="string" calcext:value-type="string">
            <text:p>buffer siz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91055481436298" calcext:value-type="float">
            <text:p>0.019105548143629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44.328646851118" calcext:value-type="float">
            <text:p>544.3286468511</text:p>
          </table:table-cell>
        </table:table-row>
        <table:table-row table:style-name="ro2">
          <table:table-cell office:value-type="string" calcext:value-type="string">
            <text:p>batch size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43829494363568" calcext:value-type="float">
            <text:p>0.044382949436356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7.896833977856" calcext:value-type="float">
            <text:p>237.8968339779</text:p>
          </table:table-cell>
        </table:table-row>
        <table:table-row table:style-name="ro2">
          <table:table-cell office:value-type="string" calcext:value-type="string">
            <text:p>target updat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25453903024231" calcext:value-type="float">
            <text:p>0.032545390302423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25.724785157336" calcext:value-type="float">
            <text:p>325.7247851573</text:p>
          </table:table-cell>
        </table:table-row>
        <table:table-row table:style-name="ro2">
          <table:table-cell office:value-type="string" calcext:value-type="string">
            <text:p>num burn in</text:p>
          </table:table-cell>
          <table:table-cell office:value-type="float" office:value="1000" calcext:value-type="float">
            <text:p>1000</text:p>
          </table:table-cell>
          <table:table-cell table:number-columns-repeated="5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81514349532264" calcext:value-type="float">
            <text:p>0.038151434953226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4.308292328657" calcext:value-type="float">
            <text:p>284.3082923287</text:p>
          </table:table-cell>
        </table:table-row>
        <table:table-row table:style-name="ro2">
          <table:table-cell office:value-type="string" calcext:value-type="string">
            <text:p>annel steps</text:p>
          </table:table-cell>
          <table:table-cell office:value-type="float" office:value="500" calcext:value-type="float">
            <text:p>500</text:p>
          </table:table-cell>
          <table:table-cell table:number-columns-repeated="5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03428875184153" calcext:value-type="float">
            <text:p>0.030342887518415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55.119274670219" calcext:value-type="float">
            <text:p>355.1192746702</text:p>
          </table:table-cell>
        </table:table-row>
        <table:table-row table:style-name="ro2">
          <table:table-cell office:value-type="string" calcext:value-type="string">
            <text:p>epsi start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36974307853011" calcext:value-type="float">
            <text:p>0.063697430785301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88.350008186349" calcext:value-type="float">
            <text:p>188.3500081864</text:p>
          </table:table-cell>
        </table:table-row>
        <table:table-row table:style-name="ro2">
          <table:table-cell office:value-type="string" calcext:value-type="string">
            <text:p>epsi end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27769561170998" calcext:value-type="float">
            <text:p>0.012776956117099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12.368311084756" calcext:value-type="float">
            <text:p>812.3683110848</text:p>
          </table:table-cell>
        </table:table-row>
        <table:table-row table:style-name="ro2">
          <table:table-cell office:value-type="string" calcext:value-type="string">
            <text:p>testing epsi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63757690539335" calcext:value-type="float">
            <text:p>0.056375769053933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5.372415552145" calcext:value-type="float">
            <text:p>195.372415552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42717862178677" calcext:value-type="float">
            <text:p>0.054271786217867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05.285970704943" calcext:value-type="float">
            <text:p>205.2859707049</text:p>
          </table:table-cell>
        </table:table-row>
        <table:table-row table:style-name="ro2">
          <table:table-cell office:value-type="string" calcext:value-type="string">
            <text:p>init barge ct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0491477541838315" calcext:value-type="float">
            <text:p>0.0049147754183831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052.42519947296" calcext:value-type="float">
            <text:p>2052.425199473</text:p>
          </table:table-cell>
        </table:table-row>
        <table:table-row table:style-name="ro2">
          <table:table-cell office:value-type="string" calcext:value-type="string">
            <text:p>init hoist len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73599289172944" calcext:value-type="float">
            <text:p>0.047359928917294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3.441853206565" calcext:value-type="float">
            <text:p>233.4418532066</text:p>
          </table:table-cell>
        </table:table-row>
        <table:table-row table:style-name="ro2">
          <table:table-cell office:value-type="string" calcext:value-type="string">
            <text:p>limit decay</text:p>
          </table:table-cell>
          <table:table-cell office:value-type="float" office:value="0.998" calcext:value-type="float">
            <text:p>0.998</text:p>
          </table:table-cell>
          <table:table-cell table:number-columns-repeated="5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35402765011483" calcext:value-type="float">
            <text:p>0.043540276501148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4.553672617004" calcext:value-type="float">
            <text:p>244.553672617</text:p>
          </table:table-cell>
        </table:table-row>
        <table:table-row table:style-name="ro2">
          <table:table-cell office:value-type="string" calcext:value-type="string">
            <text:p>limit min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99960134800692" calcext:value-type="float">
            <text:p>0.069996013480069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0.384642626846" calcext:value-type="float">
            <text:p>160.3846426268</text:p>
          </table:table-cell>
        </table:table-row>
        <table:table-row table:style-name="ro2">
          <table:table-cell office:value-type="string" calcext:value-type="string">
            <text:p>dt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87702968452231" calcext:value-type="float">
            <text:p>0.058770296845223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2.724235726639" calcext:value-type="float">
            <text:p>192.7242357266</text:p>
          </table:table-cell>
        </table:table-row>
        <table:table-row table:style-name="ro2">
          <table:table-cell office:value-type="string" calcext:value-type="string">
            <text:p>eps timeout</text:p>
          </table:table-cell>
          <table:table-cell office:value-type="string" calcext:value-type="string">
            <text:p>200s</text:p>
          </table:table-cell>
          <table:table-cell table:number-columns-repeated="5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0849192386163" calcext:value-type="float">
            <text:p>0.10084919238616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4.279955833452" calcext:value-type="float">
            <text:p>114.2799558335</text:p>
          </table:table-cell>
        </table:table-row>
        <table:table-row table:style-name="ro2">
          <table:table-cell table:style-name="ce5" office:value-type="string" calcext:value-type="string">
            <text:p>goal timeout</text:p>
          </table:table-cell>
          <table:table-cell table:style-name="ce5" office:value-type="string" calcext:value-type="string">
            <text:p>30s </text:p>
          </table:table-cell>
          <table:table-cell table:style-name="ce3"/>
          <table:table-cell table:number-columns-repeated="4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bs len</text:p>
          </table:table-cell>
          <table:table-cell office:value-type="string" calcext:value-type="string">
            <text:p>0.2s</text:p>
          </table:table-cell>
          <table:table-cell table:number-columns-repeated="5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54050489107061" calcext:value-type="float">
            <text:p>0.055405048910706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0.589353709788" calcext:value-type="float">
            <text:p>190.5893537098</text:p>
          </table:table-cell>
        </table:table-row>
        <table:table-row table:style-name="ro2">
          <table:table-cell office:value-type="string" calcext:value-type="string">
            <text:p>pred len</text:p>
          </table:table-cell>
          <table:table-cell office:value-type="string" calcext:value-type="string">
            <text:p>2s</text:p>
          </table:table-cell>
          <table:table-cell table:number-columns-repeated="5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5492760049064" calcext:value-type="float">
            <text:p>0.04549276004906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2.631284546356" calcext:value-type="float">
            <text:p>242.6312845464</text:p>
          </table:table-cell>
        </table:table-row>
        <table:table-row table:style-name="ro2">
          <table:table-cell office:value-type="string" calcext:value-type="string">
            <text:p>hs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44310549446427" calcext:value-type="float">
            <text:p>0.14431054944642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7.3573048947427" calcext:value-type="float">
            <text:p>97.3573048947</text:p>
          </table:table-cell>
        </table:table-row>
        <table:table-row table:style-name="ro2">
          <table:table-cell office:value-type="string" calcext:value-type="string">
            <text:p>tp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um act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6/30 to 6/30</text:p>
          </table:table-cell>
          <table:table-cell table:number-columns-repeated="4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8267172019858" calcext:value-type="float">
            <text:p>0.0482671720198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8.604482818462" calcext:value-type="float">
            <text:p>238.6044828185</text:p>
          </table:table-cell>
        </table:table-row>
        <table:table-row table:style-name="ro2">
          <table:table-cell office:value-type="string" calcext:value-type="string">
            <text:p>num goa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sd 1,2,3s, following 1,2,3, set-down</text:p>
          </table:table-cell>
          <table:table-cell table:number-columns-repeated="4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89045325129722" calcext:value-type="float">
            <text:p>0.068904532512972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2.755989707188" calcext:value-type="float">
            <text:p>172.7559897072</text:p>
          </table:table-cell>
        </table:table-row>
        <table:table-row table:style-name="ro2">
          <table:table-cell table:style-name="ce5" office:value-type="string" calcext:value-type="string">
            <text:p>module replace/pre-train</text:p>
          </table:table-cell>
          <table:table-cell table:style-name="ce5" office:value-type="string" calcext:value-type="string">
            <text:p>yes </text:p>
          </table:table-cell>
          <table:table-cell table:style-name="ce5" office:value-type="string" calcext:value-type="string">
            <text:p>Set-down by 23.1.2.4</text:p>
          </table:table-cell>
          <table:table-cell table:number-columns-repeated="4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15724688916797" calcext:value-type="float">
            <text:p>0.041572468891679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7.478518310173" calcext:value-type="float">
            <text:p>257.4785183102</text:p>
          </table:table-cell>
        </table:table-row>
        <table:table-row table:style-name="ro2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5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88319858679575" calcext:value-type="float">
            <text:p>0.018831985867957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46.094500195438" calcext:value-type="float">
            <text:p>546.0945001954</text:p>
          </table:table-cell>
        </table:table-row>
        <table:table-row table:style-name="ro2">
          <table:table-cell office:value-type="string" calcext:value-type="string">
            <text:p>mlp</text:p>
          </table:table-cell>
          <table:table-cell office:value-type="string" calcext:value-type="string">
            <text:p>500, sigmoid</text:p>
          </table:table-cell>
          <table:table-cell table:number-columns-repeated="5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90120996554622" calcext:value-type="float">
            <text:p>0.039012099655462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76.928332201486" calcext:value-type="float">
            <text:p>276.928332201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55840596654367" calcext:value-type="float">
            <text:p>0.055584059665436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02.558954836236" calcext:value-type="float">
            <text:p>202.5589548362</text:p>
          </table:table-cell>
        </table:table-row>
        <table:table-row table:style-name="ro2">
          <table:table-cell office:value-type="string" calcext:value-type="string">
            <text:p>reward function changes:</text:p>
          </table:table-cell>
          <table:table-cell table:style-name="ce7" office:value-type="string" calcext:value-type="string">
            <text:p>see changes</text:p>
          </table:table-cell>
          <table:table-cell table:number-columns-repeated="5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38832726384508" calcext:value-type="float">
            <text:p>0.033883272638450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33.583229826611" calcext:value-type="float">
            <text:p>333.5832298266</text:p>
          </table:table-cell>
        </table:table-row>
        <table:table-row table:style-name="ro2">
          <table:table-cell table:style-name="ce5" office:value-type="string" calcext:value-type="string">
            <text:p>update status changes:</text:p>
          </table:table-cell>
          <table:table-cell table:style-name="ce5" office:value-type="string" calcext:value-type="string">
            <text:p>remove d_limit for goal over set-down </text:p>
          </table:table-cell>
          <table:table-cell table:number-columns-repeated="5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15081412812612" calcext:value-type="float">
            <text:p>0.021508141281261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82.383053938109" calcext:value-type="float">
            <text:p>482.3830539381</text:p>
          </table:table-cell>
        </table:table-row>
        <table:table-row table:style-name="ro2">
          <table:table-cell office:value-type="string" calcext:value-type="string">
            <text:p>no change set-down module</text:p>
          </table:table-cell>
          <table:table-cell table:number-columns-repeated="6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68984157290475" calcext:value-type="float">
            <text:p>0.076898415729047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9.351189598381" calcext:value-type="float">
            <text:p>149.351189598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0831414447291845" calcext:value-type="float">
            <text:p>0.0083141444729184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18.79410724706" calcext:value-type="float">
            <text:p>1218.7941072471</text:p>
          </table:table-cell>
        </table:table-row>
        <table:table-row table:style-name="ro2">
          <table:table-cell office:value-type="string" calcext:value-type="string">
            <text:p>In reward function:</text:p>
          </table:table-cell>
          <table:table-cell office:value-type="string" calcext:value-type="string">
            <text:p>imp_vel</text:p>
          </table:table-cell>
          <table:table-cell office:value-type="string" calcext:value-type="string">
            <text:p>-30, 10/vel</text:p>
          </table:table-cell>
          <table:table-cell office:value-type="string" calcext:value-type="string">
            <text:p>10/vel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79578637559641" calcext:value-type="float">
            <text:p>0.037957863755964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2.080894355637" calcext:value-type="float">
            <text:p>282.0808943556</text:p>
          </table:table-cell>
        </table:table-row>
        <table:table-row table:style-name="ro2">
          <table:table-cell/>
          <table:table-cell office:value-type="string" calcext:value-type="string">
            <text:p>Set-down timeout</text:p>
          </table:table-cell>
          <table:table-cell office:value-type="float" office:value="-100" calcext:value-type="float">
            <text:p>-100</text:p>
          </table:table-cell>
          <table:table-cell table:number-columns-repeated="4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97513341142475" calcext:value-type="float">
            <text:p>0.069751334114247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0.985781521343" calcext:value-type="float">
            <text:p>160.9857815213</text:p>
          </table:table-cell>
        </table:table-row>
        <table:table-row table:style-name="ro2">
          <table:table-cell/>
          <table:table-cell office:value-type="string" calcext:value-type="string">
            <text:p>touch bound</text:p>
          </table:table-cell>
          <table:table-cell office:value-type="float" office:value="-100" calcext:value-type="float">
            <text:p>-100</text:p>
          </table:table-cell>
          <table:table-cell table:number-columns-repeated="4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98792187820596" calcext:value-type="float">
            <text:p>0.019879218782059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23.331337381046" calcext:value-type="float">
            <text:p>523.331337381</text:p>
          </table:table-cell>
        </table:table-row>
        <table:table-row table:style-name="ro2">
          <table:table-cell/>
          <table:table-cell office:value-type="string" calcext:value-type="string">
            <text:p>stay middle</text:p>
          </table:table-cell>
          <table:table-cell office:value-type="string" calcext:value-type="string">
            <text:p>Min(10,0.2/(cur_d_sb-cur_d_limit)</text:p>
          </table:table-cell>
          <table:table-cell table:number-columns-repeated="4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22701723332286" calcext:value-type="float">
            <text:p>0.052270172333228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2.986532107784" calcext:value-type="float">
            <text:p>212.9865321078</text:p>
          </table:table-cell>
        </table:table-row>
        <table:table-row table:style-name="ro2">
          <table:table-cell/>
          <table:table-cell office:value-type="string" calcext:value-type="string">
            <text:p>fsd</text:p>
          </table:table-cell>
          <table:table-cell office:value-type="string" calcext:value-type="string">
            <text:p>Min(10,10/cur_d_sb)</text:p>
          </table:table-cell>
          <table:table-cell table:number-columns-repeated="4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06641707933475" calcext:value-type="float">
            <text:p>0.020664170793347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07.344020719115" calcext:value-type="float">
            <text:p>507.344020719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trinsic reward:</text:p>
          </table:table-cell>
          <table:table-cell/>
          <table:table-cell office:value-type="string" calcext:value-type="string">
            <text:p>imp_vel </text:p>
          </table:table-cell>
          <table:table-cell office:value-type="string" calcext:value-type="string">
            <text:p>min(1 / np.abs(self.cur_d_sb), 2)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78366086901905" calcext:value-type="float">
            <text:p>0.067836608690190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8.540078763919" calcext:value-type="float">
            <text:p>168.5400787639</text:p>
          </table:table-cell>
        </table:table-row>
        <table:table-row table:style-name="ro2">
          <table:table-cell office:value-type="string" calcext:value-type="string">
            <text:p>terminal check:</text:p>
          </table:table-cell>
          <table:table-cell office:value-type="string" calcext:value-type="string">
            <text:p>goal completed</text:p>
          </table:table-cell>
          <table:table-cell office:value-type="string" calcext:value-type="string">
            <text:p>time reached</text:p>
          </table:table-cell>
          <table:table-cell office:value-type="string" calcext:value-type="string">
            <text:p>cur_d_sb for set-down skills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10655142472016" calcext:value-type="float">
            <text:p>0.051065514247201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4.389448217482" calcext:value-type="float">
            <text:p>224.3894482175</text:p>
          </table:table-cell>
        </table:table-row>
        <table:table-row table:style-name="ro2">
          <table:table-cell/>
          <table:table-cell office:value-type="string" calcext:value-type="string">
            <text:p>goal over</text:p>
          </table:table-cell>
          <table:table-cell office:value-type="string" calcext:value-type="string">
            <text:p>touch bounds for other skills</text:p>
          </table:table-cell>
          <table:table-cell office:value-type="string" calcext:value-type="string">
            <text:p>timeout for set-down skills</text:p>
          </table:table-cell>
          <table: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44166419107983" calcext:value-type="float">
            <text:p>0.084416641910798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6.473277240623" calcext:value-type="float">
            <text:p>146.4732772406</text:p>
          </table:table-cell>
        </table:table-row>
        <table:table-row table:style-name="ro2">
          <table:table-cell/>
          <table:table-cell office:value-type="string" calcext:value-type="string">
            <text:p>eps completed</text:p>
          </table:table-cell>
          <table:table-cell office:value-type="string" calcext:value-type="string">
            <text:p>Set-down and not eps over</text:p>
          </table:table-cell>
          <table:table-cell table:number-columns-repeated="4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eps over</text:p>
          </table:table-cell>
          <table:table-cell office:value-type="string" calcext:value-type="string">
            <text:p>goal over or eps timeout reached</text:p>
          </table:table-cell>
          <table:table-cell table:number-columns-repeated="4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1692173107416" calcext:value-type="float">
            <text:p>0.03169217310741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31.049063741519" calcext:value-type="float">
            <text:p>331.049063741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95910732927307" calcext:value-type="float">
            <text:p>0.039591073292730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71.815762563409" calcext:value-type="float">
            <text:p>271.815762563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45682438641663" calcext:value-type="float">
            <text:p>0.14568243864166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6.9659686668176" calcext:value-type="float">
            <text:p>86.965968666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11678100411972" calcext:value-type="float">
            <text:p>0.011167810041197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14.739082476696" calcext:value-type="float">
            <text:p>914.739082476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65429389615191" calcext:value-type="float">
            <text:p>0.036542938961519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2.918330292934" calcext:value-type="float">
            <text:p>292.918330292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71216699739574" calcext:value-type="float">
            <text:p>0.027121669973957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88.594595627419" calcext:value-type="float">
            <text:p>388.594595627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96725357871508" calcext:value-type="float">
            <text:p>0.049672535787150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1.732632109242" calcext:value-type="float">
            <text:p>221.732632109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30276534192631" calcext:value-type="float">
            <text:p>0.083027653419263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8.645530291702" calcext:value-type="float">
            <text:p>138.645530291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00972755855167" calcext:value-type="float">
            <text:p>0.070097275585516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2.596835801877" calcext:value-type="float">
            <text:p>172.596835801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7159263222235" calcext:value-type="float">
            <text:p>0.23715926322223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3.5313358377156" calcext:value-type="float">
            <text:p>73.531335837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20309890775983" calcext:value-type="float">
            <text:p>0.072030989077598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3.065893285212" calcext:value-type="float">
            <text:p>173.065893285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82379118915777" calcext:value-type="float">
            <text:p>0.048237911891577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4.586535912469" calcext:value-type="float">
            <text:p>244.586535912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43158807099864" calcext:value-type="float">
            <text:p>0.024315880709986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38.985450420589" calcext:value-type="float">
            <text:p>438.985450420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05018164848903" calcext:value-type="float">
            <text:p>0.040501816484890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9.38973441856" calcext:value-type="float">
            <text:p>269.389734418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15777337987045" calcext:value-type="float">
            <text:p>0.051577733798704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3.897704190538" calcext:value-type="float">
            <text:p>213.897704190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01426421914961" calcext:value-type="float">
            <text:p>0.30142642191496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4.65085523566703" calcext:value-type="float">
            <text:p>-4.650855235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45478589733146" calcext:value-type="float">
            <text:p>0.14547858973314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9.1532535270324" calcext:value-type="float">
            <text:p>89.15325352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00677402908456" calcext:value-type="float">
            <text:p>0.060067740290845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89.02995160958" calcext:value-type="float">
            <text:p>189.029951609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47696498635652" calcext:value-type="float">
            <text:p>0.044769649863565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3.744400586473" calcext:value-type="float">
            <text:p>243.744400586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96207621021871" calcext:value-type="float">
            <text:p>0.029620762102187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51.867515292081" calcext:value-type="float">
            <text:p>351.867515292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50108183359688" calcext:value-type="float">
            <text:p>0.065010818335968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0.366601822762" calcext:value-type="float">
            <text:p>170.366601822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0544235792922" calcext:value-type="float">
            <text:p>0.07054423579292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3.327479258739" calcext:value-type="float">
            <text:p>163.327479258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02279664236671" calcext:value-type="float">
            <text:p>0.080227966423667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2.941026127939" calcext:value-type="float">
            <text:p>152.941026127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99617509675532" calcext:value-type="float">
            <text:p>0.069961750967553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0.801708459064" calcext:value-type="float">
            <text:p>170.801708459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08688750764785" calcext:value-type="float">
            <text:p>0.040868875076478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4.767666214431" calcext:value-type="float">
            <text:p>264.767666214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32892784856831" calcext:value-type="float">
            <text:p>0.043289278485683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5.785008959212" calcext:value-type="float">
            <text:p>245.785008959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67180637923403" calcext:value-type="float">
            <text:p>0.056718063792340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5.704197160302" calcext:value-type="float">
            <text:p>195.704197160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0362376540614" calcext:value-type="float">
            <text:p>0.13036237654061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6.4441389337476" calcext:value-type="float">
            <text:p>96.444138933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86796320095595" calcext:value-type="float">
            <text:p>0.038679632009559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4.856332109566" calcext:value-type="float">
            <text:p>294.856332109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39271462376678" calcext:value-type="float">
            <text:p>0.023927146237667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32.393594866179" calcext:value-type="float">
            <text:p>432.393594866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28030596567175" calcext:value-type="float">
            <text:p>0.062803059656717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0.981916204305" calcext:value-type="float">
            <text:p>190.981916204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39129452310072" calcext:value-type="float">
            <text:p>0.033912945231007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13.368699960802" calcext:value-type="float">
            <text:p>313.368699960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57051659319696" calcext:value-type="float">
            <text:p>0.075705165931969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0.009604964919" calcext:value-type="float">
            <text:p>150.009604964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7959489380508" calcext:value-type="float">
            <text:p>0.05795948938050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1.745793682951" calcext:value-type="float">
            <text:p>191.74579368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96375624942003" calcext:value-type="float">
            <text:p>0.049637562494200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2.061493367151" calcext:value-type="float">
            <text:p>222.061493367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41306444329603" calcext:value-type="float">
            <text:p>0.044130644432960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6.961058456792" calcext:value-type="float">
            <text:p>256.961058456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33961876485212" calcext:value-type="float">
            <text:p>0.083396187648521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2.167110755788" calcext:value-type="float">
            <text:p>142.167110755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27314692648657" calcext:value-type="float">
            <text:p>0.12731469264865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0.850579771316" calcext:value-type="float">
            <text:p>100.850579771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52159706869404" calcext:value-type="float">
            <text:p>0.045215970686940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9.959202535565" calcext:value-type="float">
            <text:p>249.959202535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15837312807321" calcext:value-type="float">
            <text:p>0.041583731280732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4.789533725156" calcext:value-type="float">
            <text:p>264.789533725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81432344228116" calcext:value-type="float">
            <text:p>0.038143234422811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77.906586169267" calcext:value-type="float">
            <text:p>277.906586169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22438598576458" calcext:value-type="float">
            <text:p>0.03224385985764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29.870811978399" calcext:value-type="float">
            <text:p>329.870811978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33739907760031" calcext:value-type="float">
            <text:p>0.33373990776003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3.2205161142136" calcext:value-type="float">
            <text:p>-13.220516114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73186134915638" calcext:value-type="float">
            <text:p>0.057318613491563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4.770391633869" calcext:value-type="float">
            <text:p>194.770391633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0455049490651" calcext:value-type="float">
            <text:p>0.10045504949065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5.195821689345" calcext:value-type="float">
            <text:p>115.195821689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78612379125176" calcext:value-type="float">
            <text:p>0.037861237912517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2.825942973816" calcext:value-type="float">
            <text:p>292.825942973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71588460286114" calcext:value-type="float">
            <text:p>0.17158846028611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1.0513948224856" calcext:value-type="float">
            <text:p>81.051394822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987931385778973" calcext:value-type="float">
            <text:p>0.098793138577897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1.075369557485" calcext:value-type="float">
            <text:p>121.075369557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0534047405334359" calcext:value-type="float">
            <text:p>0.0053404740533435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891.85566284465" calcext:value-type="float">
            <text:p>1891.855662844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79866202767376" calcext:value-type="float">
            <text:p>0.037986620276737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4.278731201845" calcext:value-type="float">
            <text:p>284.278731201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39902052736485" calcext:value-type="float">
            <text:p>0.013990205273648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31.495809448378" calcext:value-type="float">
            <text:p>731.495809448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76090561816433" calcext:value-type="float">
            <text:p>0.027609056181643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81.260952977186" calcext:value-type="float">
            <text:p>381.260952977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78307973225412" calcext:value-type="float">
            <text:p>0.067830797322541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3.25303289071" calcext:value-type="float">
            <text:p>163.253032890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82243157926987" calcext:value-type="float">
            <text:p>0.018224315792698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75.13815119136" calcext:value-type="float">
            <text:p>575.138151191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67807500621831" calcext:value-type="float">
            <text:p>0.046780750062183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5.788833891149" calcext:value-type="float">
            <text:p>235.788833891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75815414869629" calcext:value-type="float">
            <text:p>0.047581541486962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8.382875717508" calcext:value-type="float">
            <text:p>228.382875717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8250510844195" calcext:value-type="float">
            <text:p>0.26825051084419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0.0453961238644" calcext:value-type="float">
            <text:p>60.045396123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41153520174586" calcext:value-type="float">
            <text:p>0.034115352017458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11.209237539589" calcext:value-type="float">
            <text:p>311.209237539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42227926964598" calcext:value-type="float">
            <text:p>0.14222792696459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8.5683219883004" calcext:value-type="float">
            <text:p>88.568321988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76799942336769" calcext:value-type="float">
            <text:p>0.017679994233676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79.448395555685" calcext:value-type="float">
            <text:p>579.448395555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76655613079458" calcext:value-type="float">
            <text:p>0.06766556130794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2.557085141455" calcext:value-type="float">
            <text:p>162.557085141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88030689195251" calcext:value-type="float">
            <text:p>0.28803068919525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8.3610235530623" calcext:value-type="float">
            <text:p>68.361023553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6224337593316" calcext:value-type="float">
            <text:p>0.15622433759331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6.7033034027085" calcext:value-type="float">
            <text:p>86.703303402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22898139660966" calcext:value-type="float">
            <text:p>0.082289813966096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2.763496784304" calcext:value-type="float">
            <text:p>152.763496784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45989389029675" calcext:value-type="float">
            <text:p>0.44598938902967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8.44169582859623" calcext:value-type="float">
            <text:p>-8.441695828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44210747549922" calcext:value-type="float">
            <text:p>0.044421074754992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9.934085861967" calcext:value-type="float">
            <text:p>259.93408586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5536787446043" calcext:value-type="float">
            <text:p>0.22553678744604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3.6573712998744" calcext:value-type="float">
            <text:p>63.657371299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30632823111987" calcext:value-type="float">
            <text:p>0.073063282311198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1.91806090609" calcext:value-type="float">
            <text:p>161.918060906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94016872394865" calcext:value-type="float">
            <text:p>0.079401687239486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7.648801076033" calcext:value-type="float">
            <text:p>147.64880107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94063275101764" calcext:value-type="float">
            <text:p>0.059406327510176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86.050056360566" calcext:value-type="float">
            <text:p>186.050056360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4282563439374" calcext:value-type="float">
            <text:p>0.05428256343937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9.521674510397" calcext:value-type="float">
            <text:p>199.521674510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09190503253054" calcext:value-type="float">
            <text:p>0.040919050325305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3.141948084248" calcext:value-type="float">
            <text:p>263.141948084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90758957034864" calcext:value-type="float">
            <text:p>0.019075895703486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50.458582641491" calcext:value-type="float">
            <text:p>550.458582641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03447455964234" calcext:value-type="float">
            <text:p>0.020344745596423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15.079769209327" calcext:value-type="float">
            <text:p>515.079769209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55017787570056" calcext:value-type="float">
            <text:p>0.035501778757005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02.662403586844" calcext:value-type="float">
            <text:p>302.662403586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3428554941809" calcext:value-type="float">
            <text:p>0.10342855494180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9.342202922288" calcext:value-type="float">
            <text:p>119.342202922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293361797118" calcext:value-type="float">
            <text:p>0.1329336179711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1.6896491925738" calcext:value-type="float">
            <text:p>91.689649192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91288387527389" calcext:value-type="float">
            <text:p>0.089128838752738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5.5784499851" calcext:value-type="float">
            <text:p>135.578449985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64010782957003" calcext:value-type="float">
            <text:p>0.036401078295700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6.40597998489" calcext:value-type="float">
            <text:p>296.405979984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73337930479567" calcext:value-type="float">
            <text:p>0.027333793047956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84.126528707489" calcext:value-type="float">
            <text:p>384.126528707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13980142338255" calcext:value-type="float">
            <text:p>0.051398014233825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1.907451422305" calcext:value-type="float">
            <text:p>211.907451422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90649065762139" calcext:value-type="float">
            <text:p>0.039064906576213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3.959197166013" calcext:value-type="float">
            <text:p>283.95919716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49145579250858" calcext:value-type="float">
            <text:p>0.1491455792508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5.1184040151344" calcext:value-type="float">
            <text:p>85.118404015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38091547592711" calcext:value-type="float">
            <text:p>0.023809154759271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42.204253249397" calcext:value-type="float">
            <text:p>442.204253249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68310585082532" calcext:value-type="float">
            <text:p>0.056831058508253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2.836675876444" calcext:value-type="float">
            <text:p>192.836675876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04218617945562" calcext:value-type="float">
            <text:p>0.030421861794556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50.599317484336" calcext:value-type="float">
            <text:p>350.599317484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25327002606244" calcext:value-type="float">
            <text:p>0.12532700260624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1.607194581864" calcext:value-type="float">
            <text:p>101.607194581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07276980568805" calcext:value-type="float">
            <text:p>0.030727698056880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43.298652236812" calcext:value-type="float">
            <text:p>343.298652236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30448154280139" calcext:value-type="float">
            <text:p>0.053044815428013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3.975210269612" calcext:value-type="float">
            <text:p>213.975210269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59986266857071" calcext:value-type="float">
            <text:p>0.035998626685707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8.754847421903" calcext:value-type="float">
            <text:p>298.754847421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68156426550759" calcext:value-type="float">
            <text:p>0.066815642655075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3.969001808219" calcext:value-type="float">
            <text:p>173.969001808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66664440538389" calcext:value-type="float">
            <text:p>0.056666444053838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7.323151727691" calcext:value-type="float">
            <text:p>197.323151727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47159873710689" calcext:value-type="float">
            <text:p>0.024715987371068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16.646013754354" calcext:value-type="float">
            <text:p>416.646013754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93329990327296" calcext:value-type="float">
            <text:p>0.069332999032729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2.177942501353" calcext:value-type="float">
            <text:p>162.177942501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47710792106726" calcext:value-type="float">
            <text:p>0.084771079210672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9.135375802614" calcext:value-type="float">
            <text:p>139.135375802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2438659545001" calcext:value-type="float">
            <text:p>0.02243865954500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57.888448540301" calcext:value-type="float">
            <text:p>457.888448540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16985124766966" calcext:value-type="float">
            <text:p>0.011698512476696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76.121990827535" calcext:value-type="float">
            <text:p>876.121990827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12528059586537" calcext:value-type="float">
            <text:p>0.081252805958653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7.129661172403" calcext:value-type="float">
            <text:p>137.129661172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62963740529299" calcext:value-type="float">
            <text:p>0.086296374052929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1.89563042395" calcext:value-type="float">
            <text:p>141.89563042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0369449717884" calcext:value-type="float">
            <text:p>0.25036944971788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0.6516048826912" calcext:value-type="float">
            <text:p>60.651604882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34766401419695" calcext:value-type="float">
            <text:p>0.053476640141969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08.12521245258" calcext:value-type="float">
            <text:p>208.125212452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26623794347236" calcext:value-type="float">
            <text:p>0.042662379434723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3.324170650434" calcext:value-type="float">
            <text:p>263.324170650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48894675994938" calcext:value-type="float">
            <text:p>0.084889467599493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9.30552251738" calcext:value-type="float">
            <text:p>139.305522517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11935684483789" calcext:value-type="float">
            <text:p>0.081193568448378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4.549517369654" calcext:value-type="float">
            <text:p>144.549517369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16508503788202" calcext:value-type="float">
            <text:p>0.11650850378820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8.562034445048" calcext:value-type="float">
            <text:p>108.56203444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04385393607321" calcext:value-type="float">
            <text:p>0.040438539360732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4.462456897747" calcext:value-type="float">
            <text:p>264.462456897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68831041638629" calcext:value-type="float">
            <text:p>0.036883104163862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14.238536827317" calcext:value-type="float">
            <text:p>314.238536827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12329750754348" calcext:value-type="float">
            <text:p>0.031232975075434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36.332553896671" calcext:value-type="float">
            <text:p>336.332553896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68899273774126" calcext:value-type="float">
            <text:p>0.076889927377412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1.144760637309" calcext:value-type="float">
            <text:p>151.144760637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08811624977956" calcext:value-type="float">
            <text:p>0.070881162497795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6.969270439926" calcext:value-type="float">
            <text:p>166.969270439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42700478886238" calcext:value-type="float">
            <text:p>0.044270047888623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4.567666059194" calcext:value-type="float">
            <text:p>244.567666059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35930974743659" calcext:value-type="float">
            <text:p>0.083593097474365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5.109568865916" calcext:value-type="float">
            <text:p>135.109568865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35537112561835" calcext:value-type="float">
            <text:p>0.063553711256183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3.682547502076" calcext:value-type="float">
            <text:p>173.682547502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18982287901904" calcext:value-type="float">
            <text:p>0.071898228790190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1.98583496253" calcext:value-type="float">
            <text:p>161.985834962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20829150553404" calcext:value-type="float">
            <text:p>0.052082915055340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3.746083824413" calcext:value-type="float">
            <text:p>213.746083824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24940352727132" calcext:value-type="float">
            <text:p>0.042494035272713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0.926225693706" calcext:value-type="float">
            <text:p>250.926225693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14621385051539" calcext:value-type="float">
            <text:p>0.011462138505153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93.243456174854" calcext:value-type="float">
            <text:p>893.243456174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30504016252753" calcext:value-type="float">
            <text:p>0.043050401625275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0.548841591428" calcext:value-type="float">
            <text:p>250.548841591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57185670899918" calcext:value-type="float">
            <text:p>0.045718567089991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9.145644458817" calcext:value-type="float">
            <text:p>239.145644458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98774178339057" calcext:value-type="float">
            <text:p>0.049877417833905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6.20622723177" calcext:value-type="float">
            <text:p>226.206227231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78212946170742" calcext:value-type="float">
            <text:p>0.067821294617074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8.958003634172" calcext:value-type="float">
            <text:p>168.958003634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40407322129999" calcext:value-type="float">
            <text:p>0.024040732212999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34.961844860349" calcext:value-type="float">
            <text:p>434.961844860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12534844701007" calcext:value-type="float">
            <text:p>0.041253484470100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76.126709332614" calcext:value-type="float">
            <text:p>276.126709332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92555282336982" calcext:value-type="float">
            <text:p>0.049255528233698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7.394954251371" calcext:value-type="float">
            <text:p>217.394954251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1988358203865" calcext:value-type="float">
            <text:p>0.23198835820386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9.6014994856272" calcext:value-type="float">
            <text:p>69.601499485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7875226796371" calcext:value-type="float">
            <text:p>0.13787522679637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3.5165659258114" calcext:value-type="float">
            <text:p>93.516565925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88513529775914" calcext:value-type="float">
            <text:p>0.078851352977591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1.82001030055" calcext:value-type="float">
            <text:p>141.820010300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70947797002241" calcext:value-type="float">
            <text:p>0.037094779700224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8.426204021158" calcext:value-type="float">
            <text:p>288.426204021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23278701741459" calcext:value-type="float">
            <text:p>0.062327870174145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80.0598713335" calcext:value-type="float">
            <text:p>180.059871333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39309404135402" calcext:value-type="float">
            <text:p>0.013930940413540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40.69724163103" calcext:value-type="float">
            <text:p>740.69724163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9292688499063" calcext:value-type="float">
            <text:p>0.22929268849906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6.3406243190119" calcext:value-type="float">
            <text:p>86.34062431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95633444448706" calcext:value-type="float">
            <text:p>0.019563344444870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27.88827639311" calcext:value-type="float">
            <text:p>527.888276393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23313966274496" calcext:value-type="float">
            <text:p>0.12331396627449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2.6157853729818" calcext:value-type="float">
            <text:p>92.61578537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37117168197032" calcext:value-type="float">
            <text:p>0.043711716819703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9.833491466754" calcext:value-type="float">
            <text:p>259.833491466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5728695384345" calcext:value-type="float">
            <text:p>0.01572869538434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51.461819104864" calcext:value-type="float">
            <text:p>651.461819104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37700480707392" calcext:value-type="float">
            <text:p>0.023770048070739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39.255519939592" calcext:value-type="float">
            <text:p>439.255519939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84482801055097" calcext:value-type="float">
            <text:p>0.018448280105509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66.69471664088" calcext:value-type="float">
            <text:p>566.694716640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458436698494706" calcext:value-type="float">
            <text:p>0.45843669849470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0.8934327469722" calcext:value-type="float">
            <text:p>-10.89343274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84947516923029" calcext:value-type="float">
            <text:p>0.048494751692302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9.357233259758" calcext:value-type="float">
            <text:p>229.357233259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6473214528858" calcext:value-type="float">
            <text:p>0.1364732145288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4.4602800504402" calcext:value-type="float">
            <text:p>94.460280050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82835408124994" calcext:value-type="float">
            <text:p>0.088283540812499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0.388858979769" calcext:value-type="float">
            <text:p>140.388858979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33701790246599" calcext:value-type="float">
            <text:p>0.063370179024659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0.597093863564" calcext:value-type="float">
            <text:p>170.597093863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16593442954527" calcext:value-type="float">
            <text:p>0.041659344295452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5.355608013567" calcext:value-type="float">
            <text:p>265.355608013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26555494646299" calcext:value-type="float">
            <text:p>0.12655549464629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2.131823946875" calcext:value-type="float">
            <text:p>102.131823946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48815739996522" calcext:value-type="float">
            <text:p>0.054881573999652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9.916796425135" calcext:value-type="float">
            <text:p>199.916796425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96290404056432" calcext:value-type="float">
            <text:p>0.029629040405643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51.534407528862" calcext:value-type="float">
            <text:p>351.534407528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98196684488374" calcext:value-type="float">
            <text:p>0.29819668448837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8.4461382623433" calcext:value-type="float">
            <text:p>48.446138262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46409007460902" calcext:value-type="float">
            <text:p>0.054640900746090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02.86288086268" calcext:value-type="float">
            <text:p>202.862880862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55826926729608" calcext:value-type="float">
            <text:p>0.025582692672960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16.526825996231" calcext:value-type="float">
            <text:p>416.526825996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33569588905247" calcext:value-type="float">
            <text:p>0.033356958890524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24.485405289022" calcext:value-type="float">
            <text:p>324.48540528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84556511295975" calcext:value-type="float">
            <text:p>0.028455651129597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66.772044083123" calcext:value-type="float">
            <text:p>366.772044083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48970731388216" calcext:value-type="float">
            <text:p>0.34897073138821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1.5574802251088" calcext:value-type="float">
            <text:p>-11.557480225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49367227238107" calcext:value-type="float">
            <text:p>0.034936722723810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20.959280926542" calcext:value-type="float">
            <text:p>320.959280926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79790006438741" calcext:value-type="float">
            <text:p>0.087979000643874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3.434727492022" calcext:value-type="float">
            <text:p>133.43472749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74958039047279" calcext:value-type="float">
            <text:p>0.017495803904727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94.67437092851" calcext:value-type="float">
            <text:p>594.674370928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58487154912213" calcext:value-type="float">
            <text:p>0.045848715491221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7.621105492783" calcext:value-type="float">
            <text:p>247.621105492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2918314701351" calcext:value-type="float">
            <text:p>0.2291831470135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4.6827092056118" calcext:value-type="float">
            <text:p>64.682709205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82935156081332" calcext:value-type="float">
            <text:p>0.048293515608133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3.744028683479" calcext:value-type="float">
            <text:p>223.744028683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6107239324561" calcext:value-type="float">
            <text:p>0.05610723932456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3.37333052362" calcext:value-type="float">
            <text:p>193.373330523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30701126430655" calcext:value-type="float">
            <text:p>0.013070112643065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89.500713619964" calcext:value-type="float">
            <text:p>789.5007136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74937336114056" calcext:value-type="float">
            <text:p>0.047493733611405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8.825438942222" calcext:value-type="float">
            <text:p>228.825438942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49663545776247" calcext:value-type="float">
            <text:p>0.044966354577624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3.060291275123" calcext:value-type="float">
            <text:p>243.060291275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40376735467662" calcext:value-type="float">
            <text:p>0.044037673546766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4.777811392608" calcext:value-type="float">
            <text:p>244.777811392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16331778847079" calcext:value-type="float">
            <text:p>0.081633177884707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4.995801249928" calcext:value-type="float">
            <text:p>144.995801249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92854296548995" calcext:value-type="float">
            <text:p>0.049285429654899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1.409428177328" calcext:value-type="float">
            <text:p>221.409428177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954785317743667" calcext:value-type="float">
            <text:p>0.095478531774366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4.375009797962" calcext:value-type="float">
            <text:p>124.37500979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50430349954045" calcext:value-type="float">
            <text:p>0.045043034995404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9.296480389908" calcext:value-type="float">
            <text:p>249.296480389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99477526967706" calcext:value-type="float">
            <text:p>0.029947752696770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50.937387210986" calcext:value-type="float">
            <text:p>350.93738721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75823165704015" calcext:value-type="float">
            <text:p>0.077582316570401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3.010635611007" calcext:value-type="float">
            <text:p>153.01063561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38516920809984" calcext:value-type="float">
            <text:p>0.023851692080998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42.64739044729" calcext:value-type="float">
            <text:p>442.647390447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99642941825433" calcext:value-type="float">
            <text:p>0.09964294182543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7.557028254326" calcext:value-type="float">
            <text:p>137.557028254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8819033247897" calcext:value-type="float">
            <text:p>0.13881903324789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3.9955362481935" calcext:value-type="float">
            <text:p>93.995536248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00349393939259" calcext:value-type="float">
            <text:p>0.030034939393925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55.808013243286" calcext:value-type="float">
            <text:p>355.808013243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151359148727" calcext:value-type="float">
            <text:p>0.0815135914872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1.954540010997" calcext:value-type="float">
            <text:p>141.95454001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62855949071717" calcext:value-type="float">
            <text:p>0.086285594907171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3.281621497665" calcext:value-type="float">
            <text:p>143.281621497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62028335128695" calcext:value-type="float">
            <text:p>0.086202833512869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4.81540266278" calcext:value-type="float">
            <text:p>134.815402662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4052303131773" calcext:value-type="float">
            <text:p>0.03405230313177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11.909342357784" calcext:value-type="float">
            <text:p>311.909342357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92887509903539" calcext:value-type="float">
            <text:p>0.019288750990353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34.57440323691" calcext:value-type="float">
            <text:p>534.574403236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43018863592792" calcext:value-type="float">
            <text:p>0.044301886359279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8.041178046798" calcext:value-type="float">
            <text:p>248.041178046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96051402308972" calcext:value-type="float">
            <text:p>0.029605140230897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56.731574116754" calcext:value-type="float">
            <text:p>356.731574116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70153153380348" calcext:value-type="float">
            <text:p>0.047015315338034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2.430757314185" calcext:value-type="float">
            <text:p>232.430757314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77325529012673" calcext:value-type="float">
            <text:p>0.027732552901267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81.270077536691" calcext:value-type="float">
            <text:p>381.270077536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900122088138922" calcext:value-type="float">
            <text:p>0.090012208813892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2.904356006446" calcext:value-type="float">
            <text:p>132.904356006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91526672258991" calcext:value-type="float">
            <text:p>0.039152667225899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72.344435509584" calcext:value-type="float">
            <text:p>272.344435509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02991729871616" calcext:value-type="float">
            <text:p>0.040299172987161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70.602476383033" calcext:value-type="float">
            <text:p>270.60247638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14023119768181" calcext:value-type="float">
            <text:p>0.011402311976818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94.109160057001" calcext:value-type="float">
            <text:p>894.10916005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40167652418286" calcext:value-type="float">
            <text:p>0.24016765241828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7.6467863262921" calcext:value-type="float">
            <text:p>67.646786326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41207444554481" calcext:value-type="float">
            <text:p>0.034120744455448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26.4682698907" calcext:value-type="float">
            <text:p>326.468269890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907664163172361" calcext:value-type="float">
            <text:p>0.090766416317236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9.723801579419" calcext:value-type="float">
            <text:p>129.723801579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26535708893454" calcext:value-type="float">
            <text:p>0.12653570889345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4.527920239285" calcext:value-type="float">
            <text:p>104.527920239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60456554068345" calcext:value-type="float">
            <text:p>0.026045655406834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06.476360770516" calcext:value-type="float">
            <text:p>406.476360770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44566316270867" calcext:value-type="float">
            <text:p>0.054456631627086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5.837372146265" calcext:value-type="float">
            <text:p>215.837372146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25484005555649" calcext:value-type="float">
            <text:p>0.12548400555564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9.5076501519443" calcext:value-type="float">
            <text:p>99.507650151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983222631634639" calcext:value-type="float">
            <text:p>0.098322263163463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9.195405343039" calcext:value-type="float">
            <text:p>119.19540534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03286837982764" calcext:value-type="float">
            <text:p>0.040328683798276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5.905855323135" calcext:value-type="float">
            <text:p>265.905855323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14847354850912" calcext:value-type="float">
            <text:p>0.081484735485091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4.906111081999" calcext:value-type="float">
            <text:p>144.90611108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1343474782564" calcext:value-type="float">
            <text:p>0.1134347478256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3.783990378263" calcext:value-type="float">
            <text:p>113.783990378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11978172071205" calcext:value-type="float">
            <text:p>0.21197817207120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1.5038283509978" calcext:value-type="float">
            <text:p>71.50382835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22230870848162" calcext:value-type="float">
            <text:p>0.062223087084816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82.018857635303" calcext:value-type="float">
            <text:p>182.018857635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751446633495" calcext:value-type="float">
            <text:p>0.1075144663349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5.23868539159" calcext:value-type="float">
            <text:p>135.238685391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8701997900511" calcext:value-type="float">
            <text:p>0.04870199790051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0.077300889298" calcext:value-type="float">
            <text:p>230.077300889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59198830965557" calcext:value-type="float">
            <text:p>0.035919883096555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07.353142039744" calcext:value-type="float">
            <text:p>307.353142039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70029788734649" calcext:value-type="float">
            <text:p>0.047002978873464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1.207447704352" calcext:value-type="float">
            <text:p>231.207447704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0141035846781" calcext:value-type="float">
            <text:p>0.10014103584678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7.802582940419" calcext:value-type="float">
            <text:p>127.802582940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12785052763287" calcext:value-type="float">
            <text:p>0.11278505276328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3.902883878125" calcext:value-type="float">
            <text:p>123.902883878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74294081148026" calcext:value-type="float">
            <text:p>0.67429408114802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0.428373400817982" calcext:value-type="float">
            <text:p>0.428373400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08840832787205" calcext:value-type="float">
            <text:p>0.020884083278720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99.418038933512" calcext:value-type="float">
            <text:p>499.418038933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37115712603298" calcext:value-type="float">
            <text:p>0.043711571260329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8.312269016196" calcext:value-type="float">
            <text:p>248.312269016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47208287989709" calcext:value-type="float">
            <text:p>0.034720828798970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07.160468164893" calcext:value-type="float">
            <text:p>307.160468164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79527214218456" calcext:value-type="float">
            <text:p>0.037952721421845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79.333166213993" calcext:value-type="float">
            <text:p>279.33316621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21325525258032" calcext:value-type="float">
            <text:p>0.052132552525803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9.478873734679" calcext:value-type="float">
            <text:p>219.478873734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96616813994167" calcext:value-type="float">
            <text:p>0.079661681399416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6.10890286112" calcext:value-type="float">
            <text:p>146.108902861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53726770877416" calcext:value-type="float">
            <text:p>0.055372677087741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6.150729987884" calcext:value-type="float">
            <text:p>196.150729987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77062630331249" calcext:value-type="float">
            <text:p>0.047706263033124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8.590476388117" calcext:value-type="float">
            <text:p>228.590476388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08080208795969" calcext:value-type="float">
            <text:p>0.040808020879596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7.536855097015" calcext:value-type="float">
            <text:p>267.53685509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08176630511294" calcext:value-type="float">
            <text:p>0.30817663051129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0.683691011554" calcext:value-type="float">
            <text:p>-10.683691011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49976125948208" calcext:value-type="float">
            <text:p>0.14997612594820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3.7237814895924" calcext:value-type="float">
            <text:p>83.723781489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22138400808658" calcext:value-type="float">
            <text:p>0.03221384008086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42.255441375309" calcext:value-type="float">
            <text:p>342.255441375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73157916645295" calcext:value-type="float">
            <text:p>0.017315791664529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06.145157195456" calcext:value-type="float">
            <text:p>606.145157195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26651709327697" calcext:value-type="float">
            <text:p>0.082665170932769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1.020553103677" calcext:value-type="float">
            <text:p>151.020553103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930213675288094" calcext:value-type="float">
            <text:p>0.093021367528809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1.810228088289" calcext:value-type="float">
            <text:p>131.810228088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99931680390364" calcext:value-type="float">
            <text:p>0.059993168039036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0.855960924025" calcext:value-type="float">
            <text:p>210.85596092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1633171812418" calcext:value-type="float">
            <text:p>0.13163317181241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6.2132516561416" calcext:value-type="float">
            <text:p>96.213251656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83240539175389" calcext:value-type="float">
            <text:p>0.048324053917538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1.604099404098" calcext:value-type="float">
            <text:p>231.604099404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09679606785907" calcext:value-type="float">
            <text:p>0.060967960678590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8.682658654918" calcext:value-type="float">
            <text:p>198.682658654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7708812489644" calcext:value-type="float">
            <text:p>0.10770881248964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0.824333184854" calcext:value-type="float">
            <text:p>110.824333184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87453030162999" calcext:value-type="float">
            <text:p>0.068745303016299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1.468102333568" calcext:value-type="float">
            <text:p>171.468102333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6585706355039" calcext:value-type="float">
            <text:p>0.07658570635503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6.590604416307" calcext:value-type="float">
            <text:p>156.590604416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34016265875081" calcext:value-type="float">
            <text:p>0.053401626587508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09.068201723935" calcext:value-type="float">
            <text:p>209.068201723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68115753553555" calcext:value-type="float">
            <text:p>0.076811575355355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2.956481119876" calcext:value-type="float">
            <text:p>152.956481119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590965330595" calcext:value-type="float">
            <text:p>0.0759096533059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2.091668559894" calcext:value-type="float">
            <text:p>152.091668559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1725872742716" calcext:value-type="float">
            <text:p>0.15172587274271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9.4773012811212" calcext:value-type="float">
            <text:p>89.477301281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26546394295047" calcext:value-type="float">
            <text:p>0.042654639429504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9.336423757835" calcext:value-type="float">
            <text:p>259.336423757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1245251812003" calcext:value-type="float">
            <text:p>0.1124525181200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4.52125559719" calcext:value-type="float">
            <text:p>104.521255597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13295987372076" calcext:value-type="float">
            <text:p>0.081329598737207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5.243553455995" calcext:value-type="float">
            <text:p>145.24355345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28559737008494" calcext:value-type="float">
            <text:p>0.032855973700849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28.407424004645" calcext:value-type="float">
            <text:p>328.407424004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12879744288008" calcext:value-type="float">
            <text:p>0.021287974428800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89.639313777689" calcext:value-type="float">
            <text:p>489.639313777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09185924900779" calcext:value-type="float">
            <text:p>0.040918592490077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76.688197846011" calcext:value-type="float">
            <text:p>276.68819784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8298606903504" calcext:value-type="float">
            <text:p>0.01829860690350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64.753594411747" calcext:value-type="float">
            <text:p>564.753594411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49417907045957" calcext:value-type="float">
            <text:p>0.044941790704595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3.996122521488" calcext:value-type="float">
            <text:p>233.996122521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25313665504341" calcext:value-type="float">
            <text:p>0.12531366550434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6.766999317241" calcext:value-type="float">
            <text:p>96.766999317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02455712120498" calcext:value-type="float">
            <text:p>0.040245571212049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9.929384606879" calcext:value-type="float">
            <text:p>269.929384606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18193625300256" calcext:value-type="float">
            <text:p>0.051819362530025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5.694706825402" calcext:value-type="float">
            <text:p>225.694706825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07913256982206" calcext:value-type="float">
            <text:p>0.010791325698220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56.880316843084" calcext:value-type="float">
            <text:p>956.880316843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9803123415878" calcext:value-type="float">
            <text:p>0.25980312341587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5.6457815569794" calcext:value-type="float">
            <text:p>55.64578155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84763755561535" calcext:value-type="float">
            <text:p>0.078476375556153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0.096599715826" calcext:value-type="float">
            <text:p>140.096599715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05098108219648" calcext:value-type="float">
            <text:p>0.020509810821964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04.552909086423" calcext:value-type="float">
            <text:p>504.552909086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52151846939675" calcext:value-type="float">
            <text:p>0.045215184693967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0.634069818721" calcext:value-type="float">
            <text:p>240.634069818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78215290195161" calcext:value-type="float">
            <text:p>0.047821529019516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6.864552718238" calcext:value-type="float">
            <text:p>226.864552718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73570240108623" calcext:value-type="float">
            <text:p>0.057357024010862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1.842355762099" calcext:value-type="float">
            <text:p>191.842355762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53187599265148" calcext:value-type="float">
            <text:p>0.035318759926514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21.672269074879" calcext:value-type="float">
            <text:p>321.672269074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88188957471136" calcext:value-type="float">
            <text:p>0.048818895747113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5.443157729774" calcext:value-type="float">
            <text:p>235.443157729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93477813748124" calcext:value-type="float">
            <text:p>0.09347781374812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5.72818631307" calcext:value-type="float">
            <text:p>125.728186313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29535865791819" calcext:value-type="float">
            <text:p>0.022953586579181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53.854294984875" calcext:value-type="float">
            <text:p>453.854294984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4725504077203" calcext:value-type="float">
            <text:p>0.10472550407720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3.098018557621" calcext:value-type="float">
            <text:p>113.098018557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313804407663367" calcext:value-type="float">
            <text:p>0.31380440766336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2.3258082733961" calcext:value-type="float">
            <text:p>-12.325808273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152323052251" calcext:value-type="float">
            <text:p>0.0515232305225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2.183650682774" calcext:value-type="float">
            <text:p>222.183650682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82030933963207" calcext:value-type="float">
            <text:p>0.058203093396320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7.05242888312" calcext:value-type="float">
            <text:p>197.052428883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12416752851397" calcext:value-type="float">
            <text:p>0.061241675285139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9.962535437066" calcext:value-type="float">
            <text:p>179.962535437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38116427812696" calcext:value-type="float">
            <text:p>0.013811642781269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45.625986565311" calcext:value-type="float">
            <text:p>745.625986565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95110497076001" calcext:value-type="float">
            <text:p>0.069511049707600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8.765069749056" calcext:value-type="float">
            <text:p>168.765069749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2903260795456" calcext:value-type="float">
            <text:p>0.01290326079545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91.191244083053" calcext:value-type="float">
            <text:p>791.191244083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9713979246774" calcext:value-type="float">
            <text:p>0.13971397924677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9.9157501712681" calcext:value-type="float">
            <text:p>89.915750171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37680381397465" calcext:value-type="float">
            <text:p>0.23768038139746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8.472435960172" calcext:value-type="float">
            <text:p>68.472435960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43857481442522" calcext:value-type="float">
            <text:p>0.054385748144252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05.85971120015" calcext:value-type="float">
            <text:p>205.859711200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39889887316581" calcext:value-type="float">
            <text:p>0.083988988731658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6.847763601495" calcext:value-type="float">
            <text:p>136.847763601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48783133280883" calcext:value-type="float">
            <text:p>0.14878313328088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6.4674450369746" calcext:value-type="float">
            <text:p>86.46744503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14654217752905" calcext:value-type="float">
            <text:p>0.11465421775290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2.905444142095" calcext:value-type="float">
            <text:p>112.905444142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39857110292164" calcext:value-type="float">
            <text:p>0.073985711029216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4.18721067382" calcext:value-type="float">
            <text:p>154.187210673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5368703937726" calcext:value-type="float">
            <text:p>0.03536870393772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09.31539698681" calcext:value-type="float">
            <text:p>309.315396986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69643661327246" calcext:value-type="float">
            <text:p>0.066964366132724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0.953491357167" calcext:value-type="float">
            <text:p>170.953491357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97008032895352" calcext:value-type="float">
            <text:p>0.079700803289535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6.965435699504" calcext:value-type="float">
            <text:p>146.965435699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5911276873809" calcext:value-type="float">
            <text:p>0.02591127687380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05.638592657713" calcext:value-type="float">
            <text:p>405.638592657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03125182511166" calcext:value-type="float">
            <text:p>0.050312518251116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3.96066224419" calcext:value-type="float">
            <text:p>213.960662244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2284605055387" calcext:value-type="float">
            <text:p>0.10228460505538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1.92621921363" calcext:value-type="float">
            <text:p>121.926219213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13205264915973" calcext:value-type="float">
            <text:p>0.061320526491597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88.499080871395" calcext:value-type="float">
            <text:p>188.499080871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86812551933991" calcext:value-type="float">
            <text:p>0.048681255193399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1.929275676945" calcext:value-type="float">
            <text:p>221.929275676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38802215988554" calcext:value-type="float">
            <text:p>0.083880221598855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5.008077092426" calcext:value-type="float">
            <text:p>145.008077092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78065645917392" calcext:value-type="float">
            <text:p>0.087806564591739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7.670037521588" calcext:value-type="float">
            <text:p>127.670037521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69187886215061" calcext:value-type="float">
            <text:p>0.026918788621506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02.536552352888" calcext:value-type="float">
            <text:p>402.536552352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67502103126627" calcext:value-type="float">
            <text:p>0.046750210312662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4.806700984159" calcext:value-type="float">
            <text:p>244.806700984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0524278754667" calcext:value-type="float">
            <text:p>0.13052427875466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2.1212753554909" calcext:value-type="float">
            <text:p>92.121275355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2301411704877" calcext:value-type="float">
            <text:p>0.06230141170487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9.389187111133" calcext:value-type="float">
            <text:p>179.389187111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55584764733774" calcext:value-type="float">
            <text:p>0.065558476473377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0.208326113651" calcext:value-type="float">
            <text:p>170.208326113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5314763242847" calcext:value-type="float">
            <text:p>0.19531476324284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4.8263456310736" calcext:value-type="float">
            <text:p>74.826345631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60536585080151" calcext:value-type="float">
            <text:p>0.036053658508015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6.829728087983" calcext:value-type="float">
            <text:p>296.82972808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1043658408636" calcext:value-type="float">
            <text:p>0.05104365840863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8.642769847163" calcext:value-type="float">
            <text:p>218.642769847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50171486769568" calcext:value-type="float">
            <text:p>0.035017148676956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10.808945305329" calcext:value-type="float">
            <text:p>310.808945305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46907708396449" calcext:value-type="float">
            <text:p>0.074690770839644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1.502016410139" calcext:value-type="float">
            <text:p>151.502016410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99415376096679" calcext:value-type="float">
            <text:p>0.029941537609667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48.423730435463" calcext:value-type="float">
            <text:p>348.423730435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00494431382381" calcext:value-type="float">
            <text:p>0.070049443138238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4.469408947457" calcext:value-type="float">
            <text:p>154.469408947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930620386901859" calcext:value-type="float">
            <text:p>0.093062038690185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1.993009917231" calcext:value-type="float">
            <text:p>131.993009917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03141832884668" calcext:value-type="float">
            <text:p>0.030314183288466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48.034812936369" calcext:value-type="float">
            <text:p>348.034812936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76670753317355" calcext:value-type="float">
            <text:p>0.077667075331735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1.388122377157" calcext:value-type="float">
            <text:p>151.388122377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24652665108683" calcext:value-type="float">
            <text:p>0.052465266510868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5.704309467439" calcext:value-type="float">
            <text:p>215.704309467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64720952726" calcext:value-type="float">
            <text:p>0.196472095272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7.0102243666599" calcext:value-type="float">
            <text:p>77.010224366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24916776951057" calcext:value-type="float">
            <text:p>0.072491677695105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2.260460579303" calcext:value-type="float">
            <text:p>162.260460579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87503617237228" calcext:value-type="float">
            <text:p>0.058750361723722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8.598831093583" calcext:value-type="float">
            <text:p>198.598831093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67254780177196" calcext:value-type="float">
            <text:p>0.066725478017719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2.142465010455" calcext:value-type="float">
            <text:p>172.142465010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71017458754796" calcext:value-type="float">
            <text:p>0.027101745875479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93.181133394644" calcext:value-type="float">
            <text:p>393.181133394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23521629601902" calcext:value-type="float">
            <text:p>0.12352162960190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8.80967657966" calcext:value-type="float">
            <text:p>108.809676579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34169440554511" calcext:value-type="float">
            <text:p>0.053416944055451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04.054784517967" calcext:value-type="float">
            <text:p>204.05478451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30061750236588" calcext:value-type="float">
            <text:p>0.043006175023658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2.135133864666" calcext:value-type="float">
            <text:p>252.135133864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49891772033806" calcext:value-type="float">
            <text:p>0.064989177203380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9.840206947827" calcext:value-type="float">
            <text:p>179.840206947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58153151642671" calcext:value-type="float">
            <text:p>0.055815315164267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7.232170790166" calcext:value-type="float">
            <text:p>197.232170790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93748290428986" calcext:value-type="float">
            <text:p>0.049374829042898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1.396709390118" calcext:value-type="float">
            <text:p>221.396709390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41064271879454" calcext:value-type="float">
            <text:p>0.014106427187945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28.956680217229" calcext:value-type="float">
            <text:p>728.956680217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23685059199574" calcext:value-type="float">
            <text:p>0.032368505919957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30.398001543697" calcext:value-type="float">
            <text:p>330.398001543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78028471628933" calcext:value-type="float">
            <text:p>0.057802847162893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03.439598795086" calcext:value-type="float">
            <text:p>203.439598795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73869880400612" calcext:value-type="float">
            <text:p>0.027386988040061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83.633893201931" calcext:value-type="float">
            <text:p>383.633893201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99513220237491" calcext:value-type="float">
            <text:p>0.089951322023749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1.270716890623" calcext:value-type="float">
            <text:p>131.270716890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91143756156032" calcext:value-type="float">
            <text:p>0.079114375615603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0.207705145471" calcext:value-type="float">
            <text:p>150.207705145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37373057270185" calcext:value-type="float">
            <text:p>0.023737305727018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43.391707382754" calcext:value-type="float">
            <text:p>443.391707382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26825179026868" calcext:value-type="float">
            <text:p>0.12682517902686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3.578117835847" calcext:value-type="float">
            <text:p>103.578117835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3533129042529" calcext:value-type="float">
            <text:p>0.07353312904252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9.950622215784" calcext:value-type="float">
            <text:p>149.950622215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2841032795231" calcext:value-type="float">
            <text:p>0.10284103279523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8.630774102914" calcext:value-type="float">
            <text:p>118.630774102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41267954930236" calcext:value-type="float">
            <text:p>0.054126795493023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01.059697316024" calcext:value-type="float">
            <text:p>201.05969731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6601437821775" calcext:value-type="float">
            <text:p>0.05660143782177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4.309693244227" calcext:value-type="float">
            <text:p>194.309693244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6241620148465" calcext:value-type="float">
            <text:p>0.05624162014846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9.434174493752" calcext:value-type="float">
            <text:p>199.434174493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62116283572633" calcext:value-type="float">
            <text:p>0.016211628357263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37.63259843685" calcext:value-type="float">
            <text:p>637.632598436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67352935471077" calcext:value-type="float">
            <text:p>0.036735293547107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0.699031549878" calcext:value-type="float">
            <text:p>290.699031549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37099166841259" calcext:value-type="float">
            <text:p>0.033709916684125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25.391664781105" calcext:value-type="float">
            <text:p>325.391664781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96448778260061" calcext:value-type="float">
            <text:p>0.059644877826006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83.890571564587" calcext:value-type="float">
            <text:p>183.890571564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334745308603" calcext:value-type="float">
            <text:p>0.0333474530860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16.159981999097" calcext:value-type="float">
            <text:p>316.159981999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6164079065295" calcext:value-type="float">
            <text:p>0.1616407906529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5.9372300697625" calcext:value-type="float">
            <text:p>85.937230069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65519663624858" calcext:value-type="float">
            <text:p>0.05655196636248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4.640396872367" calcext:value-type="float">
            <text:p>194.640396872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93740278667853" calcext:value-type="float">
            <text:p>0.019374027866785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38.840072148362" calcext:value-type="float">
            <text:p>538.840072148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23245461443169" calcext:value-type="float">
            <text:p>0.12324546144316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6.746269747862" calcext:value-type="float">
            <text:p>106.746269747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96834746308134" calcext:value-type="float">
            <text:p>0.19683474630813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8.142392561338" calcext:value-type="float">
            <text:p>78.142392561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37994082484983" calcext:value-type="float">
            <text:p>0.073799408248498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4.336256147767" calcext:value-type="float">
            <text:p>154.336256147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85721365837733" calcext:value-type="float">
            <text:p>0.068572136583773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7.895911470305" calcext:value-type="float">
            <text:p>177.895911470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77439755794573" calcext:value-type="float">
            <text:p>0.067743975579457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0.337347333142" calcext:value-type="float">
            <text:p>170.337347333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37436160720506" calcext:value-type="float">
            <text:p>0.033743616072050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12.081925209428" calcext:value-type="float">
            <text:p>312.081925209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23847992171653" calcext:value-type="float">
            <text:p>0.12384799217165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0.32886048885" calcext:value-type="float">
            <text:p>100.328860488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37663147974532" calcext:value-type="float">
            <text:p>0.063766314797453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73.017730506102" calcext:value-type="float">
            <text:p>173.017730506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17839074613746" calcext:value-type="float">
            <text:p>0.021783907461374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78.429801318536" calcext:value-type="float">
            <text:p>478.429801318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31582696868527" calcext:value-type="float">
            <text:p>0.033158269686852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49.426420462628" calcext:value-type="float">
            <text:p>349.426420462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50472016235537" calcext:value-type="float">
            <text:p>0.045047201623553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8.098215461987" calcext:value-type="float">
            <text:p>248.09821546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57887857531891" calcext:value-type="float">
            <text:p>0.025788785753189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07.897193236831" calcext:value-type="float">
            <text:p>407.897193236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18711886510071" calcext:value-type="float">
            <text:p>0.051871188651007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6.40829533782" calcext:value-type="float">
            <text:p>216.408295337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59747188749493" calcext:value-type="float">
            <text:p>0.075974718874949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2.540735441421" calcext:value-type="float">
            <text:p>152.540735441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23774248205933" calcext:value-type="float">
            <text:p>0.072377424820593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9.191755656159" calcext:value-type="float">
            <text:p>169.191755656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42348673754189" calcext:value-type="float">
            <text:p>0.044234867375418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5.022743924876" calcext:value-type="float">
            <text:p>255.022743924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57797300677909" calcext:value-type="float">
            <text:p>0.035779730067790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9.15475361489" calcext:value-type="float">
            <text:p>299.154753614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66716387373656" calcext:value-type="float">
            <text:p>0.026671638737365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96.13296413846" calcext:value-type="float">
            <text:p>396.132964138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8947173629984" calcext:value-type="float">
            <text:p>0.01894717362998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56.064709936501" calcext:value-type="float">
            <text:p>556.064709936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2221854124345" calcext:value-type="float">
            <text:p>0.10222185412434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0.525250883419" calcext:value-type="float">
            <text:p>120.525250883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8540068026016" calcext:value-type="float">
            <text:p>0.15854006802601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9.6402910451431" calcext:value-type="float">
            <text:p>89.640291045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67665679747864" calcext:value-type="float">
            <text:p>0.076766567974786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5.607965041218" calcext:value-type="float">
            <text:p>155.607965041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8301224176689" calcext:value-type="float">
            <text:p>0.25830122417668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63.4596290678682" calcext:value-type="float">
            <text:p>63.459629067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51668644299741" calcext:value-type="float">
            <text:p>0.035166864429974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06.104415665433" calcext:value-type="float">
            <text:p>306.104415665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07807026469087" calcext:value-type="float">
            <text:p>0.030780702646908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42.808546640233" calcext:value-type="float">
            <text:p>342.808546640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0840060899629957" calcext:value-type="float">
            <text:p>0.0084006089962995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14.73417608135" calcext:value-type="float">
            <text:p>1214.734176081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86403418521631" calcext:value-type="float">
            <text:p>0.058640341852163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05.55022976027" calcext:value-type="float">
            <text:p>205.550229760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39495081542984" calcext:value-type="float">
            <text:p>0.13949508154298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1.9367093912959" calcext:value-type="float">
            <text:p>91.936709391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15495872053773" calcext:value-type="float">
            <text:p>0.051549587205377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1.451549394117" calcext:value-type="float">
            <text:p>211.451549394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51026653302719" calcext:value-type="float">
            <text:p>0.15102665330271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7.1271651755636" calcext:value-type="float">
            <text:p>87.127165175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09947325470306" calcext:value-type="float">
            <text:p>0.040994732547030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8.5206182692" calcext:value-type="float">
            <text:p>258.520618269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40757468193898" calcext:value-type="float">
            <text:p>0.084075746819389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0.303491878483" calcext:value-type="float">
            <text:p>140.303491878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37471333311579" calcext:value-type="float">
            <text:p>0.063747133331157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81.844098208034" calcext:value-type="float">
            <text:p>181.84409820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62727284355026" calcext:value-type="float">
            <text:p>0.6272728435502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-10.4930471135193" calcext:value-type="float">
            <text:p>-10.493047113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8948902920306" calcext:value-type="float">
            <text:p>0.1894890292030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9.4481967107749" calcext:value-type="float">
            <text:p>79.448196710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20413066994551" calcext:value-type="float">
            <text:p>0.012041306699455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51.7336021593" calcext:value-type="float">
            <text:p>851.733602159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99227318102591" calcext:value-type="float">
            <text:p>0.089922731810259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3.580638338425" calcext:value-type="float">
            <text:p>133.580638338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30025077941987" calcext:value-type="float">
            <text:p>0.023002507794198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69.776982380242" calcext:value-type="float">
            <text:p>469.776982380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20007855073257" calcext:value-type="float">
            <text:p>0.042000785507325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0.094752232068" calcext:value-type="float">
            <text:p>260.094752232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04286759643369" calcext:value-type="float">
            <text:p>0.060428675964336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2.580214537542" calcext:value-type="float">
            <text:p>192.580214537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73339797182193" calcext:value-type="float">
            <text:p>0.057333979718219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1.091244868279" calcext:value-type="float">
            <text:p>191.091244868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29288313309728" calcext:value-type="float">
            <text:p>0.042928831330972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7.83050901038" calcext:value-type="float">
            <text:p>257.830509010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92321525913875" calcext:value-type="float">
            <text:p>0.049232152591387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1.354908859845" calcext:value-type="float">
            <text:p>221.354908859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81786789099326" calcext:value-type="float">
            <text:p>0.058178678909932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89.832120532052" calcext:value-type="float">
            <text:p>189.832120532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82343106818506" calcext:value-type="float">
            <text:p>0.058234310681850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1.206954024615" calcext:value-type="float">
            <text:p>191.206954024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38868481139598" calcext:value-type="float">
            <text:p>0.013886848113959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40.596982371715" calcext:value-type="float">
            <text:p>740.596982371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41085167830302" calcext:value-type="float">
            <text:p>0.044108516783030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54.073085953314" calcext:value-type="float">
            <text:p>254.073085953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25356092035833" calcext:value-type="float">
            <text:p>0.012535609203583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816.406542894364" calcext:value-type="float">
            <text:p>816.406542894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02132753927176" calcext:value-type="float">
            <text:p>0.020213275392717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12.624861018102" calcext:value-type="float">
            <text:p>512.624861018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01664544058735" calcext:value-type="float">
            <text:p>0.20166454405873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70.077918097669" calcext:value-type="float">
            <text:p>70.077918097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00657949558803" calcext:value-type="float">
            <text:p>0.070065794955880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1.634620341567" calcext:value-type="float">
            <text:p>161.634620341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02843266993702" calcext:value-type="float">
            <text:p>0.050284326699370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8.973438354224" calcext:value-type="float">
            <text:p>218.973438354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5986052336825" calcext:value-type="float">
            <text:p>0.03598605233682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8.323193317712" calcext:value-type="float">
            <text:p>298.323193317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55972265044813" calcext:value-type="float">
            <text:p>0.025597226504481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13.287836290681" calcext:value-type="float">
            <text:p>413.287836290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94110010020954" calcext:value-type="float">
            <text:p>0.049411001002095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9.931001766045" calcext:value-type="float">
            <text:p>219.93100176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46591838224464" calcext:value-type="float">
            <text:p>0.084659183822446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0.90182513063" calcext:value-type="float">
            <text:p>140.901825130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97435481688613" calcext:value-type="float">
            <text:p>0.069743548168861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5.342572410557" calcext:value-type="float">
            <text:p>165.342572410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43878252409269" calcext:value-type="float">
            <text:p>0.034387825240926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14.413072547538" calcext:value-type="float">
            <text:p>314.413072547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96404062423539" calcext:value-type="float">
            <text:p>0.039640406242353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82.608334317725" calcext:value-type="float">
            <text:p>282.608334317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85930511642185" calcext:value-type="float">
            <text:p>0.028593051164218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66.345764449835" calcext:value-type="float">
            <text:p>366.345764449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0792344401025" calcext:value-type="float">
            <text:p>0.03079234440102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43.17701149226" calcext:value-type="float">
            <text:p>343.177011492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14109329257295" calcext:value-type="float">
            <text:p>0.081410932925729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2.427925675132" calcext:value-type="float">
            <text:p>142.427925675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58972447690098" calcext:value-type="float">
            <text:p>0.075897244769009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7.936337447225" calcext:value-type="float">
            <text:p>147.936337447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42592687546173" calcext:value-type="float">
            <text:p>0.034259268754617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06.728214342496" calcext:value-type="float">
            <text:p>306.728214342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09747505553593" calcext:value-type="float">
            <text:p>0.050974750555359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8.238608979124" calcext:value-type="float">
            <text:p>218.238608979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63248310780007" calcext:value-type="float">
            <text:p>0.076324831078000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7.264789623049" calcext:value-type="float">
            <text:p>147.26478962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42051971598689" calcext:value-type="float">
            <text:p>0.034205197159868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19.591002149035" calcext:value-type="float">
            <text:p>319.59100214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0874263988302" calcext:value-type="float">
            <text:p>0.04087426398830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4.22600511852" calcext:value-type="float">
            <text:p>264.226005118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99495361352986" calcext:value-type="float">
            <text:p>0.049949536135298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1.180672618353" calcext:value-type="float">
            <text:p>221.180672618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60009102410641" calcext:value-type="float">
            <text:p>0.046000910241064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45.793815517059" calcext:value-type="float">
            <text:p>245.793815517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160161421366" calcext:value-type="float">
            <text:p>0.1016016142136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2.529604489688" calcext:value-type="float">
            <text:p>122.529604489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23812752889763" calcext:value-type="float">
            <text:p>0.042381275288976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7.46841836767" calcext:value-type="float">
            <text:p>267.468418367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667144365081818" calcext:value-type="float">
            <text:p>0.066714436508181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80.145275492673" calcext:value-type="float">
            <text:p>180.145275492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81269546568064" calcext:value-type="float">
            <text:p>0.028126954656806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80.917411525295" calcext:value-type="float">
            <text:p>380.917411525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13522194885536" calcext:value-type="float">
            <text:p>0.11352219488553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06.972696413592" calcext:value-type="float">
            <text:p>106.972696413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06038323246671" calcext:value-type="float">
            <text:p>0.030603832324667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40.979466258512" calcext:value-type="float">
            <text:p>340.979466258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85134543484822" calcext:value-type="float">
            <text:p>0.088513454348482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6.933557517661" calcext:value-type="float">
            <text:p>136.933557517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67152200325716" calcext:value-type="float">
            <text:p>0.086715220032571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1.795983719243" calcext:value-type="float">
            <text:p>131.795983719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20370002785397" calcext:value-type="float">
            <text:p>0.032037000278539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30.286419197525" calcext:value-type="float">
            <text:p>330.286419197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55612950655759" calcext:value-type="float">
            <text:p>0.035561295065575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19.712353068375" calcext:value-type="float">
            <text:p>319.712353068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15891199522955" calcext:value-type="float">
            <text:p>0.031589119952295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42.386085071293" calcext:value-type="float">
            <text:p>342.386085071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907800181740992" calcext:value-type="float">
            <text:p>0.090780018174099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7.420022327866" calcext:value-type="float">
            <text:p>127.420022327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956572575041515" calcext:value-type="float">
            <text:p>0.095657257504151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26.50308796017" calcext:value-type="float">
            <text:p>126.503087960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0499931814374" calcext:value-type="float">
            <text:p>0.07049993181437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62.266985827695" calcext:value-type="float">
            <text:p>162.266985827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740721118391363" calcext:value-type="float">
            <text:p>0.074072111839136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55.430181108154" calcext:value-type="float">
            <text:p>155.430181108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49010735139332" calcext:value-type="float">
            <text:p>0.034901073513933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04.05439606956" calcext:value-type="float">
            <text:p>304.054396069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08290698738656" calcext:value-type="float">
            <text:p>0.0308290698738656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48.973351926055" calcext:value-type="float">
            <text:p>348.973351926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95985804643151" calcext:value-type="float">
            <text:p>0.059598580464315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93.665633584709" calcext:value-type="float">
            <text:p>193.665633584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43227835423554" calcext:value-type="float">
            <text:p>0.054322783542355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2.42679275482" calcext:value-type="float">
            <text:p>212.426792754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971525490397563" calcext:value-type="float">
            <text:p>0.0971525490397563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4.848524765541" calcext:value-type="float">
            <text:p>134.848524765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57832692794702" calcext:value-type="float">
            <text:p>0.035783269279470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97.215139956965" calcext:value-type="float">
            <text:p>297.21513995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30306188348139" calcext:value-type="float">
            <text:p>0.023030618834813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53.003051971946" calcext:value-type="float">
            <text:p>453.003051971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10417246789157" calcext:value-type="float">
            <text:p>0.1041724678915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11.973842215931" calcext:value-type="float">
            <text:p>111.973842215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06830289191517" calcext:value-type="float">
            <text:p>0.010683028919151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53.947955740532" calcext:value-type="float">
            <text:p>953.947955740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0688094604231804" calcext:value-type="float">
            <text:p>0.0068809460423180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476.37580250424" calcext:value-type="float">
            <text:p>1476.375802504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318938687028858" calcext:value-type="float">
            <text:p>0.0318938687028858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339.142710778139" calcext:value-type="float">
            <text:p>339.142710778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111590725344835" calcext:value-type="float">
            <text:p>0.011159072534483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913.315111861325" calcext:value-type="float">
            <text:p>913.315111861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21109331153335" calcext:value-type="float">
            <text:p>0.042110933115333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60.855367514945" calcext:value-type="float">
            <text:p>260.855367514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65483765937824" calcext:value-type="float">
            <text:p>0.046548376593782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37.736584503617" calcext:value-type="float">
            <text:p>237.736584503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878436841600827" calcext:value-type="float">
            <text:p>0.0878436841600827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133.768787028954" calcext:value-type="float">
            <text:p>133.76878702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58461810370809" calcext:value-type="float">
            <text:p>0.258461810370809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8.6116741974411" calcext:value-type="float">
            <text:p>58.611674197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0483977060287355" calcext:value-type="float">
            <text:p>0.0048397706028735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090.41110149241" calcext:value-type="float">
            <text:p>2090.411101492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78580808724871" calcext:value-type="float">
            <text:p>0.0478580808724871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6.595511408821" calcext:value-type="float">
            <text:p>226.595511408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476756859912664" calcext:value-type="float">
            <text:p>0.0476756859912664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29.135020490895" calcext:value-type="float">
            <text:p>229.135020490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269875765002165" calcext:value-type="float">
            <text:p>0.26987576500216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57.5691071060499" calcext:value-type="float">
            <text:p>57.56910710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2104655624795" calcext:value-type="float">
            <text:p>0.022104655624795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77.494065262174" calcext:value-type="float">
            <text:p>477.494065262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509164675791052" calcext:value-type="float">
            <text:p>0.050916467579105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215.463843715407" calcext:value-type="float">
            <text:p>215.463843715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Evl</text:p>
          </table:table-cell>
          <table:table-cell office:value-type="string" calcext:value-type="string">
            <text:p>episode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string" calcext:value-type="string">
            <text:p>imp_vel</text:p>
          </table:table-cell>
          <table:table-cell office:value-type="float" office:value="0.0265296921486602" calcext:value-type="float">
            <text:p>0.0265296921486602,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ward</text:p>
          </table:table-cell>
          <table:table-cell/>
          <table:table-cell office:value-type="float" office:value="400.569098085751" calcext:value-type="float">
            <text:p>400.569098085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mean</text:p>
          </table:table-cell>
          <table:table-cell office:value-type="string" calcext:value-type="string">
            <text:p>vel</text:p>
          </table:table-cell>
          <table:table-cell/>
          <table:table-cell office:value-type="float" office:value="0.0724458804257587" calcext:value-type="float">
            <text:p>0.0724458804</text:p>
          </table:table-cell>
          <table:table-cell/>
          <table:table-cell office:value-type="string" calcext:value-type="string">
            <text:p>std</text:p>
          </table:table-cell>
          <table:table-cell/>
          <table:table-cell office:value-type="float" office:value="0.0717485501121672" calcext:value-type="float">
            <text:p>0.0717485501</text:p>
          </table:table-cell>
          <table:table-cell table:number-columns-repeated="3"/>
        </table:table-row>
        <table:table-row table:style-name="ro2" table:number-rows-repeated="1048074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min-integer-digits="1"/>
      <number:text>,</number:text>
    </number:number-style>
    <number:number-style style:name="N123">
      <number:number number:min-integer-digits="1"/>
      <number:text>,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00/00/0000</text:date>, <text:time style:data-style-name="N2" text:time-value="09:59:51.0028473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22:27:00.992912825</meta:creation-date>
    <dc:date>2018-07-11T11:25:56.916626773</dc:date>
    <meta:editing-duration>P5DT3H2M18S</meta:editing-duration>
    <meta:editing-cycles>76</meta:editing-cycles>
    <meta:generator>LibreOffice/5.1.6.2$Linux_X86_64 LibreOffice_project/10m0$Build-2</meta:generator>
    <meta:document-statistic meta:table-count="13" meta:cell-count="13845" meta:object-count="0"/>
  </office:meta>
</office:document-meta>
</file>